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49in" svg:x="2.2764in" svg:y="0.2197in">
            <draw:object draw:notify-on-update-of-ranges="Sheet1.A2:Sheet1.A58 Sheet1.B2:Sheet1.B5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53in" svg:x="2.2114in" svg:y="4.1307in">
            <draw:object draw:notify-on-update-of-ranges="Sheet1.K2:Sheet1.K42 Sheet1.L2:Sheet1.L4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49in" svg:x="13.9189in" svg:y="0.178in">
            <draw:object draw:notify-on-update-of-ranges="Sheet1.N2:Sheet1.N35 Sheet1.O2:Sheet1.O3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in" svg:height="3.5449in" svg:x="13.9295in" svg:y="3.9949in">
            <draw:object draw:notify-on-update-of-ranges="Sheet1.X2:Sheet1.X39 Sheet1.Y2:Sheet1.Y3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in" svg:height="3.5449in" svg:x="25.4197in" svg:y="0.1988in">
            <draw:object draw:notify-on-update-of-ranges="Sheet1.AA2:Sheet1.AA55 Sheet1.AB2:Sheet1.AB5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in" svg:height="3.5453in" svg:x="25.5713in" svg:y="4.0992in">
            <draw:object draw:notify-on-update-of-ranges="Sheet1.AK2:Sheet1.AK26 Sheet1.AL2:Sheet1.AL2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36.9024in" svg:y="0.228in">
            <draw:object draw:notify-on-update-of-ranges="Sheet1.AN2:Sheet1.AN60 Sheet1.AO2:Sheet1.AO60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298in" svg:height="3.5449in" svg:x="36.9646in" svg:y="4.2039in">
            <draw:object draw:notify-on-update-of-ranges="Sheet1.AX2:Sheet1.AX104 Sheet1.AY2:Sheet1.AY104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6.298in" svg:height="3.5453in" svg:x="48.5201in" svg:y="0.2508in">
            <draw:object draw:notify-on-update-of-ranges="Sheet1.BA2:Sheet1.BA84 Sheet1.BB2:Sheet1.BB84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6.298in" svg:height="3.5453in" svg:x="55.1972in" svg:y="2.1437in">
            <draw:object draw:notify-on-update-of-ranges="Sheet1.BK2:Sheet1.BK10 Sheet1.BL2:Sheet1.BL10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6.298in" svg:height="3.5449in" svg:x="55.2732in" svg:y="5.9606in">
            <draw:object draw:notify-on-update-of-ranges="Sheet1.BK2:Sheet1.BK10 Sheet1.BM2:Sheet1.BM10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6.3063in" svg:height="3.5437in" svg:x="61.9461in" svg:y="0.1421in">
            <draw:object draw:notify-on-update-of-ranges="Sheet1.BK2:Sheet1.BK10 Sheet1.BO2:Sheet1.BO10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draw:text-style-name="P1" svg:width="6.3063in" svg:height="3.5437in" svg:x="62.0299in" svg:y="4.0654in">
            <draw:object draw:notify-on-update-of-ranges="Sheet1.BK2:Sheet1.BK10 Sheet1.BN2:Sheet1.BN10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number-columns-repeated="67" table:default-cell-style-name="Default"/>
        <table:table-row table:style-name="ro1">
          <table:table-cell office:value-type="string" calcext:value-type="string">
            <text:p>K=1</text:p>
          </table:table-cell>
          <table:table-cell table:number-columns-repeated="9"/>
          <table:table-cell office:value-type="string" calcext:value-type="string">
            <text:p>Κ=2</text:p>
          </table:table-cell>
          <table:table-cell table:number-columns-repeated="2"/>
          <table:table-cell office:value-type="string" calcext:value-type="string">
            <text:p>K=3</text:p>
          </table:table-cell>
          <table:table-cell table:number-columns-repeated="9"/>
          <table:table-cell office:value-type="string" calcext:value-type="string">
            <text:p>Κ=4</text:p>
          </table:table-cell>
          <table:table-cell table:number-columns-repeated="2"/>
          <table:table-cell office:value-type="string" calcext:value-type="string">
            <text:p>K=5</text:p>
          </table:table-cell>
          <table:table-cell table:number-columns-repeated="9"/>
          <table:table-cell office:value-type="string" calcext:value-type="string">
            <text:p>Κ=6</text:p>
          </table:table-cell>
          <table:table-cell table:number-columns-repeated="2"/>
          <table:table-cell office:value-type="string" calcext:value-type="string">
            <text:p>K=7</text:p>
          </table:table-cell>
          <table:table-cell table:number-columns-repeated="9"/>
          <table:table-cell office:value-type="string" calcext:value-type="string">
            <text:p>Κ=8</text:p>
          </table:table-cell>
          <table:table-cell table:number-columns-repeated="2"/>
          <table:table-cell office:value-type="string" calcext:value-type="string">
            <text:p>K=9</text:p>
          </table:table-cell>
          <table:table-cell table:number-columns-repeated="9"/>
          <table:table-cell office:value-type="string" calcext:value-type="string">
            <text:p>Κ</text:p>
          </table:table-cell>
          <table:table-cell office:value-type="string" calcext:value-type="string">
            <text:p>γα</text:p>
          </table:table-cell>
          <table:table-cell office:value-type="string" calcext:value-type="string">
            <text:p>γβ</text:p>
          </table:table-cell>
          <table:table-cell office:value-type="string" calcext:value-type="string">
            <text:p>γα/γβ</text:p>
          </table:table-cell>
          <table:table-cell office:value-type="string" calcext:value-type="string">
            <text:p>AVG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1.600029" calcext:value-type="float">
            <text:p>1.600029</text:p>
          </table:table-cell>
          <table:table-cell office:value-type="float" office:value="0.420613" calcext:value-type="float">
            <text:p>0.420613</text:p>
          </table:table-cell>
          <table:table-cell office:value-type="float" office:value="3.804041" calcext:value-type="float">
            <text:p>3.804041</text:p>
          </table:table-cell>
          <table:table-cell office:value-type="float" office:value="0.972288" calcext:value-type="float">
            <text:p>0.9722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46108" calcext:value-type="float">
            <text:p>0.946108</text:p>
          </table:table-cell>
          <table:table-cell table:number-columns-repeated="8"/>
          <table:table-cell office:value-type="float" office:value="1000" calcext:value-type="float">
            <text:p>1000</text:p>
          </table:table-cell>
          <table:table-cell office:value-type="float" office:value="0.896208" calcext:value-type="float">
            <text:p>0.89620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796813" calcext:value-type="float">
            <text:p>0.796813</text:p>
          </table:table-cell>
          <table:table-cell table:number-columns-repeated="8"/>
          <table:table-cell office:value-type="float" office:value="1000" calcext:value-type="float">
            <text:p>1000</text:p>
          </table:table-cell>
          <table:table-cell office:value-type="float" office:value="0.844" calcext:value-type="float">
            <text:p>0.84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790419" calcext:value-type="float">
            <text:p>0.790419</text:p>
          </table:table-cell>
          <table:table-cell table:number-columns-repeated="8"/>
          <table:table-cell office:value-type="float" office:value="1000" calcext:value-type="float">
            <text:p>1000</text:p>
          </table:table-cell>
          <table:table-cell office:value-type="float" office:value="1.007984" calcext:value-type="float">
            <text:p>1.00798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934132" calcext:value-type="float">
            <text:p>0.934132</text:p>
          </table:table-cell>
          <table:table-cell table:number-columns-repeated="8"/>
          <table:table-cell office:value-type="float" office:value="1000" calcext:value-type="float">
            <text:p>1000</text:p>
          </table:table-cell>
          <table:table-cell office:value-type="float" office:value="0.826" calcext:value-type="float">
            <text:p>0.82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.215569" calcext:value-type="float">
            <text:p>1.215569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.5936" calcext:value-type="float">
            <text:p>1.5936</text:p>
          </table:table-cell>
          <table:table-cell office:value-type="float" office:value="0.19255" calcext:value-type="float">
            <text:p>0.19255</text:p>
          </table:table-cell>
          <table:table-cell office:value-type="float" office:value="8.276292" calcext:value-type="float">
            <text:p>8.276292</text:p>
          </table:table-cell>
          <table:table-cell office:value-type="float" office:value="0.8528" calcext:value-type="float">
            <text:p>0.85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.071928" calcext:value-type="float">
            <text:p>1.071928</text:p>
          </table:table-cell>
          <table:table-cell table:number-columns-repeated="8"/>
          <table:table-cell office:value-type="float" office:value="2000" calcext:value-type="float">
            <text:p>2000</text:p>
          </table:table-cell>
          <table:table-cell office:value-type="float" office:value="0.935065" calcext:value-type="float">
            <text:p>0.93506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0.951" calcext:value-type="float">
            <text:p>0.951</text:p>
          </table:table-cell>
          <table:table-cell table:number-columns-repeated="8"/>
          <table:table-cell office:value-type="float" office:value="2000" calcext:value-type="float">
            <text:p>2000</text:p>
          </table:table-cell>
          <table:table-cell office:value-type="float" office:value="0.975" calcext:value-type="float">
            <text:p>0.97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0.854146" calcext:value-type="float">
            <text:p>0.854146</text:p>
          </table:table-cell>
          <table:table-cell table:number-columns-repeated="8"/>
          <table:table-cell office:value-type="float" office:value="2000" calcext:value-type="float">
            <text:p>2000</text:p>
          </table:table-cell>
          <table:table-cell office:value-type="float" office:value="0.855289" calcext:value-type="float">
            <text:p>0.855289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0.854" calcext:value-type="float">
            <text:p>0.854</text:p>
          </table:table-cell>
          <table:table-cell table:number-columns-repeated="8"/>
          <table:table-cell office:value-type="float" office:value="2000" calcext:value-type="float">
            <text:p>2000</text:p>
          </table:table-cell>
          <table:table-cell office:value-type="float" office:value="0.785" calcext:value-type="float">
            <text:p>0.78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.0998" calcext:value-type="float">
            <text:p>1.0998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1.757363" calcext:value-type="float">
            <text:p>1.757363</text:p>
          </table:table-cell>
          <table:table-cell office:value-type="float" office:value="0.097988" calcext:value-type="float">
            <text:p>0.097988</text:p>
          </table:table-cell>
          <table:table-cell office:value-type="float" office:value="17.934447" calcext:value-type="float">
            <text:p>17.934447</text:p>
          </table:table-cell>
          <table:table-cell office:value-type="float" office:value="0.889044" calcext:value-type="float">
            <text:p>0.88904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.001333" calcext:value-type="float">
            <text:p>1.001333</text:p>
          </table:table-cell>
          <table:table-cell table:number-columns-repeated="8"/>
          <table:table-cell office:value-type="float" office:value="3000" calcext:value-type="float">
            <text:p>3000</text:p>
          </table:table-cell>
          <table:table-cell office:value-type="float" office:value="0.983344" calcext:value-type="float">
            <text:p>0.983344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0.947333" calcext:value-type="float">
            <text:p>0.947333</text:p>
          </table:table-cell>
          <table:table-cell table:number-columns-repeated="8"/>
          <table:table-cell office:value-type="float" office:value="3000" calcext:value-type="float">
            <text:p>3000</text:p>
          </table:table-cell>
          <table:table-cell office:value-type="float" office:value="0.910667" calcext:value-type="float">
            <text:p>0.910667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0.966689" calcext:value-type="float">
            <text:p>0.966689</text:p>
          </table:table-cell>
          <table:table-cell table:number-columns-repeated="8"/>
          <table:table-cell office:value-type="float" office:value="3000" calcext:value-type="float">
            <text:p>3000</text:p>
          </table:table-cell>
          <table:table-cell office:value-type="float" office:value="0.89155" calcext:value-type="float">
            <text:p>0.89155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0.924717" calcext:value-type="float">
            <text:p>0.924717</text:p>
          </table:table-cell>
          <table:table-cell table:number-columns-repeated="8"/>
          <table:table-cell office:value-type="float" office:value="3000" calcext:value-type="float">
            <text:p>3000</text:p>
          </table:table-cell>
          <table:table-cell office:value-type="float" office:value="0.846103" calcext:value-type="float">
            <text:p>0.846103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1.007989" calcext:value-type="float">
            <text:p>1.007989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1.860772" calcext:value-type="float">
            <text:p>1.860772</text:p>
          </table:table-cell>
          <table:table-cell office:value-type="float" office:value="0.048211" calcext:value-type="float">
            <text:p>0.048211</text:p>
          </table:table-cell>
          <table:table-cell office:value-type="float" office:value="38.596413" calcext:value-type="float">
            <text:p>38.596413</text:p>
          </table:table-cell>
          <table:table-cell office:value-type="float" office:value="0.921468" calcext:value-type="float">
            <text:p>0.92146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016" calcext:value-type="float">
            <text:p>1.016</text:p>
          </table:table-cell>
          <table:table-cell table:number-columns-repeated="8"/>
          <table:table-cell office:value-type="float" office:value="4000" calcext:value-type="float">
            <text:p>4000</text:p>
          </table:table-cell>
          <table:table-cell office:value-type="float" office:value="0.9535" calcext:value-type="float">
            <text:p>0.953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0.923538" calcext:value-type="float">
            <text:p>0.923538</text:p>
          </table:table-cell>
          <table:table-cell table:number-columns-repeated="8"/>
          <table:table-cell office:value-type="float" office:value="4000" calcext:value-type="float">
            <text:p>4000</text:p>
          </table:table-cell>
          <table:table-cell office:value-type="float" office:value="0.885557" calcext:value-type="float">
            <text:p>0.885557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1.029" calcext:value-type="float">
            <text:p>1.029</text:p>
          </table:table-cell>
          <table:table-cell table:number-columns-repeated="8"/>
          <table:table-cell office:value-type="float" office:value="4000" calcext:value-type="float">
            <text:p>4000</text:p>
          </table:table-cell>
          <table:table-cell office:value-type="float" office:value="0.940559" calcext:value-type="float">
            <text:p>0.940559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0.884058" calcext:value-type="float">
            <text:p>0.884058</text:p>
          </table:table-cell>
          <table:table-cell table:number-columns-repeated="8"/>
          <table:table-cell office:value-type="float" office:value="4000" calcext:value-type="float">
            <text:p>4000</text:p>
          </table:table-cell>
          <table:table-cell office:value-type="float" office:value="0.8445" calcext:value-type="float">
            <text:p>0.844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1.012987" calcext:value-type="float">
            <text:p>1.01298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.946268" calcext:value-type="float">
            <text:p>1.946268</text:p>
          </table:table-cell>
          <table:table-cell office:value-type="float" office:value="0.026715" calcext:value-type="float">
            <text:p>0.026715</text:p>
          </table:table-cell>
          <table:table-cell office:value-type="float" office:value="72.853107" calcext:value-type="float">
            <text:p>72.853107</text:p>
          </table:table-cell>
          <table:table-cell office:value-type="float" office:value="0.971021" calcext:value-type="float">
            <text:p>0.97102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005196" calcext:value-type="float">
            <text:p>1.005196</text:p>
          </table:table-cell>
          <table:table-cell table:number-columns-repeated="8"/>
          <table:table-cell office:value-type="float" office:value="5000" calcext:value-type="float">
            <text:p>5000</text:p>
          </table:table-cell>
          <table:table-cell office:value-type="float" office:value="0.902" calcext:value-type="float">
            <text:p>0.902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859656" calcext:value-type="float">
            <text:p>0.859656</text:p>
          </table:table-cell>
          <table:table-cell table:number-columns-repeated="8"/>
          <table:table-cell office:value-type="float" office:value="5000" calcext:value-type="float">
            <text:p>5000</text:p>
          </table:table-cell>
          <table:table-cell office:value-type="float" office:value="0.882847" calcext:value-type="float">
            <text:p>0.882847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9752" calcext:value-type="float">
            <text:p>0.9752</text:p>
          </table:table-cell>
          <table:table-cell table:number-columns-repeated="8"/>
          <table:table-cell office:value-type="float" office:value="5000" calcext:value-type="float">
            <text:p>5000</text:p>
          </table:table-cell>
          <table:table-cell office:value-type="float" office:value="0.9456" calcext:value-type="float">
            <text:p>0.9456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87445" calcext:value-type="float">
            <text:p>0.87445</text:p>
          </table:table-cell>
          <table:table-cell table:number-columns-repeated="8"/>
          <table:table-cell office:value-type="float" office:value="5000" calcext:value-type="float">
            <text:p>5000</text:p>
          </table:table-cell>
          <table:table-cell office:value-type="float" office:value="0.8392" calcext:value-type="float">
            <text:p>0.8392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.023191" calcext:value-type="float">
            <text:p>1.02319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1.969667" calcext:value-type="float">
            <text:p>1.969667</text:p>
          </table:table-cell>
          <table:table-cell office:value-type="float" office:value="0.011583" calcext:value-type="float">
            <text:p>0.011583</text:p>
          </table:table-cell>
          <table:table-cell office:value-type="float" office:value="170.043165" calcext:value-type="float">
            <text:p>170.043165</text:p>
          </table:table-cell>
          <table:table-cell office:value-type="float" office:value="0.95975" calcext:value-type="float">
            <text:p>0.9597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.006667" calcext:value-type="float">
            <text:p>1.006667</text:p>
          </table:table-cell>
          <table:table-cell table:number-columns-repeated="8"/>
          <table:table-cell office:value-type="float" office:value="6000" calcext:value-type="float">
            <text:p>6000</text:p>
          </table:table-cell>
          <table:table-cell office:value-type="float" office:value="0.875708" calcext:value-type="float">
            <text:p>0.875708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0.834" calcext:value-type="float">
            <text:p>0.834</text:p>
          </table:table-cell>
          <table:table-cell table:number-columns-repeated="8"/>
          <table:table-cell office:value-type="float" office:value="6000" calcext:value-type="float">
            <text:p>6000</text:p>
          </table:table-cell>
          <table:table-cell office:value-type="float" office:value="0.898068" calcext:value-type="float">
            <text:p>0.898068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0.95135" calcext:value-type="float">
            <text:p>0.95135</text:p>
          </table:table-cell>
          <table:table-cell table:number-columns-repeated="8"/>
          <table:table-cell office:value-type="float" office:value="6000" calcext:value-type="float">
            <text:p>6000</text:p>
          </table:table-cell>
          <table:table-cell office:value-type="float" office:value="0.949667" calcext:value-type="float">
            <text:p>0.949667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0.857381" calcext:value-type="float">
            <text:p>0.857381</text:p>
          </table:table-cell>
          <table:table-cell table:number-columns-repeated="8"/>
          <table:table-cell office:value-type="float" office:value="6000" calcext:value-type="float">
            <text:p>6000</text:p>
          </table:table-cell>
          <table:table-cell office:value-type="float" office:value="0.861667" calcext:value-type="float">
            <text:p>0.861667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.070976" calcext:value-type="float">
            <text:p>1.070976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1.953591" calcext:value-type="float">
            <text:p>1.953591</text:p>
          </table:table-cell>
          <table:table-cell office:value-type="float" office:value="0.006723" calcext:value-type="float">
            <text:p>0.006723</text:p>
          </table:table-cell>
          <table:table-cell office:value-type="float" office:value="290.564103" calcext:value-type="float">
            <text:p>290.564103</text:p>
          </table:table-cell>
          <table:table-cell office:value-type="float" office:value="0.956798" calcext:value-type="float">
            <text:p>0.95679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.012282" calcext:value-type="float">
            <text:p>1.012282</text:p>
          </table:table-cell>
          <table:table-cell table:number-columns-repeated="8"/>
          <table:table-cell office:value-type="float" office:value="7000" calcext:value-type="float">
            <text:p>7000</text:p>
          </table:table-cell>
          <table:table-cell office:value-type="float" office:value="0.855714" calcext:value-type="float">
            <text:p>0.855714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0.825143" calcext:value-type="float">
            <text:p>0.825143</text:p>
          </table:table-cell>
          <table:table-cell table:number-columns-repeated="8"/>
          <table:table-cell office:value-type="float" office:value="7000" calcext:value-type="float">
            <text:p>7000</text:p>
          </table:table-cell>
          <table:table-cell office:value-type="float" office:value="0.913192" calcext:value-type="float">
            <text:p>0.913192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0.94" calcext:value-type="float">
            <text:p>0.94</text:p>
          </table:table-cell>
          <table:table-cell table:number-columns-repeated="8"/>
          <table:table-cell office:value-type="float" office:value="7000" calcext:value-type="float">
            <text:p>7000</text:p>
          </table:table-cell>
          <table:table-cell office:value-type="float" office:value="0.945714" calcext:value-type="float">
            <text:p>0.945714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0.914881" calcext:value-type="float">
            <text:p>0.914881</text:p>
          </table:table-cell>
          <table:table-cell table:number-columns-repeated="8"/>
          <table:table-cell office:value-type="float" office:value="7000" calcext:value-type="float">
            <text:p>7000</text:p>
          </table:table-cell>
          <table:table-cell office:value-type="float" office:value="0.875143" calcext:value-type="float">
            <text:p>0.875143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1.073958" calcext:value-type="float">
            <text:p>1.07395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1.977182" calcext:value-type="float">
            <text:p>1.977182</text:p>
          </table:table-cell>
          <table:table-cell office:value-type="float" office:value="0.003195" calcext:value-type="float">
            <text:p>0.003195</text:p>
          </table:table-cell>
          <table:table-cell office:value-type="float" office:value="618.773006" calcext:value-type="float">
            <text:p>618.773006</text:p>
          </table:table-cell>
          <table:table-cell office:value-type="float" office:value="0.972046" calcext:value-type="float">
            <text:p>0.972046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.00175" calcext:value-type="float">
            <text:p>1.00175</text:p>
          </table:table-cell>
          <table:table-cell table:number-columns-repeated="8"/>
          <table:table-cell office:value-type="float" office:value="8000" calcext:value-type="float">
            <text:p>8000</text:p>
          </table:table-cell>
          <table:table-cell office:value-type="float" office:value="0.8665" calcext:value-type="float">
            <text:p>0.8665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0.8095" calcext:value-type="float">
            <text:p>0.8095</text:p>
          </table:table-cell>
          <table:table-cell table:number-columns-repeated="8"/>
          <table:table-cell office:value-type="float" office:value="8000" calcext:value-type="float">
            <text:p>8000</text:p>
          </table:table-cell>
          <table:table-cell office:value-type="float" office:value="0.88375" calcext:value-type="float">
            <text:p>0.88375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0.93325" calcext:value-type="float">
            <text:p>0.93325</text:p>
          </table:table-cell>
          <table:table-cell table:number-columns-repeated="8"/>
          <table:table-cell office:value-type="float" office:value="8000" calcext:value-type="float">
            <text:p>8000</text:p>
          </table:table-cell>
          <table:table-cell office:value-type="float" office:value="0.944014" calcext:value-type="float">
            <text:p>0.944014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0.892304" calcext:value-type="float">
            <text:p>0.892304</text:p>
          </table:table-cell>
          <table:table-cell table:number-columns-repeated="8"/>
          <table:table-cell office:value-type="float" office:value="8000" calcext:value-type="float">
            <text:p>8000</text:p>
          </table:table-cell>
          <table:table-cell office:value-type="float" office:value="0.863818" calcext:value-type="float">
            <text:p>0.863818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1.047738" calcext:value-type="float">
            <text:p>1.047738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2.017359" calcext:value-type="float">
            <text:p>2.017359</text:p>
          </table:table-cell>
          <table:table-cell office:value-type="float" office:value="0.000731" calcext:value-type="float">
            <text:p>0.000731</text:p>
          </table:table-cell>
          <table:table-cell office:value-type="float" office:value="2758.133333" calcext:value-type="float">
            <text:p>2758.133333</text:p>
          </table:table-cell>
          <table:table-cell office:value-type="float" office:value="1.016189" calcext:value-type="float">
            <text:p>1.016189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99" calcext:value-type="float">
            <text:p>0.99</text:p>
          </table:table-cell>
          <table:table-cell table:number-columns-repeated="8"/>
          <table:table-cell office:value-type="float" office:value="9000" calcext:value-type="float">
            <text:p>9000</text:p>
          </table:table-cell>
          <table:table-cell office:value-type="float" office:value="0.851144" calcext:value-type="float">
            <text:p>0.851144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0.852033" calcext:value-type="float">
            <text:p>0.852033</text:p>
          </table:table-cell>
          <table:table-cell table:number-columns-repeated="8"/>
          <table:table-cell office:value-type="float" office:value="9000" calcext:value-type="float">
            <text:p>9000</text:p>
          </table:table-cell>
          <table:table-cell office:value-type="float" office:value="0.869333" calcext:value-type="float">
            <text:p>0.869333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0.956454" calcext:value-type="float">
            <text:p>0.956454</text:p>
          </table:table-cell>
          <table:table-cell table:number-columns-repeated="8"/>
          <table:table-cell office:value-type="float" office:value="9000" calcext:value-type="float">
            <text:p>9000</text:p>
          </table:table-cell>
          <table:table-cell office:value-type="float" office:value="0.939556" calcext:value-type="float">
            <text:p>0.939556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0.89829" calcext:value-type="float">
            <text:p>0.89829</text:p>
          </table:table-cell>
          <table:table-cell table:number-columns-repeated="8"/>
          <table:table-cell office:value-type="float" office:value="9000" calcext:value-type="float">
            <text:p>9000</text:p>
          </table:table-cell>
          <table:table-cell office:value-type="float" office:value="0.852255" calcext:value-type="float">
            <text:p>0.852255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1.070191" calcext:value-type="float">
            <text:p>1.070191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0062" calcext:value-type="float">
            <text:p>1.0062</text:p>
          </table:table-cell>
          <table:table-cell table:number-columns-repeated="8"/>
          <table:table-cell office:value-type="float" office:value="10000" calcext:value-type="float">
            <text:p>10000</text:p>
          </table:table-cell>
          <table:table-cell office:value-type="float" office:value="0.8558" calcext:value-type="float">
            <text:p>0.8558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.8632" calcext:value-type="float">
            <text:p>0.8632</text:p>
          </table:table-cell>
          <table:table-cell table:number-columns-repeated="8"/>
          <table:table-cell office:value-type="float" office:value="10000" calcext:value-type="float">
            <text:p>10000</text:p>
          </table:table-cell>
          <table:table-cell office:value-type="float" office:value="0.876425" calcext:value-type="float">
            <text:p>0.876425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.9488" calcext:value-type="float">
            <text:p>0.9488</text:p>
          </table:table-cell>
          <table:table-cell table:number-columns-repeated="8"/>
          <table:table-cell office:value-type="float" office:value="10000" calcext:value-type="float">
            <text:p>10000</text:p>
          </table:table-cell>
          <table:table-cell office:value-type="float" office:value="0.925015" calcext:value-type="float">
            <text:p>0.925015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.908018" calcext:value-type="float">
            <text:p>0.908018</text:p>
          </table:table-cell>
          <table:table-cell table:number-columns-repeated="8"/>
          <table:table-cell office:value-type="float" office:value="10000" calcext:value-type="float">
            <text:p>10000</text:p>
          </table:table-cell>
          <table:table-cell office:value-type="float" office:value="0.859656" calcext:value-type="float">
            <text:p>0.859656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.071957" calcext:value-type="float">
            <text:p>1.071957</text:p>
          </table:table-cell>
          <table:table-cell table:number-columns-repeated="13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1.001636" calcext:value-type="float">
            <text:p>1.001636</text:p>
          </table:table-cell>
          <table:table-cell table:number-columns-repeated="8"/>
          <table:table-cell office:value-type="float" office:value="11000" calcext:value-type="float">
            <text:p>11000</text:p>
          </table:table-cell>
          <table:table-cell office:value-type="float" office:value="0.849482" calcext:value-type="float">
            <text:p>0.849482</text:p>
          </table:table-cell>
          <table:table-cell/>
          <table:table-cell office:value-type="float" office:value="11000" calcext:value-type="float">
            <text:p>11000</text:p>
          </table:table-cell>
          <table:table-cell office:value-type="float" office:value="0.87659" calcext:value-type="float">
            <text:p>0.87659</text:p>
          </table:table-cell>
          <table:table-cell table:number-columns-repeated="8"/>
          <table:table-cell office:value-type="float" office:value="11000" calcext:value-type="float">
            <text:p>11000</text:p>
          </table:table-cell>
          <table:table-cell office:value-type="float" office:value="0.887636" calcext:value-type="float">
            <text:p>0.887636</text:p>
          </table:table-cell>
          <table:table-cell/>
          <table:table-cell office:value-type="float" office:value="11000" calcext:value-type="float">
            <text:p>11000</text:p>
          </table:table-cell>
          <table:table-cell office:value-type="float" office:value="0.948564" calcext:value-type="float">
            <text:p>0.948564</text:p>
          </table:table-cell>
          <table:table-cell table:number-columns-repeated="8"/>
          <table:table-cell office:value-type="float" office:value="11000" calcext:value-type="float">
            <text:p>11000</text:p>
          </table:table-cell>
          <table:table-cell office:value-type="float" office:value="0.948182" calcext:value-type="float">
            <text:p>0.948182</text:p>
          </table:table-cell>
          <table:table-cell/>
          <table:table-cell office:value-type="float" office:value="11000" calcext:value-type="float">
            <text:p>11000</text:p>
          </table:table-cell>
          <table:table-cell office:value-type="float" office:value="0.908744" calcext:value-type="float">
            <text:p>0.908744</text:p>
          </table:table-cell>
          <table:table-cell table:number-columns-repeated="8"/>
          <table:table-cell office:value-type="float" office:value="11000" calcext:value-type="float">
            <text:p>11000</text:p>
          </table:table-cell>
          <table:table-cell office:value-type="float" office:value="0.882203" calcext:value-type="float">
            <text:p>0.882203</text:p>
          </table:table-cell>
          <table:table-cell/>
          <table:table-cell office:value-type="float" office:value="11000" calcext:value-type="float">
            <text:p>11000</text:p>
          </table:table-cell>
          <table:table-cell office:value-type="float" office:value="1.121548" calcext:value-type="float">
            <text:p>1.121548</text:p>
          </table:table-cell>
          <table:table-cell table:number-columns-repeated="13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1.001333" calcext:value-type="float">
            <text:p>1.001333</text:p>
          </table:table-cell>
          <table:table-cell table:number-columns-repeated="8"/>
          <table:table-cell office:value-type="float" office:value="12000" calcext:value-type="float">
            <text:p>12000</text:p>
          </table:table-cell>
          <table:table-cell office:value-type="float" office:value="0.867833" calcext:value-type="float">
            <text:p>0.867833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0.878727" calcext:value-type="float">
            <text:p>0.878727</text:p>
          </table:table-cell>
          <table:table-cell table:number-columns-repeated="8"/>
          <table:table-cell office:value-type="float" office:value="12000" calcext:value-type="float">
            <text:p>12000</text:p>
          </table:table-cell>
          <table:table-cell office:value-type="float" office:value="0.8855" calcext:value-type="float">
            <text:p>0.8855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0.928679" calcext:value-type="float">
            <text:p>0.928679</text:p>
          </table:table-cell>
          <table:table-cell table:number-columns-repeated="8"/>
          <table:table-cell office:value-type="float" office:value="12000" calcext:value-type="float">
            <text:p>12000</text:p>
          </table:table-cell>
          <table:table-cell office:value-type="float" office:value="0.938" calcext:value-type="float">
            <text:p>0.938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0.91968" calcext:value-type="float">
            <text:p>0.91968</text:p>
          </table:table-cell>
          <table:table-cell table:number-columns-repeated="8"/>
          <table:table-cell office:value-type="float" office:value="12000" calcext:value-type="float">
            <text:p>12000</text:p>
          </table:table-cell>
          <table:table-cell office:value-type="float" office:value="0.878687" calcext:value-type="float">
            <text:p>0.878687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1.158123" calcext:value-type="float">
            <text:p>1.158123</text:p>
          </table:table-cell>
          <table:table-cell table:number-columns-repeated="13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0.989692" calcext:value-type="float">
            <text:p>0.989692</text:p>
          </table:table-cell>
          <table:table-cell table:number-columns-repeated="8"/>
          <table:table-cell office:value-type="float" office:value="13000" calcext:value-type="float">
            <text:p>13000</text:p>
          </table:table-cell>
          <table:table-cell office:value-type="float" office:value="0.865846" calcext:value-type="float">
            <text:p>0.865846</text:p>
          </table:table-cell>
          <table:table-cell/>
          <table:table-cell office:value-type="float" office:value="13000" calcext:value-type="float">
            <text:p>13000</text:p>
          </table:table-cell>
          <table:table-cell office:value-type="float" office:value="0.871117" calcext:value-type="float">
            <text:p>0.871117</text:p>
          </table:table-cell>
          <table:table-cell table:number-columns-repeated="8"/>
          <table:table-cell office:value-type="float" office:value="13000" calcext:value-type="float">
            <text:p>13000</text:p>
          </table:table-cell>
          <table:table-cell office:value-type="float" office:value="0.880788" calcext:value-type="float">
            <text:p>0.880788</text:p>
          </table:table-cell>
          <table:table-cell/>
          <table:table-cell office:value-type="float" office:value="13000" calcext:value-type="float">
            <text:p>13000</text:p>
          </table:table-cell>
          <table:table-cell office:value-type="float" office:value="0.931088" calcext:value-type="float">
            <text:p>0.931088</text:p>
          </table:table-cell>
          <table:table-cell table:number-columns-repeated="8"/>
          <table:table-cell office:value-type="float" office:value="13000" calcext:value-type="float">
            <text:p>13000</text:p>
          </table:table-cell>
          <table:table-cell office:value-type="float" office:value="0.946624" calcext:value-type="float">
            <text:p>0.946624</text:p>
          </table:table-cell>
          <table:table-cell/>
          <table:table-cell office:value-type="float" office:value="13000" calcext:value-type="float">
            <text:p>13000</text:p>
          </table:table-cell>
          <table:table-cell office:value-type="float" office:value="0.921704" calcext:value-type="float">
            <text:p>0.921704</text:p>
          </table:table-cell>
          <table:table-cell table:number-columns-repeated="8"/>
          <table:table-cell office:value-type="float" office:value="13000" calcext:value-type="float">
            <text:p>13000</text:p>
          </table:table-cell>
          <table:table-cell office:value-type="float" office:value="0.860329" calcext:value-type="float">
            <text:p>0.860329</text:p>
          </table:table-cell>
          <table:table-cell/>
          <table:table-cell office:value-type="float" office:value="13000" calcext:value-type="float">
            <text:p>13000</text:p>
          </table:table-cell>
          <table:table-cell office:value-type="float" office:value="1.156423" calcext:value-type="float">
            <text:p>1.156423</text:p>
          </table:table-cell>
          <table:table-cell table:number-columns-repeated="13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0.976571" calcext:value-type="float">
            <text:p>0.976571</text:p>
          </table:table-cell>
          <table:table-cell table:number-columns-repeated="8"/>
          <table:table-cell office:value-type="float" office:value="14000" calcext:value-type="float">
            <text:p>14000</text:p>
          </table:table-cell>
          <table:table-cell office:value-type="float" office:value="0.852" calcext:value-type="float">
            <text:p>0.852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0.874161" calcext:value-type="float">
            <text:p>0.874161</text:p>
          </table:table-cell>
          <table:table-cell table:number-columns-repeated="8"/>
          <table:table-cell office:value-type="float" office:value="14000" calcext:value-type="float">
            <text:p>14000</text:p>
          </table:table-cell>
          <table:table-cell office:value-type="float" office:value="0.871286" calcext:value-type="float">
            <text:p>0.871286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0.936295" calcext:value-type="float">
            <text:p>0.936295</text:p>
          </table:table-cell>
          <table:table-cell table:number-columns-repeated="8"/>
          <table:table-cell office:value-type="float" office:value="14000" calcext:value-type="float">
            <text:p>14000</text:p>
          </table:table-cell>
          <table:table-cell office:value-type="float" office:value="0.954442" calcext:value-type="float">
            <text:p>0.954442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0.917298" calcext:value-type="float">
            <text:p>0.917298</text:p>
          </table:table-cell>
          <table:table-cell table:number-columns-repeated="8"/>
          <table:table-cell office:value-type="float" office:value="14000" calcext:value-type="float">
            <text:p>14000</text:p>
          </table:table-cell>
          <table:table-cell office:value-type="float" office:value="0.864182" calcext:value-type="float">
            <text:p>0.864182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1.1504" calcext:value-type="float">
            <text:p>1.1504</text:p>
          </table:table-cell>
          <table:table-cell table:number-columns-repeated="13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970804" calcext:value-type="float">
            <text:p>0.970804</text:p>
          </table:table-cell>
          <table:table-cell table:number-columns-repeated="8"/>
          <table:table-cell office:value-type="float" office:value="15000" calcext:value-type="float">
            <text:p>15000</text:p>
          </table:table-cell>
          <table:table-cell office:value-type="float" office:value="0.849067" calcext:value-type="float">
            <text:p>0.849067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0.877532" calcext:value-type="float">
            <text:p>0.877532</text:p>
          </table:table-cell>
          <table:table-cell table:number-columns-repeated="8"/>
          <table:table-cell office:value-type="float" office:value="15000" calcext:value-type="float">
            <text:p>15000</text:p>
          </table:table-cell>
          <table:table-cell office:value-type="float" office:value="0.872667" calcext:value-type="float">
            <text:p>0.872667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0.936817" calcext:value-type="float">
            <text:p>0.936817</text:p>
          </table:table-cell>
          <table:table-cell table:number-columns-repeated="8"/>
          <table:table-cell office:value-type="float" office:value="15000" calcext:value-type="float">
            <text:p>15000</text:p>
          </table:table-cell>
          <table:table-cell office:value-type="float" office:value="0.951873" calcext:value-type="float">
            <text:p>0.951873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0.925077" calcext:value-type="float">
            <text:p>0.925077</text:p>
          </table:table-cell>
          <table:table-cell table:number-columns-repeated="8"/>
          <table:table-cell office:value-type="float" office:value="15000" calcext:value-type="float">
            <text:p>15000</text:p>
          </table:table-cell>
          <table:table-cell office:value-type="float" office:value="0.865636" calcext:value-type="float">
            <text:p>0.865636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1.150619" calcext:value-type="float">
            <text:p>1.150619</text:p>
          </table:table-cell>
          <table:table-cell table:number-columns-repeated="13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.980752" calcext:value-type="float">
            <text:p>0.980752</text:p>
          </table:table-cell>
          <table:table-cell table:number-columns-repeated="8"/>
          <table:table-cell office:value-type="float" office:value="16000" calcext:value-type="float">
            <text:p>16000</text:p>
          </table:table-cell>
          <table:table-cell office:value-type="float" office:value="0.849875" calcext:value-type="float">
            <text:p>0.849875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0.883654" calcext:value-type="float">
            <text:p>0.883654</text:p>
          </table:table-cell>
          <table:table-cell table:number-columns-repeated="8"/>
          <table:table-cell office:value-type="float" office:value="16000" calcext:value-type="float">
            <text:p>16000</text:p>
          </table:table-cell>
          <table:table-cell office:value-type="float" office:value="0.891125" calcext:value-type="float">
            <text:p>0.891125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0.934633" calcext:value-type="float">
            <text:p>0.934633</text:p>
          </table:table-cell>
          <table:table-cell table:number-columns-repeated="8"/>
          <table:table-cell office:value-type="float" office:value="16000" calcext:value-type="float">
            <text:p>16000</text:p>
          </table:table-cell>
          <table:table-cell office:value-type="float" office:value="0.955125" calcext:value-type="float">
            <text:p>0.955125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0.925759" calcext:value-type="float">
            <text:p>0.925759</text:p>
          </table:table-cell>
          <table:table-cell table:number-columns-repeated="8"/>
          <table:table-cell office:value-type="float" office:value="16000" calcext:value-type="float">
            <text:p>16000</text:p>
          </table:table-cell>
          <table:table-cell office:value-type="float" office:value="0.867517" calcext:value-type="float">
            <text:p>0.867517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1.172784" calcext:value-type="float">
            <text:p>1.172784</text:p>
          </table:table-cell>
          <table:table-cell table:number-columns-repeated="13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0.987529" calcext:value-type="float">
            <text:p>0.987529</text:p>
          </table:table-cell>
          <table:table-cell table:number-columns-repeated="8"/>
          <table:table-cell office:value-type="float" office:value="17000" calcext:value-type="float">
            <text:p>17000</text:p>
          </table:table-cell>
          <table:table-cell office:value-type="float" office:value="0.856588" calcext:value-type="float">
            <text:p>0.856588</text:p>
          </table:table-cell>
          <table:table-cell/>
          <table:table-cell office:value-type="float" office:value="17000" calcext:value-type="float">
            <text:p>17000</text:p>
          </table:table-cell>
          <table:table-cell office:value-type="float" office:value="0.878485" calcext:value-type="float">
            <text:p>0.878485</text:p>
          </table:table-cell>
          <table:table-cell table:number-columns-repeated="8"/>
          <table:table-cell office:value-type="float" office:value="17000" calcext:value-type="float">
            <text:p>17000</text:p>
          </table:table-cell>
          <table:table-cell office:value-type="float" office:value="0.890601" calcext:value-type="float">
            <text:p>0.890601</text:p>
          </table:table-cell>
          <table:table-cell/>
          <table:table-cell office:value-type="float" office:value="17000" calcext:value-type="float">
            <text:p>17000</text:p>
          </table:table-cell>
          <table:table-cell office:value-type="float" office:value="0.932706" calcext:value-type="float">
            <text:p>0.932706</text:p>
          </table:table-cell>
          <table:table-cell table:number-columns-repeated="8"/>
          <table:table-cell office:value-type="float" office:value="17000" calcext:value-type="float">
            <text:p>17000</text:p>
          </table:table-cell>
          <table:table-cell office:value-type="float" office:value="0.950588" calcext:value-type="float">
            <text:p>0.950588</text:p>
          </table:table-cell>
          <table:table-cell/>
          <table:table-cell office:value-type="float" office:value="17000" calcext:value-type="float">
            <text:p>17000</text:p>
          </table:table-cell>
          <table:table-cell office:value-type="float" office:value="0.917676" calcext:value-type="float">
            <text:p>0.917676</text:p>
          </table:table-cell>
          <table:table-cell table:number-columns-repeated="8"/>
          <table:table-cell office:value-type="float" office:value="17000" calcext:value-type="float">
            <text:p>17000</text:p>
          </table:table-cell>
          <table:table-cell office:value-type="float" office:value="0.857546" calcext:value-type="float">
            <text:p>0.857546</text:p>
          </table:table-cell>
          <table:table-cell/>
          <table:table-cell office:value-type="float" office:value="17000" calcext:value-type="float">
            <text:p>17000</text:p>
          </table:table-cell>
          <table:table-cell office:value-type="float" office:value="1.176809" calcext:value-type="float">
            <text:p>1.176809</text:p>
          </table:table-cell>
          <table:table-cell table:number-columns-repeated="13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0.995001" calcext:value-type="float">
            <text:p>0.995001</text:p>
          </table:table-cell>
          <table:table-cell table:number-columns-repeated="8"/>
          <table:table-cell office:value-type="float" office:value="18000" calcext:value-type="float">
            <text:p>18000</text:p>
          </table:table-cell>
          <table:table-cell office:value-type="float" office:value="0.850905" calcext:value-type="float">
            <text:p>0.850905</text:p>
          </table:table-cell>
          <table:table-cell/>
          <table:table-cell office:value-type="float" office:value="18000" calcext:value-type="float">
            <text:p>18000</text:p>
          </table:table-cell>
          <table:table-cell office:value-type="float" office:value="0.876583" calcext:value-type="float">
            <text:p>0.876583</text:p>
          </table:table-cell>
          <table:table-cell table:number-columns-repeated="8"/>
          <table:table-cell office:value-type="float" office:value="18000" calcext:value-type="float">
            <text:p>18000</text:p>
          </table:table-cell>
          <table:table-cell office:value-type="float" office:value="0.891568" calcext:value-type="float">
            <text:p>0.891568</text:p>
          </table:table-cell>
          <table:table-cell/>
          <table:table-cell office:value-type="float" office:value="18000" calcext:value-type="float">
            <text:p>18000</text:p>
          </table:table-cell>
          <table:table-cell office:value-type="float" office:value="0.924333" calcext:value-type="float">
            <text:p>0.924333</text:p>
          </table:table-cell>
          <table:table-cell table:number-columns-repeated="8"/>
          <table:table-cell office:value-type="float" office:value="18000" calcext:value-type="float">
            <text:p>18000</text:p>
          </table:table-cell>
          <table:table-cell office:value-type="float" office:value="0.95145" calcext:value-type="float">
            <text:p>0.95145</text:p>
          </table:table-cell>
          <table:table-cell/>
          <table:table-cell office:value-type="float" office:value="18000" calcext:value-type="float">
            <text:p>18000</text:p>
          </table:table-cell>
          <table:table-cell office:value-type="float" office:value="0.908121" calcext:value-type="float">
            <text:p>0.908121</text:p>
          </table:table-cell>
          <table:table-cell table:number-columns-repeated="8"/>
          <table:table-cell office:value-type="float" office:value="18000" calcext:value-type="float">
            <text:p>18000</text:p>
          </table:table-cell>
          <table:table-cell office:value-type="float" office:value="0.872806" calcext:value-type="float">
            <text:p>0.872806</text:p>
          </table:table-cell>
          <table:table-cell/>
          <table:table-cell office:value-type="float" office:value="18000" calcext:value-type="float">
            <text:p>18000</text:p>
          </table:table-cell>
          <table:table-cell office:value-type="float" office:value="1.176582" calcext:value-type="float">
            <text:p>1.176582</text:p>
          </table:table-cell>
          <table:table-cell table:number-columns-repeated="13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0.996737" calcext:value-type="float">
            <text:p>0.996737</text:p>
          </table:table-cell>
          <table:table-cell table:number-columns-repeated="8"/>
          <table:table-cell office:value-type="float" office:value="19000" calcext:value-type="float">
            <text:p>19000</text:p>
          </table:table-cell>
          <table:table-cell office:value-type="float" office:value="0.859518" calcext:value-type="float">
            <text:p>0.859518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0.880025" calcext:value-type="float">
            <text:p>0.880025</text:p>
          </table:table-cell>
          <table:table-cell table:number-columns-repeated="8"/>
          <table:table-cell office:value-type="float" office:value="19000" calcext:value-type="float">
            <text:p>19000</text:p>
          </table:table-cell>
          <table:table-cell office:value-type="float" office:value="0.891895" calcext:value-type="float">
            <text:p>0.891895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0.91643" calcext:value-type="float">
            <text:p>0.91643</text:p>
          </table:table-cell>
          <table:table-cell table:number-columns-repeated="8"/>
          <table:table-cell office:value-type="float" office:value="19000" calcext:value-type="float">
            <text:p>19000</text:p>
          </table:table-cell>
          <table:table-cell office:value-type="float" office:value="0.952526" calcext:value-type="float">
            <text:p>0.952526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0.91422" calcext:value-type="float">
            <text:p>0.91422</text:p>
          </table:table-cell>
          <table:table-cell table:number-columns-repeated="8"/>
          <table:table-cell office:value-type="float" office:value="19000" calcext:value-type="float">
            <text:p>19000</text:p>
          </table:table-cell>
          <table:table-cell office:value-type="float" office:value="0.874868" calcext:value-type="float">
            <text:p>0.874868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1.166982" calcext:value-type="float">
            <text:p>1.166982</text:p>
          </table:table-cell>
          <table:table-cell table:number-columns-repeated="13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010198" calcext:value-type="float">
            <text:p>1.010198</text:p>
          </table:table-cell>
          <table:table-cell table:number-columns-repeated="8"/>
          <table:table-cell office:value-type="float" office:value="20000" calcext:value-type="float">
            <text:p>20000</text:p>
          </table:table-cell>
          <table:table-cell office:value-type="float" office:value="0.8528" calcext:value-type="float">
            <text:p>0.8528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0.890422" calcext:value-type="float">
            <text:p>0.890422</text:p>
          </table:table-cell>
          <table:table-cell table:number-columns-repeated="8"/>
          <table:table-cell office:value-type="float" office:value="20000" calcext:value-type="float">
            <text:p>20000</text:p>
          </table:table-cell>
          <table:table-cell office:value-type="float" office:value="0.8996" calcext:value-type="float">
            <text:p>0.8996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0.933307" calcext:value-type="float">
            <text:p>0.933307</text:p>
          </table:table-cell>
          <table:table-cell table:number-columns-repeated="8"/>
          <table:table-cell office:value-type="float" office:value="20000" calcext:value-type="float">
            <text:p>20000</text:p>
          </table:table-cell>
          <table:table-cell office:value-type="float" office:value="0.949" calcext:value-type="float">
            <text:p>0.949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0.917108" calcext:value-type="float">
            <text:p>0.917108</text:p>
          </table:table-cell>
          <table:table-cell table:number-columns-repeated="8"/>
          <table:table-cell office:value-type="float" office:value="20000" calcext:value-type="float">
            <text:p>20000</text:p>
          </table:table-cell>
          <table:table-cell office:value-type="float" office:value="0.869039" calcext:value-type="float">
            <text:p>0.869039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1.155513" calcext:value-type="float">
            <text:p>1.155513</text:p>
          </table:table-cell>
          <table:table-cell table:number-columns-repeated="13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1.012379" calcext:value-type="float">
            <text:p>1.012379</text:p>
          </table:table-cell>
          <table:table-cell table:number-columns-repeated="8"/>
          <table:table-cell office:value-type="float" office:value="21000" calcext:value-type="float">
            <text:p>21000</text:p>
          </table:table-cell>
          <table:table-cell office:value-type="float" office:value="0.855361" calcext:value-type="float">
            <text:p>0.855361</text:p>
          </table:table-cell>
          <table:table-cell/>
          <table:table-cell office:value-type="float" office:value="21000" calcext:value-type="float">
            <text:p>21000</text:p>
          </table:table-cell>
          <table:table-cell office:value-type="float" office:value="0.888974" calcext:value-type="float">
            <text:p>0.888974</text:p>
          </table:table-cell>
          <table:table-cell table:number-columns-repeated="8"/>
          <table:table-cell office:value-type="float" office:value="21000" calcext:value-type="float">
            <text:p>21000</text:p>
          </table:table-cell>
          <table:table-cell office:value-type="float" office:value="0.891619" calcext:value-type="float">
            <text:p>0.891619</text:p>
          </table:table-cell>
          <table:table-cell/>
          <table:table-cell office:value-type="float" office:value="21000" calcext:value-type="float">
            <text:p>21000</text:p>
          </table:table-cell>
          <table:table-cell office:value-type="float" office:value="0.932864" calcext:value-type="float">
            <text:p>0.932864</text:p>
          </table:table-cell>
          <table:table-cell table:number-columns-repeated="8"/>
          <table:table-cell office:value-type="float" office:value="21000" calcext:value-type="float">
            <text:p>21000</text:p>
          </table:table-cell>
          <table:table-cell office:value-type="float" office:value="0.949905" calcext:value-type="float">
            <text:p>0.949905</text:p>
          </table:table-cell>
          <table:table-cell/>
          <table:table-cell office:value-type="float" office:value="21000" calcext:value-type="float">
            <text:p>21000</text:p>
          </table:table-cell>
          <table:table-cell office:value-type="float" office:value="0.917722" calcext:value-type="float">
            <text:p>0.917722</text:p>
          </table:table-cell>
          <table:table-cell table:number-columns-repeated="8"/>
          <table:table-cell office:value-type="float" office:value="21000" calcext:value-type="float">
            <text:p>21000</text:p>
          </table:table-cell>
          <table:table-cell office:value-type="float" office:value="0.863931" calcext:value-type="float">
            <text:p>0.863931</text:p>
          </table:table-cell>
          <table:table-cell/>
          <table:table-cell office:value-type="float" office:value="21000" calcext:value-type="float">
            <text:p>21000</text:p>
          </table:table-cell>
          <table:table-cell office:value-type="float" office:value="1.145657" calcext:value-type="float">
            <text:p>1.145657</text:p>
          </table:table-cell>
          <table:table-cell table:number-columns-repeated="13"/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1.002545" calcext:value-type="float">
            <text:p>1.002545</text:p>
          </table:table-cell>
          <table:table-cell table:number-columns-repeated="8"/>
          <table:table-cell office:value-type="float" office:value="22000" calcext:value-type="float">
            <text:p>22000</text:p>
          </table:table-cell>
          <table:table-cell office:value-type="float" office:value="0.859364" calcext:value-type="float">
            <text:p>0.859364</text:p>
          </table:table-cell>
          <table:table-cell/>
          <table:table-cell office:value-type="float" office:value="22000" calcext:value-type="float">
            <text:p>22000</text:p>
          </table:table-cell>
          <table:table-cell office:value-type="float" office:value="0.884315" calcext:value-type="float">
            <text:p>0.884315</text:p>
          </table:table-cell>
          <table:table-cell table:number-columns-repeated="8"/>
          <table:table-cell office:value-type="float" office:value="22000" calcext:value-type="float">
            <text:p>22000</text:p>
          </table:table-cell>
          <table:table-cell office:value-type="float" office:value="0.890273" calcext:value-type="float">
            <text:p>0.890273</text:p>
          </table:table-cell>
          <table:table-cell/>
          <table:table-cell office:value-type="float" office:value="22000" calcext:value-type="float">
            <text:p>22000</text:p>
          </table:table-cell>
          <table:table-cell office:value-type="float" office:value="0.931746" calcext:value-type="float">
            <text:p>0.931746</text:p>
          </table:table-cell>
          <table:table-cell table:number-columns-repeated="8"/>
          <table:table-cell office:value-type="float" office:value="22000" calcext:value-type="float">
            <text:p>22000</text:p>
          </table:table-cell>
          <table:table-cell office:value-type="float" office:value="0.964636" calcext:value-type="float">
            <text:p>0.964636</text:p>
          </table:table-cell>
          <table:table-cell/>
          <table:table-cell office:value-type="float" office:value="22000" calcext:value-type="float">
            <text:p>22000</text:p>
          </table:table-cell>
          <table:table-cell office:value-type="float" office:value="0.927916" calcext:value-type="float">
            <text:p>0.927916</text:p>
          </table:table-cell>
          <table:table-cell table:number-columns-repeated="8"/>
          <table:table-cell office:value-type="float" office:value="22000" calcext:value-type="float">
            <text:p>22000</text:p>
          </table:table-cell>
          <table:table-cell office:value-type="float" office:value="0.859117" calcext:value-type="float">
            <text:p>0.859117</text:p>
          </table:table-cell>
          <table:table-cell/>
          <table:table-cell office:value-type="float" office:value="22000" calcext:value-type="float">
            <text:p>22000</text:p>
          </table:table-cell>
          <table:table-cell office:value-type="float" office:value="1.131608" calcext:value-type="float">
            <text:p>1.131608</text:p>
          </table:table-cell>
          <table:table-cell table:number-columns-repeated="13"/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1.00113" calcext:value-type="float">
            <text:p>1.00113</text:p>
          </table:table-cell>
          <table:table-cell table:number-columns-repeated="8"/>
          <table:table-cell office:value-type="float" office:value="23000" calcext:value-type="float">
            <text:p>23000</text:p>
          </table:table-cell>
          <table:table-cell office:value-type="float" office:value="0.861217" calcext:value-type="float">
            <text:p>0.861217</text:p>
          </table:table-cell>
          <table:table-cell/>
          <table:table-cell office:value-type="float" office:value="23000" calcext:value-type="float">
            <text:p>23000</text:p>
          </table:table-cell>
          <table:table-cell office:value-type="float" office:value="0.896018" calcext:value-type="float">
            <text:p>0.896018</text:p>
          </table:table-cell>
          <table:table-cell table:number-columns-repeated="8"/>
          <table:table-cell office:value-type="float" office:value="23000" calcext:value-type="float">
            <text:p>23000</text:p>
          </table:table-cell>
          <table:table-cell office:value-type="float" office:value="0.891575" calcext:value-type="float">
            <text:p>0.891575</text:p>
          </table:table-cell>
          <table:table-cell/>
          <table:table-cell office:value-type="float" office:value="23000" calcext:value-type="float">
            <text:p>23000</text:p>
          </table:table-cell>
          <table:table-cell office:value-type="float" office:value="0.938614" calcext:value-type="float">
            <text:p>0.938614</text:p>
          </table:table-cell>
          <table:table-cell table:number-columns-repeated="8"/>
          <table:table-cell office:value-type="float" office:value="23000" calcext:value-type="float">
            <text:p>23000</text:p>
          </table:table-cell>
          <table:table-cell office:value-type="float" office:value="0.959652" calcext:value-type="float">
            <text:p>0.959652</text:p>
          </table:table-cell>
          <table:table-cell/>
          <table:table-cell office:value-type="float" office:value="23000" calcext:value-type="float">
            <text:p>23000</text:p>
          </table:table-cell>
          <table:table-cell office:value-type="float" office:value="0.930615" calcext:value-type="float">
            <text:p>0.930615</text:p>
          </table:table-cell>
          <table:table-cell table:number-columns-repeated="8"/>
          <table:table-cell office:value-type="float" office:value="23000" calcext:value-type="float">
            <text:p>23000</text:p>
          </table:table-cell>
          <table:table-cell office:value-type="float" office:value="0.872045" calcext:value-type="float">
            <text:p>0.872045</text:p>
          </table:table-cell>
          <table:table-cell/>
          <table:table-cell office:value-type="float" office:value="23000" calcext:value-type="float">
            <text:p>23000</text:p>
          </table:table-cell>
          <table:table-cell office:value-type="float" office:value="1.125087" calcext:value-type="float">
            <text:p>1.125087</text:p>
          </table:table-cell>
          <table:table-cell table:number-columns-repeated="13"/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0.995251" calcext:value-type="float">
            <text:p>0.995251</text:p>
          </table:table-cell>
          <table:table-cell table:number-columns-repeated="8"/>
          <table:table-cell office:value-type="float" office:value="24000" calcext:value-type="float">
            <text:p>24000</text:p>
          </table:table-cell>
          <table:table-cell office:value-type="float" office:value="0.854917" calcext:value-type="float">
            <text:p>0.854917</text:p>
          </table:table-cell>
          <table:table-cell/>
          <table:table-cell office:value-type="float" office:value="24000" calcext:value-type="float">
            <text:p>24000</text:p>
          </table:table-cell>
          <table:table-cell office:value-type="float" office:value="0.888769" calcext:value-type="float">
            <text:p>0.888769</text:p>
          </table:table-cell>
          <table:table-cell table:number-columns-repeated="8"/>
          <table:table-cell office:value-type="float" office:value="24000" calcext:value-type="float">
            <text:p>24000</text:p>
          </table:table-cell>
          <table:table-cell office:value-type="float" office:value="0.885352" calcext:value-type="float">
            <text:p>0.885352</text:p>
          </table:table-cell>
          <table:table-cell/>
          <table:table-cell office:value-type="float" office:value="24000" calcext:value-type="float">
            <text:p>24000</text:p>
          </table:table-cell>
          <table:table-cell office:value-type="float" office:value="0.938755" calcext:value-type="float">
            <text:p>0.938755</text:p>
          </table:table-cell>
          <table:table-cell table:number-columns-repeated="8"/>
          <table:table-cell office:value-type="float" office:value="24000" calcext:value-type="float">
            <text:p>24000</text:p>
          </table:table-cell>
          <table:table-cell office:value-type="float" office:value="0.95975" calcext:value-type="float">
            <text:p>0.95975</text:p>
          </table:table-cell>
          <table:table-cell/>
          <table:table-cell office:value-type="float" office:value="24000" calcext:value-type="float">
            <text:p>24000</text:p>
          </table:table-cell>
          <table:table-cell office:value-type="float" office:value="0.938755" calcext:value-type="float">
            <text:p>0.938755</text:p>
          </table:table-cell>
          <table:table-cell table:number-columns-repeated="8"/>
          <table:table-cell office:value-type="float" office:value="24000" calcext:value-type="float">
            <text:p>24000</text:p>
          </table:table-cell>
          <table:table-cell office:value-type="float" office:value="0.889194" calcext:value-type="float">
            <text:p>0.889194</text:p>
          </table:table-cell>
          <table:table-cell/>
          <table:table-cell office:value-type="float" office:value="24000" calcext:value-type="float">
            <text:p>24000</text:p>
          </table:table-cell>
          <table:table-cell office:value-type="float" office:value="1.108993" calcext:value-type="float">
            <text:p>1.108993</text:p>
          </table:table-cell>
          <table:table-cell table:number-columns-repeated="13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99928" calcext:value-type="float">
            <text:p>0.99928</text:p>
          </table:table-cell>
          <table:table-cell table:number-columns-repeated="8"/>
          <table:table-cell office:value-type="float" office:value="25000" calcext:value-type="float">
            <text:p>25000</text:p>
          </table:table-cell>
          <table:table-cell office:value-type="float" office:value="0.851532" calcext:value-type="float">
            <text:p>0.851532</text:p>
          </table:table-cell>
          <table:table-cell/>
          <table:table-cell office:value-type="float" office:value="25000" calcext:value-type="float">
            <text:p>25000</text:p>
          </table:table-cell>
          <table:table-cell office:value-type="float" office:value="0.888667" calcext:value-type="float">
            <text:p>0.888667</text:p>
          </table:table-cell>
          <table:table-cell table:number-columns-repeated="8"/>
          <table:table-cell office:value-type="float" office:value="25000" calcext:value-type="float">
            <text:p>25000</text:p>
          </table:table-cell>
          <table:table-cell office:value-type="float" office:value="0.88488" calcext:value-type="float">
            <text:p>0.88488</text:p>
          </table:table-cell>
          <table:table-cell/>
          <table:table-cell office:value-type="float" office:value="25000" calcext:value-type="float">
            <text:p>25000</text:p>
          </table:table-cell>
          <table:table-cell office:value-type="float" office:value="0.94296" calcext:value-type="float">
            <text:p>0.94296</text:p>
          </table:table-cell>
          <table:table-cell table:number-columns-repeated="11"/>
          <table:table-cell office:value-type="float" office:value="25000" calcext:value-type="float">
            <text:p>25000</text:p>
          </table:table-cell>
          <table:table-cell office:value-type="float" office:value="0.940725" calcext:value-type="float">
            <text:p>0.940725</text:p>
          </table:table-cell>
          <table:table-cell table:number-columns-repeated="8"/>
          <table:table-cell office:value-type="float" office:value="25000" calcext:value-type="float">
            <text:p>25000</text:p>
          </table:table-cell>
          <table:table-cell office:value-type="float" office:value="0.891066" calcext:value-type="float">
            <text:p>0.891066</text:p>
          </table:table-cell>
          <table:table-cell/>
          <table:table-cell office:value-type="float" office:value="25000" calcext:value-type="float">
            <text:p>25000</text:p>
          </table:table-cell>
          <table:table-cell office:value-type="float" office:value="1.108544" calcext:value-type="float">
            <text:p>1.108544</text:p>
          </table:table-cell>
          <table:table-cell table:number-columns-repeated="13"/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1.005999" calcext:value-type="float">
            <text:p>1.005999</text:p>
          </table:table-cell>
          <table:table-cell table:number-columns-repeated="8"/>
          <table:table-cell office:value-type="float" office:value="26000" calcext:value-type="float">
            <text:p>26000</text:p>
          </table:table-cell>
          <table:table-cell office:value-type="float" office:value="0.844704" calcext:value-type="float">
            <text:p>0.844704</text:p>
          </table:table-cell>
          <table:table-cell/>
          <table:table-cell office:value-type="float" office:value="26000" calcext:value-type="float">
            <text:p>26000</text:p>
          </table:table-cell>
          <table:table-cell office:value-type="float" office:value="0.887035" calcext:value-type="float">
            <text:p>0.887035</text:p>
          </table:table-cell>
          <table:table-cell table:number-columns-repeated="8"/>
          <table:table-cell office:value-type="float" office:value="26000" calcext:value-type="float">
            <text:p>26000</text:p>
          </table:table-cell>
          <table:table-cell office:value-type="float" office:value="0.882317" calcext:value-type="float">
            <text:p>0.882317</text:p>
          </table:table-cell>
          <table:table-cell/>
          <table:table-cell office:value-type="float" office:value="26000" calcext:value-type="float">
            <text:p>26000</text:p>
          </table:table-cell>
          <table:table-cell office:value-type="float" office:value="0.941235" calcext:value-type="float">
            <text:p>0.941235</text:p>
          </table:table-cell>
          <table:table-cell table:number-columns-repeated="11"/>
          <table:table-cell office:value-type="float" office:value="26000" calcext:value-type="float">
            <text:p>26000</text:p>
          </table:table-cell>
          <table:table-cell office:value-type="float" office:value="0.937774" calcext:value-type="float">
            <text:p>0.937774</text:p>
          </table:table-cell>
          <table:table-cell table:number-columns-repeated="8"/>
          <table:table-cell office:value-type="float" office:value="26000" calcext:value-type="float">
            <text:p>26000</text:p>
          </table:table-cell>
          <table:table-cell office:value-type="float" office:value="0.889359" calcext:value-type="float">
            <text:p>0.889359</text:p>
          </table:table-cell>
          <table:table-cell/>
          <table:table-cell office:value-type="float" office:value="26000" calcext:value-type="float">
            <text:p>26000</text:p>
          </table:table-cell>
          <table:table-cell office:value-type="float" office:value="1.114894" calcext:value-type="float">
            <text:p>1.114894</text:p>
          </table:table-cell>
          <table:table-cell table:number-columns-repeated="13"/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1.011554" calcext:value-type="float">
            <text:p>1.011554</text:p>
          </table:table-cell>
          <table:table-cell table:number-columns-repeated="8"/>
          <table:table-cell office:value-type="float" office:value="27000" calcext:value-type="float">
            <text:p>27000</text:p>
          </table:table-cell>
          <table:table-cell office:value-type="float" office:value="0.85637" calcext:value-type="float">
            <text:p>0.85637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float" office:value="0.882231" calcext:value-type="float">
            <text:p>0.882231</text:p>
          </table:table-cell>
          <table:table-cell table:number-columns-repeated="8"/>
          <table:table-cell office:value-type="float" office:value="27000" calcext:value-type="float">
            <text:p>27000</text:p>
          </table:table-cell>
          <table:table-cell office:value-type="float" office:value="0.886148" calcext:value-type="float">
            <text:p>0.886148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float" office:value="0.955192" calcext:value-type="float">
            <text:p>0.955192</text:p>
          </table:table-cell>
          <table:table-cell table:number-columns-repeated="11"/>
          <table:table-cell office:value-type="float" office:value="27000" calcext:value-type="float">
            <text:p>27000</text:p>
          </table:table-cell>
          <table:table-cell office:value-type="float" office:value="0.933857" calcext:value-type="float">
            <text:p>0.933857</text:p>
          </table:table-cell>
          <table:table-cell table:number-columns-repeated="8"/>
          <table:table-cell office:value-type="float" office:value="27000" calcext:value-type="float">
            <text:p>27000</text:p>
          </table:table-cell>
          <table:table-cell office:value-type="float" office:value="0.891514" calcext:value-type="float">
            <text:p>0.891514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float" office:value="1.107608" calcext:value-type="float">
            <text:p>1.107608</text:p>
          </table:table-cell>
          <table:table-cell table:number-columns-repeated="13"/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1.008285" calcext:value-type="float">
            <text:p>1.008285</text:p>
          </table:table-cell>
          <table:table-cell table:number-columns-repeated="8"/>
          <table:table-cell office:value-type="float" office:value="28000" calcext:value-type="float">
            <text:p>28000</text:p>
          </table:table-cell>
          <table:table-cell office:value-type="float" office:value="0.849" calcext:value-type="float">
            <text:p>0.849</text:p>
          </table:table-cell>
          <table:table-cell/>
          <table:table-cell office:value-type="float" office:value="28000" calcext:value-type="float">
            <text:p>28000</text:p>
          </table:table-cell>
          <table:table-cell office:value-type="float" office:value="0.88608" calcext:value-type="float">
            <text:p>0.88608</text:p>
          </table:table-cell>
          <table:table-cell table:number-columns-repeated="8"/>
          <table:table-cell office:value-type="float" office:value="28000" calcext:value-type="float">
            <text:p>28000</text:p>
          </table:table-cell>
          <table:table-cell office:value-type="float" office:value="0.891151" calcext:value-type="float">
            <text:p>0.891151</text:p>
          </table:table-cell>
          <table:table-cell/>
          <table:table-cell office:value-type="float" office:value="28000" calcext:value-type="float">
            <text:p>28000</text:p>
          </table:table-cell>
          <table:table-cell office:value-type="float" office:value="0.955714" calcext:value-type="float">
            <text:p>0.955714</text:p>
          </table:table-cell>
          <table:table-cell table:number-columns-repeated="11"/>
          <table:table-cell office:value-type="float" office:value="28000" calcext:value-type="float">
            <text:p>28000</text:p>
          </table:table-cell>
          <table:table-cell office:value-type="float" office:value="0.94529" calcext:value-type="float">
            <text:p>0.94529</text:p>
          </table:table-cell>
          <table:table-cell table:number-columns-repeated="8"/>
          <table:table-cell office:value-type="float" office:value="28000" calcext:value-type="float">
            <text:p>28000</text:p>
          </table:table-cell>
          <table:table-cell office:value-type="float" office:value="0.890309" calcext:value-type="float">
            <text:p>0.890309</text:p>
          </table:table-cell>
          <table:table-cell/>
          <table:table-cell office:value-type="float" office:value="28000" calcext:value-type="float">
            <text:p>28000</text:p>
          </table:table-cell>
          <table:table-cell office:value-type="float" office:value="1.094705" calcext:value-type="float">
            <text:p>1.094705</text:p>
          </table:table-cell>
          <table:table-cell table:number-columns-repeated="13"/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1.001517" calcext:value-type="float">
            <text:p>1.001517</text:p>
          </table:table-cell>
          <table:table-cell table:number-columns-repeated="8"/>
          <table:table-cell office:value-type="float" office:value="29000" calcext:value-type="float">
            <text:p>29000</text:p>
          </table:table-cell>
          <table:table-cell office:value-type="float" office:value="0.845252" calcext:value-type="float">
            <text:p>0.845252</text:p>
          </table:table-cell>
          <table:table-cell/>
          <table:table-cell office:value-type="float" office:value="29000" calcext:value-type="float">
            <text:p>29000</text:p>
          </table:table-cell>
          <table:table-cell office:value-type="float" office:value="0.88836" calcext:value-type="float">
            <text:p>0.88836</text:p>
          </table:table-cell>
          <table:table-cell table:number-columns-repeated="8"/>
          <table:table-cell office:value-type="float" office:value="29000" calcext:value-type="float">
            <text:p>29000</text:p>
          </table:table-cell>
          <table:table-cell office:value-type="float" office:value="0.891594" calcext:value-type="float">
            <text:p>0.891594</text:p>
          </table:table-cell>
          <table:table-cell/>
          <table:table-cell office:value-type="float" office:value="29000" calcext:value-type="float">
            <text:p>29000</text:p>
          </table:table-cell>
          <table:table-cell office:value-type="float" office:value="0.965034" calcext:value-type="float">
            <text:p>0.965034</text:p>
          </table:table-cell>
          <table:table-cell table:number-columns-repeated="11"/>
          <table:table-cell office:value-type="float" office:value="29000" calcext:value-type="float">
            <text:p>29000</text:p>
          </table:table-cell>
          <table:table-cell office:value-type="float" office:value="0.95621" calcext:value-type="float">
            <text:p>0.95621</text:p>
          </table:table-cell>
          <table:table-cell table:number-columns-repeated="8"/>
          <table:table-cell office:value-type="float" office:value="29000" calcext:value-type="float">
            <text:p>29000</text:p>
          </table:table-cell>
          <table:table-cell office:value-type="float" office:value="0.912639" calcext:value-type="float">
            <text:p>0.912639</text:p>
          </table:table-cell>
          <table:table-cell/>
          <table:table-cell office:value-type="float" office:value="29000" calcext:value-type="float">
            <text:p>29000</text:p>
          </table:table-cell>
          <table:table-cell office:value-type="float" office:value="1.088416" calcext:value-type="float">
            <text:p>1.088416</text:p>
          </table:table-cell>
          <table:table-cell table:number-columns-repeated="13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.002133" calcext:value-type="float">
            <text:p>1.002133</text:p>
          </table:table-cell>
          <table:table-cell table:number-columns-repeated="8"/>
          <table:table-cell office:value-type="float" office:value="30000" calcext:value-type="float">
            <text:p>30000</text:p>
          </table:table-cell>
          <table:table-cell office:value-type="float" office:value="0.844564" calcext:value-type="float">
            <text:p>0.844564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0.887541" calcext:value-type="float">
            <text:p>0.887541</text:p>
          </table:table-cell>
          <table:table-cell table:number-columns-repeated="8"/>
          <table:table-cell office:value-type="float" office:value="30000" calcext:value-type="float">
            <text:p>30000</text:p>
          </table:table-cell>
          <table:table-cell office:value-type="float" office:value="0.894067" calcext:value-type="float">
            <text:p>0.894067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0.964736" calcext:value-type="float">
            <text:p>0.964736</text:p>
          </table:table-cell>
          <table:table-cell table:number-columns-repeated="11"/>
          <table:table-cell office:value-type="float" office:value="30000" calcext:value-type="float">
            <text:p>30000</text:p>
          </table:table-cell>
          <table:table-cell office:value-type="float" office:value="0.958217" calcext:value-type="float">
            <text:p>0.958217</text:p>
          </table:table-cell>
          <table:table-cell table:number-columns-repeated="8"/>
          <table:table-cell office:value-type="float" office:value="30000" calcext:value-type="float">
            <text:p>30000</text:p>
          </table:table-cell>
          <table:table-cell office:value-type="float" office:value="0.918288" calcext:value-type="float">
            <text:p>0.918288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1.081074" calcext:value-type="float">
            <text:p>1.081074</text:p>
          </table:table-cell>
          <table:table-cell table:number-columns-repeated="13"/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1.001097" calcext:value-type="float">
            <text:p>1.001097</text:p>
          </table:table-cell>
          <table:table-cell table:number-columns-repeated="8"/>
          <table:table-cell office:value-type="float" office:value="31000" calcext:value-type="float">
            <text:p>31000</text:p>
          </table:table-cell>
          <table:table-cell office:value-type="float" office:value="0.847504" calcext:value-type="float">
            <text:p>0.847504</text:p>
          </table:table-cell>
          <table:table-cell/>
          <table:table-cell office:value-type="float" office:value="31000" calcext:value-type="float">
            <text:p>31000</text:p>
          </table:table-cell>
          <table:table-cell office:value-type="float" office:value="0.889885" calcext:value-type="float">
            <text:p>0.889885</text:p>
          </table:table-cell>
          <table:table-cell table:number-columns-repeated="8"/>
          <table:table-cell office:value-type="float" office:value="31000" calcext:value-type="float">
            <text:p>31000</text:p>
          </table:table-cell>
          <table:table-cell office:value-type="float" office:value="0.903097" calcext:value-type="float">
            <text:p>0.903097</text:p>
          </table:table-cell>
          <table:table-cell/>
          <table:table-cell office:value-type="float" office:value="31000" calcext:value-type="float">
            <text:p>31000</text:p>
          </table:table-cell>
          <table:table-cell office:value-type="float" office:value="0.958841" calcext:value-type="float">
            <text:p>0.958841</text:p>
          </table:table-cell>
          <table:table-cell table:number-columns-repeated="11"/>
          <table:table-cell office:value-type="float" office:value="31000" calcext:value-type="float">
            <text:p>31000</text:p>
          </table:table-cell>
          <table:table-cell office:value-type="float" office:value="0.960005" calcext:value-type="float">
            <text:p>0.960005</text:p>
          </table:table-cell>
          <table:table-cell table:number-columns-repeated="8"/>
          <table:table-cell office:value-type="float" office:value="31000" calcext:value-type="float">
            <text:p>31000</text:p>
          </table:table-cell>
          <table:table-cell office:value-type="float" office:value="0.922273" calcext:value-type="float">
            <text:p>0.922273</text:p>
          </table:table-cell>
          <table:table-cell/>
          <table:table-cell office:value-type="float" office:value="31000" calcext:value-type="float">
            <text:p>31000</text:p>
          </table:table-cell>
          <table:table-cell office:value-type="float" office:value="1.081867" calcext:value-type="float">
            <text:p>1.081867</text:p>
          </table:table-cell>
          <table:table-cell table:number-columns-repeated="13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.002937" calcext:value-type="float">
            <text:p>1.002937</text:p>
          </table:table-cell>
          <table:table-cell table:number-columns-repeated="8"/>
          <table:table-cell office:value-type="float" office:value="32000" calcext:value-type="float">
            <text:p>32000</text:p>
          </table:table-cell>
          <table:table-cell office:value-type="float" office:value="0.852187" calcext:value-type="float">
            <text:p>0.852187</text:p>
          </table:table-cell>
          <table:table-cell/>
          <table:table-cell office:value-type="float" office:value="32000" calcext:value-type="float">
            <text:p>32000</text:p>
          </table:table-cell>
          <table:table-cell office:value-type="float" office:value="0.888951" calcext:value-type="float">
            <text:p>0.888951</text:p>
          </table:table-cell>
          <table:table-cell table:number-columns-repeated="8"/>
          <table:table-cell office:value-type="float" office:value="32000" calcext:value-type="float">
            <text:p>32000</text:p>
          </table:table-cell>
          <table:table-cell office:value-type="float" office:value="0.90725" calcext:value-type="float">
            <text:p>0.90725</text:p>
          </table:table-cell>
          <table:table-cell/>
          <table:table-cell office:value-type="float" office:value="32000" calcext:value-type="float">
            <text:p>32000</text:p>
          </table:table-cell>
          <table:table-cell office:value-type="float" office:value="0.959628" calcext:value-type="float">
            <text:p>0.959628</text:p>
          </table:table-cell>
          <table:table-cell table:number-columns-repeated="11"/>
          <table:table-cell office:value-type="float" office:value="32000" calcext:value-type="float">
            <text:p>32000</text:p>
          </table:table-cell>
          <table:table-cell office:value-type="float" office:value="0.96082" calcext:value-type="float">
            <text:p>0.96082</text:p>
          </table:table-cell>
          <table:table-cell table:number-columns-repeated="8"/>
          <table:table-cell office:value-type="float" office:value="32000" calcext:value-type="float">
            <text:p>32000</text:p>
          </table:table-cell>
          <table:table-cell office:value-type="float" office:value="0.915334" calcext:value-type="float">
            <text:p>0.915334</text:p>
          </table:table-cell>
          <table:table-cell/>
          <table:table-cell office:value-type="float" office:value="32000" calcext:value-type="float">
            <text:p>32000</text:p>
          </table:table-cell>
          <table:table-cell office:value-type="float" office:value="1.081751" calcext:value-type="float">
            <text:p>1.081751</text:p>
          </table:table-cell>
          <table:table-cell table:number-columns-repeated="13"/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1.001576" calcext:value-type="float">
            <text:p>1.001576</text:p>
          </table:table-cell>
          <table:table-cell table:number-columns-repeated="8"/>
          <table:table-cell office:value-type="float" office:value="33000" calcext:value-type="float">
            <text:p>33000</text:p>
          </table:table-cell>
          <table:table-cell office:value-type="float" office:value="0.858242" calcext:value-type="float">
            <text:p>0.858242</text:p>
          </table:table-cell>
          <table:table-cell/>
          <table:table-cell office:value-type="float" office:value="33000" calcext:value-type="float">
            <text:p>33000</text:p>
          </table:table-cell>
          <table:table-cell office:value-type="float" office:value="0.889044" calcext:value-type="float">
            <text:p>0.889044</text:p>
          </table:table-cell>
          <table:table-cell table:number-columns-repeated="8"/>
          <table:table-cell office:value-type="float" office:value="33000" calcext:value-type="float">
            <text:p>33000</text:p>
          </table:table-cell>
          <table:table-cell office:value-type="float" office:value="0.905527" calcext:value-type="float">
            <text:p>0.905527</text:p>
          </table:table-cell>
          <table:table-cell/>
          <table:table-cell office:value-type="float" office:value="33000" calcext:value-type="float">
            <text:p>33000</text:p>
          </table:table-cell>
          <table:table-cell office:value-type="float" office:value="0.953515" calcext:value-type="float">
            <text:p>0.953515</text:p>
          </table:table-cell>
          <table:table-cell table:number-columns-repeated="11"/>
          <table:table-cell office:value-type="float" office:value="33000" calcext:value-type="float">
            <text:p>33000</text:p>
          </table:table-cell>
          <table:table-cell office:value-type="float" office:value="0.952915" calcext:value-type="float">
            <text:p>0.952915</text:p>
          </table:table-cell>
          <table:table-cell table:number-columns-repeated="8"/>
          <table:table-cell office:value-type="float" office:value="33000" calcext:value-type="float">
            <text:p>33000</text:p>
          </table:table-cell>
          <table:table-cell office:value-type="float" office:value="0.912258" calcext:value-type="float">
            <text:p>0.912258</text:p>
          </table:table-cell>
          <table:table-cell/>
          <table:table-cell office:value-type="float" office:value="33000" calcext:value-type="float">
            <text:p>33000</text:p>
          </table:table-cell>
          <table:table-cell office:value-type="float" office:value="1.071165" calcext:value-type="float">
            <text:p>1.071165</text:p>
          </table:table-cell>
          <table:table-cell table:number-columns-repeated="13"/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1.003882" calcext:value-type="float">
            <text:p>1.003882</text:p>
          </table:table-cell>
          <table:table-cell table:number-columns-repeated="8"/>
          <table:table-cell office:value-type="float" office:value="34000" calcext:value-type="float">
            <text:p>34000</text:p>
          </table:table-cell>
          <table:table-cell office:value-type="float" office:value="0.856958" calcext:value-type="float">
            <text:p>0.856958</text:p>
          </table:table-cell>
          <table:table-cell table:number-columns-repeated="11"/>
          <table:table-cell office:value-type="float" office:value="34000" calcext:value-type="float">
            <text:p>34000</text:p>
          </table:table-cell>
          <table:table-cell office:value-type="float" office:value="0.911417" calcext:value-type="float">
            <text:p>0.911417</text:p>
          </table:table-cell>
          <table:table-cell/>
          <table:table-cell office:value-type="float" office:value="34000" calcext:value-type="float">
            <text:p>34000</text:p>
          </table:table-cell>
          <table:table-cell office:value-type="float" office:value="0.959475" calcext:value-type="float">
            <text:p>0.959475</text:p>
          </table:table-cell>
          <table:table-cell table:number-columns-repeated="11"/>
          <table:table-cell office:value-type="float" office:value="34000" calcext:value-type="float">
            <text:p>34000</text:p>
          </table:table-cell>
          <table:table-cell office:value-type="float" office:value="0.953364" calcext:value-type="float">
            <text:p>0.953364</text:p>
          </table:table-cell>
          <table:table-cell table:number-columns-repeated="8"/>
          <table:table-cell office:value-type="float" office:value="34000" calcext:value-type="float">
            <text:p>34000</text:p>
          </table:table-cell>
          <table:table-cell office:value-type="float" office:value="0.911021" calcext:value-type="float">
            <text:p>0.911021</text:p>
          </table:table-cell>
          <table:table-cell/>
          <table:table-cell office:value-type="float" office:value="34000" calcext:value-type="float">
            <text:p>34000</text:p>
          </table:table-cell>
          <table:table-cell office:value-type="float" office:value="1.072655" calcext:value-type="float">
            <text:p>1.072655</text:p>
          </table:table-cell>
          <table:table-cell table:number-columns-repeated="13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1.011598" calcext:value-type="float">
            <text:p>1.011598</text:p>
          </table:table-cell>
          <table:table-cell table:number-columns-repeated="8"/>
          <table:table-cell office:value-type="float" office:value="35000" calcext:value-type="float">
            <text:p>35000</text:p>
          </table:table-cell>
          <table:table-cell office:value-type="float" office:value="0.857314" calcext:value-type="float">
            <text:p>0.857314</text:p>
          </table:table-cell>
          <table:table-cell table:number-columns-repeated="11"/>
          <table:table-cell office:value-type="float" office:value="35000" calcext:value-type="float">
            <text:p>35000</text:p>
          </table:table-cell>
          <table:table-cell office:value-type="float" office:value="0.914343" calcext:value-type="float">
            <text:p>0.914343</text:p>
          </table:table-cell>
          <table:table-cell/>
          <table:table-cell office:value-type="float" office:value="35000" calcext:value-type="float">
            <text:p>35000</text:p>
          </table:table-cell>
          <table:table-cell office:value-type="float" office:value="0.962343" calcext:value-type="float">
            <text:p>0.962343</text:p>
          </table:table-cell>
          <table:table-cell table:number-columns-repeated="11"/>
          <table:table-cell office:value-type="float" office:value="35000" calcext:value-type="float">
            <text:p>35000</text:p>
          </table:table-cell>
          <table:table-cell office:value-type="float" office:value="0.954008" calcext:value-type="float">
            <text:p>0.954008</text:p>
          </table:table-cell>
          <table:table-cell table:number-columns-repeated="8"/>
          <table:table-cell office:value-type="float" office:value="35000" calcext:value-type="float">
            <text:p>35000</text:p>
          </table:table-cell>
          <table:table-cell office:value-type="float" office:value="0.920546" calcext:value-type="float">
            <text:p>0.920546</text:p>
          </table:table-cell>
          <table:table-cell/>
          <table:table-cell office:value-type="float" office:value="35000" calcext:value-type="float">
            <text:p>35000</text:p>
          </table:table-cell>
          <table:table-cell office:value-type="float" office:value="1.068757" calcext:value-type="float">
            <text:p>1.068757</text:p>
          </table:table-cell>
          <table:table-cell table:number-columns-repeated="13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.010887" calcext:value-type="float">
            <text:p>1.010887</text:p>
          </table:table-cell>
          <table:table-cell table:number-columns-repeated="8"/>
          <table:table-cell office:value-type="float" office:value="36000" calcext:value-type="float">
            <text:p>36000</text:p>
          </table:table-cell>
          <table:table-cell office:value-type="float" office:value="0.8585" calcext:value-type="float">
            <text:p>0.8585</text:p>
          </table:table-cell>
          <table:table-cell table:number-columns-repeated="11"/>
          <table:table-cell office:value-type="float" office:value="36000" calcext:value-type="float">
            <text:p>36000</text:p>
          </table:table-cell>
          <table:table-cell office:value-type="float" office:value="0.921389" calcext:value-type="float">
            <text:p>0.921389</text:p>
          </table:table-cell>
          <table:table-cell/>
          <table:table-cell office:value-type="float" office:value="36000" calcext:value-type="float">
            <text:p>36000</text:p>
          </table:table-cell>
          <table:table-cell office:value-type="float" office:value="0.966115" calcext:value-type="float">
            <text:p>0.966115</text:p>
          </table:table-cell>
          <table:table-cell table:number-columns-repeated="11"/>
          <table:table-cell office:value-type="float" office:value="36000" calcext:value-type="float">
            <text:p>36000</text:p>
          </table:table-cell>
          <table:table-cell office:value-type="float" office:value="0.963673" calcext:value-type="float">
            <text:p>0.963673</text:p>
          </table:table-cell>
          <table:table-cell table:number-columns-repeated="8"/>
          <table:table-cell office:value-type="float" office:value="36000" calcext:value-type="float">
            <text:p>36000</text:p>
          </table:table-cell>
          <table:table-cell office:value-type="float" office:value="0.915593" calcext:value-type="float">
            <text:p>0.915593</text:p>
          </table:table-cell>
          <table:table-cell/>
          <table:table-cell office:value-type="float" office:value="36000" calcext:value-type="float">
            <text:p>36000</text:p>
          </table:table-cell>
          <table:table-cell office:value-type="float" office:value="1.059905" calcext:value-type="float">
            <text:p>1.059905</text:p>
          </table:table-cell>
          <table:table-cell table:number-columns-repeated="13"/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1.008432" calcext:value-type="float">
            <text:p>1.008432</text:p>
          </table:table-cell>
          <table:table-cell table:number-columns-repeated="8"/>
          <table:table-cell office:value-type="float" office:value="37000" calcext:value-type="float">
            <text:p>37000</text:p>
          </table:table-cell>
          <table:table-cell office:value-type="float" office:value="0.855568" calcext:value-type="float">
            <text:p>0.855568</text:p>
          </table:table-cell>
          <table:table-cell table:number-columns-repeated="11"/>
          <table:table-cell office:value-type="float" office:value="37000" calcext:value-type="float">
            <text:p>37000</text:p>
          </table:table-cell>
          <table:table-cell office:value-type="float" office:value="0.921468" calcext:value-type="float">
            <text:p>0.921468</text:p>
          </table:table-cell>
          <table:table-cell/>
          <table:table-cell office:value-type="float" office:value="37000" calcext:value-type="float">
            <text:p>37000</text:p>
          </table:table-cell>
          <table:table-cell office:value-type="float" office:value="0.968865" calcext:value-type="float">
            <text:p>0.968865</text:p>
          </table:table-cell>
          <table:table-cell table:number-columns-repeated="11"/>
          <table:table-cell office:value-type="float" office:value="37000" calcext:value-type="float">
            <text:p>37000</text:p>
          </table:table-cell>
          <table:table-cell office:value-type="float" office:value="0.966225" calcext:value-type="float">
            <text:p>0.966225</text:p>
          </table:table-cell>
          <table:table-cell table:number-columns-repeated="8"/>
          <table:table-cell office:value-type="float" office:value="37000" calcext:value-type="float">
            <text:p>37000</text:p>
          </table:table-cell>
          <table:table-cell office:value-type="float" office:value="0.908467" calcext:value-type="float">
            <text:p>0.908467</text:p>
          </table:table-cell>
          <table:table-cell/>
          <table:table-cell office:value-type="float" office:value="37000" calcext:value-type="float">
            <text:p>37000</text:p>
          </table:table-cell>
          <table:table-cell office:value-type="float" office:value="1.053371" calcext:value-type="float">
            <text:p>1.053371</text:p>
          </table:table-cell>
          <table:table-cell table:number-columns-repeated="13"/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1.005841" calcext:value-type="float">
            <text:p>1.005841</text:p>
          </table:table-cell>
          <table:table-cell table:number-columns-repeated="8"/>
          <table:table-cell office:value-type="float" office:value="38000" calcext:value-type="float">
            <text:p>38000</text:p>
          </table:table-cell>
          <table:table-cell office:value-type="float" office:value="0.852" calcext:value-type="float">
            <text:p>0.852</text:p>
          </table:table-cell>
          <table:table-cell table:number-columns-repeated="14"/>
          <table:table-cell office:value-type="float" office:value="38000" calcext:value-type="float">
            <text:p>38000</text:p>
          </table:table-cell>
          <table:table-cell office:value-type="float" office:value="0.967684" calcext:value-type="float">
            <text:p>0.967684</text:p>
          </table:table-cell>
          <table:table-cell table:number-columns-repeated="11"/>
          <table:table-cell office:value-type="float" office:value="38000" calcext:value-type="float">
            <text:p>38000</text:p>
          </table:table-cell>
          <table:table-cell office:value-type="float" office:value="0.959796" calcext:value-type="float">
            <text:p>0.959796</text:p>
          </table:table-cell>
          <table:table-cell table:number-columns-repeated="8"/>
          <table:table-cell office:value-type="float" office:value="38000" calcext:value-type="float">
            <text:p>38000</text:p>
          </table:table-cell>
          <table:table-cell office:value-type="float" office:value="0.918929" calcext:value-type="float">
            <text:p>0.918929</text:p>
          </table:table-cell>
          <table:table-cell/>
          <table:table-cell office:value-type="float" office:value="38000" calcext:value-type="float">
            <text:p>38000</text:p>
          </table:table-cell>
          <table:table-cell office:value-type="float" office:value="1.049918" calcext:value-type="float">
            <text:p>1.049918</text:p>
          </table:table-cell>
          <table:table-cell table:number-columns-repeated="13"/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1.003333" calcext:value-type="float">
            <text:p>1.003333</text:p>
          </table:table-cell>
          <table:table-cell table:number-columns-repeated="8"/>
          <table:table-cell office:value-type="float" office:value="39000" calcext:value-type="float">
            <text:p>39000</text:p>
          </table:table-cell>
          <table:table-cell office:value-type="float" office:value="0.852769" calcext:value-type="float">
            <text:p>0.852769</text:p>
          </table:table-cell>
          <table:table-cell table:number-columns-repeated="14"/>
          <table:table-cell office:value-type="float" office:value="39000" calcext:value-type="float">
            <text:p>39000</text:p>
          </table:table-cell>
          <table:table-cell office:value-type="float" office:value="0.962462" calcext:value-type="float">
            <text:p>0.962462</text:p>
          </table:table-cell>
          <table:table-cell table:number-columns-repeated="11"/>
          <table:table-cell office:value-type="float" office:value="39000" calcext:value-type="float">
            <text:p>39000</text:p>
          </table:table-cell>
          <table:table-cell office:value-type="float" office:value="0.958776" calcext:value-type="float">
            <text:p>0.958776</text:p>
          </table:table-cell>
          <table:table-cell table:number-columns-repeated="8"/>
          <table:table-cell office:value-type="float" office:value="39000" calcext:value-type="float">
            <text:p>39000</text:p>
          </table:table-cell>
          <table:table-cell office:value-type="float" office:value="0.916902" calcext:value-type="float">
            <text:p>0.916902</text:p>
          </table:table-cell>
          <table:table-cell/>
          <table:table-cell office:value-type="float" office:value="39000" calcext:value-type="float">
            <text:p>39000</text:p>
          </table:table-cell>
          <table:table-cell office:value-type="float" office:value="1.044178" calcext:value-type="float">
            <text:p>1.044178</text:p>
          </table:table-cell>
          <table:table-cell table:number-columns-repeated="13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.0019" calcext:value-type="float">
            <text:p>1.0019</text:p>
          </table:table-cell>
          <table:table-cell table:number-columns-repeated="8"/>
          <table:table-cell office:value-type="float" office:value="40000" calcext:value-type="float">
            <text:p>40000</text:p>
          </table:table-cell>
          <table:table-cell office:value-type="float" office:value="0.8528" calcext:value-type="float">
            <text:p>0.8528</text:p>
          </table:table-cell>
          <table:table-cell table:number-columns-repeated="14"/>
          <table:table-cell office:value-type="float" office:value="40000" calcext:value-type="float">
            <text:p>40000</text:p>
          </table:table-cell>
          <table:table-cell office:value-type="float" office:value="0.96005" calcext:value-type="float">
            <text:p>0.96005</text:p>
          </table:table-cell>
          <table:table-cell table:number-columns-repeated="11"/>
          <table:table-cell office:value-type="float" office:value="40000" calcext:value-type="float">
            <text:p>40000</text:p>
          </table:table-cell>
          <table:table-cell office:value-type="float" office:value="0.953005" calcext:value-type="float">
            <text:p>0.953005</text:p>
          </table:table-cell>
          <table:table-cell table:number-columns-repeated="8"/>
          <table:table-cell office:value-type="float" office:value="40000" calcext:value-type="float">
            <text:p>40000</text:p>
          </table:table-cell>
          <table:table-cell office:value-type="float" office:value="0.917029" calcext:value-type="float">
            <text:p>0.917029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1.035829" calcext:value-type="float">
            <text:p>1.035829</text:p>
          </table:table-cell>
          <table:table-cell table:number-columns-repeated="13"/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0.995025" calcext:value-type="float">
            <text:p>0.995025</text:p>
          </table:table-cell>
          <table:table-cell table:number-columns-repeated="24"/>
          <table:table-cell office:value-type="float" office:value="41000" calcext:value-type="float">
            <text:p>41000</text:p>
          </table:table-cell>
          <table:table-cell office:value-type="float" office:value="0.955319" calcext:value-type="float">
            <text:p>0.955319</text:p>
          </table:table-cell>
          <table:table-cell table:number-columns-repeated="11"/>
          <table:table-cell office:value-type="float" office:value="41000" calcext:value-type="float">
            <text:p>41000</text:p>
          </table:table-cell>
          <table:table-cell office:value-type="float" office:value="0.948883" calcext:value-type="float">
            <text:p>0.948883</text:p>
          </table:table-cell>
          <table:table-cell table:number-columns-repeated="8"/>
          <table:table-cell office:value-type="float" office:value="41000" calcext:value-type="float">
            <text:p>41000</text:p>
          </table:table-cell>
          <table:table-cell office:value-type="float" office:value="0.925249" calcext:value-type="float">
            <text:p>0.925249</text:p>
          </table:table-cell>
          <table:table-cell/>
          <table:table-cell office:value-type="float" office:value="41000" calcext:value-type="float">
            <text:p>41000</text:p>
          </table:table-cell>
          <table:table-cell office:value-type="float" office:value="1.039339" calcext:value-type="float">
            <text:p>1.039339</text:p>
          </table:table-cell>
          <table:table-cell table:number-columns-repeated="13"/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0.994096" calcext:value-type="float">
            <text:p>0.994096</text:p>
          </table:table-cell>
          <table:table-cell table:number-columns-repeated="24"/>
          <table:table-cell office:value-type="float" office:value="42000" calcext:value-type="float">
            <text:p>42000</text:p>
          </table:table-cell>
          <table:table-cell office:value-type="float" office:value="0.964525" calcext:value-type="float">
            <text:p>0.964525</text:p>
          </table:table-cell>
          <table:table-cell table:number-columns-repeated="11"/>
          <table:table-cell office:value-type="float" office:value="42000" calcext:value-type="float">
            <text:p>42000</text:p>
          </table:table-cell>
          <table:table-cell office:value-type="float" office:value="0.952624" calcext:value-type="float">
            <text:p>0.952624</text:p>
          </table:table-cell>
          <table:table-cell table:number-columns-repeated="8"/>
          <table:table-cell office:value-type="float" office:value="42000" calcext:value-type="float">
            <text:p>42000</text:p>
          </table:table-cell>
          <table:table-cell office:value-type="float" office:value="0.916226" calcext:value-type="float">
            <text:p>0.916226</text:p>
          </table:table-cell>
          <table:table-cell/>
          <table:table-cell office:value-type="float" office:value="42000" calcext:value-type="float">
            <text:p>42000</text:p>
          </table:table-cell>
          <table:table-cell office:value-type="float" office:value="1.034742" calcext:value-type="float">
            <text:p>1.034742</text:p>
          </table:table-cell>
          <table:table-cell table:number-columns-repeated="13"/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0.992791" calcext:value-type="float">
            <text:p>0.992791</text:p>
          </table:table-cell>
          <table:table-cell table:number-columns-repeated="24"/>
          <table:table-cell office:value-type="float" office:value="43000" calcext:value-type="float">
            <text:p>43000</text:p>
          </table:table-cell>
          <table:table-cell office:value-type="float" office:value="0.962512" calcext:value-type="float">
            <text:p>0.962512</text:p>
          </table:table-cell>
          <table:table-cell table:number-columns-repeated="11"/>
          <table:table-cell office:value-type="float" office:value="43000" calcext:value-type="float">
            <text:p>43000</text:p>
          </table:table-cell>
          <table:table-cell office:value-type="float" office:value="0.950935" calcext:value-type="float">
            <text:p>0.950935</text:p>
          </table:table-cell>
          <table:table-cell table:number-columns-repeated="8"/>
          <table:table-cell office:value-type="float" office:value="43000" calcext:value-type="float">
            <text:p>43000</text:p>
          </table:table-cell>
          <table:table-cell office:value-type="float" office:value="0.912633" calcext:value-type="float">
            <text:p>0.912633</text:p>
          </table:table-cell>
          <table:table-cell/>
          <table:table-cell office:value-type="float" office:value="43000" calcext:value-type="float">
            <text:p>43000</text:p>
          </table:table-cell>
          <table:table-cell office:value-type="float" office:value="1.031889" calcext:value-type="float">
            <text:p>1.031889</text:p>
          </table:table-cell>
          <table:table-cell table:number-columns-repeated="13"/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0.991819" calcext:value-type="float">
            <text:p>0.991819</text:p>
          </table:table-cell>
          <table:table-cell table:number-columns-repeated="24"/>
          <table:table-cell office:value-type="float" office:value="44000" calcext:value-type="float">
            <text:p>44000</text:p>
          </table:table-cell>
          <table:table-cell office:value-type="float" office:value="0.968229" calcext:value-type="float">
            <text:p>0.968229</text:p>
          </table:table-cell>
          <table:table-cell table:number-columns-repeated="11"/>
          <table:table-cell office:value-type="float" office:value="44000" calcext:value-type="float">
            <text:p>44000</text:p>
          </table:table-cell>
          <table:table-cell office:value-type="float" office:value="0.94955" calcext:value-type="float">
            <text:p>0.94955</text:p>
          </table:table-cell>
          <table:table-cell table:number-columns-repeated="8"/>
          <table:table-cell office:value-type="float" office:value="44000" calcext:value-type="float">
            <text:p>44000</text:p>
          </table:table-cell>
          <table:table-cell office:value-type="float" office:value="0.910214" calcext:value-type="float">
            <text:p>0.910214</text:p>
          </table:table-cell>
          <table:table-cell/>
          <table:table-cell office:value-type="float" office:value="44000" calcext:value-type="float">
            <text:p>44000</text:p>
          </table:table-cell>
          <table:table-cell office:value-type="float" office:value="1.02644" calcext:value-type="float">
            <text:p>1.02644</text:p>
          </table:table-cell>
          <table:table-cell table:number-columns-repeated="13"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0.98929" calcext:value-type="float">
            <text:p>0.98929</text:p>
          </table:table-cell>
          <table:table-cell table:number-columns-repeated="24"/>
          <table:table-cell office:value-type="float" office:value="45000" calcext:value-type="float">
            <text:p>45000</text:p>
          </table:table-cell>
          <table:table-cell office:value-type="float" office:value="0.967913" calcext:value-type="float">
            <text:p>0.967913</text:p>
          </table:table-cell>
          <table:table-cell table:number-columns-repeated="11"/>
          <table:table-cell office:value-type="float" office:value="45000" calcext:value-type="float">
            <text:p>45000</text:p>
          </table:table-cell>
          <table:table-cell office:value-type="float" office:value="0.951293" calcext:value-type="float">
            <text:p>0.951293</text:p>
          </table:table-cell>
          <table:table-cell table:number-columns-repeated="8"/>
          <table:table-cell office:value-type="float" office:value="45000" calcext:value-type="float">
            <text:p>45000</text:p>
          </table:table-cell>
          <table:table-cell office:value-type="float" office:value="0.917096" calcext:value-type="float">
            <text:p>0.917096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1.027941" calcext:value-type="float">
            <text:p>1.027941</text:p>
          </table:table-cell>
          <table:table-cell table:number-columns-repeated="13"/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0.988784" calcext:value-type="float">
            <text:p>0.988784</text:p>
          </table:table-cell>
          <table:table-cell table:number-columns-repeated="24"/>
          <table:table-cell office:value-type="float" office:value="46000" calcext:value-type="float">
            <text:p>46000</text:p>
          </table:table-cell>
          <table:table-cell office:value-type="float" office:value="0.968696" calcext:value-type="float">
            <text:p>0.968696</text:p>
          </table:table-cell>
          <table:table-cell table:number-columns-repeated="11"/>
          <table:table-cell office:value-type="float" office:value="46000" calcext:value-type="float">
            <text:p>46000</text:p>
          </table:table-cell>
          <table:table-cell office:value-type="float" office:value="0.951091" calcext:value-type="float">
            <text:p>0.951091</text:p>
          </table:table-cell>
          <table:table-cell table:number-columns-repeated="8"/>
          <table:table-cell office:value-type="float" office:value="46000" calcext:value-type="float">
            <text:p>46000</text:p>
          </table:table-cell>
          <table:table-cell office:value-type="float" office:value="0.916641" calcext:value-type="float">
            <text:p>0.916641</text:p>
          </table:table-cell>
          <table:table-cell/>
          <table:table-cell office:value-type="float" office:value="46000" calcext:value-type="float">
            <text:p>46000</text:p>
          </table:table-cell>
          <table:table-cell office:value-type="float" office:value="1.030332" calcext:value-type="float">
            <text:p>1.030332</text:p>
          </table:table-cell>
          <table:table-cell table:number-columns-repeated="13"/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0.987618" calcext:value-type="float">
            <text:p>0.987618</text:p>
          </table:table-cell>
          <table:table-cell table:number-columns-repeated="24"/>
          <table:table-cell office:value-type="float" office:value="47000" calcext:value-type="float">
            <text:p>47000</text:p>
          </table:table-cell>
          <table:table-cell office:value-type="float" office:value="0.973022" calcext:value-type="float">
            <text:p>0.973022</text:p>
          </table:table-cell>
          <table:table-cell table:number-columns-repeated="11"/>
          <table:table-cell office:value-type="float" office:value="47000" calcext:value-type="float">
            <text:p>47000</text:p>
          </table:table-cell>
          <table:table-cell office:value-type="float" office:value="0.955068" calcext:value-type="float">
            <text:p>0.955068</text:p>
          </table:table-cell>
          <table:table-cell table:number-columns-repeated="8"/>
          <table:table-cell office:value-type="float" office:value="47000" calcext:value-type="float">
            <text:p>47000</text:p>
          </table:table-cell>
          <table:table-cell office:value-type="float" office:value="0.92075" calcext:value-type="float">
            <text:p>0.92075</text:p>
          </table:table-cell>
          <table:table-cell/>
          <table:table-cell office:value-type="float" office:value="47000" calcext:value-type="float">
            <text:p>47000</text:p>
          </table:table-cell>
          <table:table-cell office:value-type="float" office:value="1.033854" calcext:value-type="float">
            <text:p>1.033854</text:p>
          </table:table-cell>
          <table:table-cell table:number-columns-repeated="13"/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0.987209" calcext:value-type="float">
            <text:p>0.987209</text:p>
          </table:table-cell>
          <table:table-cell table:number-columns-repeated="24"/>
          <table:table-cell office:value-type="float" office:value="48000" calcext:value-type="float">
            <text:p>48000</text:p>
          </table:table-cell>
          <table:table-cell office:value-type="float" office:value="0.968251" calcext:value-type="float">
            <text:p>0.968251</text:p>
          </table:table-cell>
          <table:table-cell table:number-columns-repeated="11"/>
          <table:table-cell office:value-type="float" office:value="48000" calcext:value-type="float">
            <text:p>48000</text:p>
          </table:table-cell>
          <table:table-cell office:value-type="float" office:value="0.951714" calcext:value-type="float">
            <text:p>0.951714</text:p>
          </table:table-cell>
          <table:table-cell table:number-columns-repeated="8"/>
          <table:table-cell office:value-type="float" office:value="48000" calcext:value-type="float">
            <text:p>48000</text:p>
          </table:table-cell>
          <table:table-cell office:value-type="float" office:value="0.922897" calcext:value-type="float">
            <text:p>0.922897</text:p>
          </table:table-cell>
          <table:table-cell/>
          <table:table-cell office:value-type="float" office:value="48000" calcext:value-type="float">
            <text:p>48000</text:p>
          </table:table-cell>
          <table:table-cell office:value-type="float" office:value="1.032732" calcext:value-type="float">
            <text:p>1.032732</text:p>
          </table:table-cell>
          <table:table-cell table:number-columns-repeated="13"/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0.98596" calcext:value-type="float">
            <text:p>0.98596</text:p>
          </table:table-cell>
          <table:table-cell table:number-columns-repeated="24"/>
          <table:table-cell office:value-type="float" office:value="49000" calcext:value-type="float">
            <text:p>49000</text:p>
          </table:table-cell>
          <table:table-cell office:value-type="float" office:value="0.970451" calcext:value-type="float">
            <text:p>0.970451</text:p>
          </table:table-cell>
          <table:table-cell table:number-columns-repeated="11"/>
          <table:table-cell office:value-type="float" office:value="49000" calcext:value-type="float">
            <text:p>49000</text:p>
          </table:table-cell>
          <table:table-cell office:value-type="float" office:value="0.949922" calcext:value-type="float">
            <text:p>0.949922</text:p>
          </table:table-cell>
          <table:table-cell table:number-columns-repeated="8"/>
          <table:table-cell office:value-type="float" office:value="49000" calcext:value-type="float">
            <text:p>49000</text:p>
          </table:table-cell>
          <table:table-cell office:value-type="float" office:value="0.924718" calcext:value-type="float">
            <text:p>0.924718</text:p>
          </table:table-cell>
          <table:table-cell/>
          <table:table-cell office:value-type="float" office:value="49000" calcext:value-type="float">
            <text:p>49000</text:p>
          </table:table-cell>
          <table:table-cell office:value-type="float" office:value="1.033533" calcext:value-type="float">
            <text:p>1.033533</text:p>
          </table:table-cell>
          <table:table-cell table:number-columns-repeated="1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982522" calcext:value-type="float">
            <text:p>0.982522</text:p>
          </table:table-cell>
          <table:table-cell table:number-columns-repeated="24"/>
          <table:table-cell office:value-type="float" office:value="50000" calcext:value-type="float">
            <text:p>50000</text:p>
          </table:table-cell>
          <table:table-cell office:value-type="float" office:value="0.969681" calcext:value-type="float">
            <text:p>0.969681</text:p>
          </table:table-cell>
          <table:table-cell table:number-columns-repeated="11"/>
          <table:table-cell office:value-type="float" office:value="50000" calcext:value-type="float">
            <text:p>50000</text:p>
          </table:table-cell>
          <table:table-cell office:value-type="float" office:value="0.944644" calcext:value-type="float">
            <text:p>0.944644</text:p>
          </table:table-cell>
          <table:table-cell table:number-columns-repeated="8"/>
          <table:table-cell office:value-type="float" office:value="50000" calcext:value-type="float">
            <text:p>50000</text:p>
          </table:table-cell>
          <table:table-cell office:value-type="float" office:value="0.931425" calcext:value-type="float">
            <text:p>0.931425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1.032263" calcext:value-type="float">
            <text:p>1.032263</text:p>
          </table:table-cell>
          <table:table-cell table:number-columns-repeated="13"/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0.980002" calcext:value-type="float">
            <text:p>0.980002</text:p>
          </table:table-cell>
          <table:table-cell table:number-columns-repeated="24"/>
          <table:table-cell office:value-type="float" office:value="51000" calcext:value-type="float">
            <text:p>51000</text:p>
          </table:table-cell>
          <table:table-cell office:value-type="float" office:value="0.971886" calcext:value-type="float">
            <text:p>0.971886</text:p>
          </table:table-cell>
          <table:table-cell table:number-columns-repeated="11"/>
          <table:table-cell office:value-type="float" office:value="51000" calcext:value-type="float">
            <text:p>51000</text:p>
          </table:table-cell>
          <table:table-cell office:value-type="float" office:value="0.949141" calcext:value-type="float">
            <text:p>0.949141</text:p>
          </table:table-cell>
          <table:table-cell table:number-columns-repeated="8"/>
          <table:table-cell office:value-type="float" office:value="51000" calcext:value-type="float">
            <text:p>51000</text:p>
          </table:table-cell>
          <table:table-cell office:value-type="float" office:value="0.936375" calcext:value-type="float">
            <text:p>0.936375</text:p>
          </table:table-cell>
          <table:table-cell/>
          <table:table-cell office:value-type="float" office:value="51000" calcext:value-type="float">
            <text:p>51000</text:p>
          </table:table-cell>
          <table:table-cell office:value-type="float" office:value="1.026731" calcext:value-type="float">
            <text:p>1.026731</text:p>
          </table:table-cell>
          <table:table-cell table:number-columns-repeated="13"/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0.977463" calcext:value-type="float">
            <text:p>0.977463</text:p>
          </table:table-cell>
          <table:table-cell table:number-columns-repeated="24"/>
          <table:table-cell office:value-type="float" office:value="52000" calcext:value-type="float">
            <text:p>52000</text:p>
          </table:table-cell>
          <table:table-cell office:value-type="float" office:value="0.97104" calcext:value-type="float">
            <text:p>0.97104</text:p>
          </table:table-cell>
          <table:table-cell table:number-columns-repeated="11"/>
          <table:table-cell office:value-type="float" office:value="52000" calcext:value-type="float">
            <text:p>52000</text:p>
          </table:table-cell>
          <table:table-cell office:value-type="float" office:value="0.949735" calcext:value-type="float">
            <text:p>0.949735</text:p>
          </table:table-cell>
          <table:table-cell table:number-columns-repeated="8"/>
          <table:table-cell office:value-type="float" office:value="52000" calcext:value-type="float">
            <text:p>52000</text:p>
          </table:table-cell>
          <table:table-cell office:value-type="float" office:value="0.937293" calcext:value-type="float">
            <text:p>0.937293</text:p>
          </table:table-cell>
          <table:table-cell/>
          <table:table-cell office:value-type="float" office:value="52000" calcext:value-type="float">
            <text:p>52000</text:p>
          </table:table-cell>
          <table:table-cell office:value-type="float" office:value="1.021605" calcext:value-type="float">
            <text:p>1.021605</text:p>
          </table:table-cell>
          <table:table-cell table:number-columns-repeated="13"/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0.978945" calcext:value-type="float">
            <text:p>0.978945</text:p>
          </table:table-cell>
          <table:table-cell table:number-columns-repeated="24"/>
          <table:table-cell office:value-type="float" office:value="53000" calcext:value-type="float">
            <text:p>53000</text:p>
          </table:table-cell>
          <table:table-cell office:value-type="float" office:value="0.971021" calcext:value-type="float">
            <text:p>0.971021</text:p>
          </table:table-cell>
          <table:table-cell table:number-columns-repeated="11"/>
          <table:table-cell office:value-type="float" office:value="53000" calcext:value-type="float">
            <text:p>53000</text:p>
          </table:table-cell>
          <table:table-cell office:value-type="float" office:value="0.948947" calcext:value-type="float">
            <text:p>0.948947</text:p>
          </table:table-cell>
          <table:table-cell table:number-columns-repeated="8"/>
          <table:table-cell office:value-type="float" office:value="53000" calcext:value-type="float">
            <text:p>53000</text:p>
          </table:table-cell>
          <table:table-cell office:value-type="float" office:value="0.933721" calcext:value-type="float">
            <text:p>0.933721</text:p>
          </table:table-cell>
          <table:table-cell/>
          <table:table-cell office:value-type="float" office:value="53000" calcext:value-type="float">
            <text:p>53000</text:p>
          </table:table-cell>
          <table:table-cell office:value-type="float" office:value="1.018708" calcext:value-type="float">
            <text:p>1.018708</text:p>
          </table:table-cell>
          <table:table-cell table:number-columns-repeated="13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0.974594" calcext:value-type="float">
            <text:p>0.974594</text:p>
          </table:table-cell>
          <table:table-cell table:number-columns-repeated="37"/>
          <table:table-cell office:value-type="float" office:value="54000" calcext:value-type="float">
            <text:p>54000</text:p>
          </table:table-cell>
          <table:table-cell office:value-type="float" office:value="0.951152" calcext:value-type="float">
            <text:p>0.951152</text:p>
          </table:table-cell>
          <table:table-cell table:number-columns-repeated="8"/>
          <table:table-cell office:value-type="float" office:value="54000" calcext:value-type="float">
            <text:p>54000</text:p>
          </table:table-cell>
          <table:table-cell office:value-type="float" office:value="0.939317" calcext:value-type="float">
            <text:p>0.939317</text:p>
          </table:table-cell>
          <table:table-cell/>
          <table:table-cell office:value-type="float" office:value="54000" calcext:value-type="float">
            <text:p>54000</text:p>
          </table:table-cell>
          <table:table-cell office:value-type="float" office:value="1.0241" calcext:value-type="float">
            <text:p>1.0241</text:p>
          </table:table-cell>
          <table:table-cell table:number-columns-repeated="13"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0.972293" calcext:value-type="float">
            <text:p>0.972293</text:p>
          </table:table-cell>
          <table:table-cell table:number-columns-repeated="37"/>
          <table:table-cell office:value-type="float" office:value="55000" calcext:value-type="float">
            <text:p>55000</text:p>
          </table:table-cell>
          <table:table-cell office:value-type="float" office:value="0.958114" calcext:value-type="float">
            <text:p>0.958114</text:p>
          </table:table-cell>
          <table:table-cell table:number-columns-repeated="8"/>
          <table:table-cell office:value-type="float" office:value="55000" calcext:value-type="float">
            <text:p>55000</text:p>
          </table:table-cell>
          <table:table-cell office:value-type="float" office:value="0.938311" calcext:value-type="float">
            <text:p>0.938311</text:p>
          </table:table-cell>
          <table:table-cell/>
          <table:table-cell office:value-type="float" office:value="55000" calcext:value-type="float">
            <text:p>55000</text:p>
          </table:table-cell>
          <table:table-cell office:value-type="float" office:value="1.026568" calcext:value-type="float">
            <text:p>1.026568</text:p>
          </table:table-cell>
          <table:table-cell table:number-columns-repeated="13"/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0.972288" calcext:value-type="float">
            <text:p>0.972288</text:p>
          </table:table-cell>
          <table:table-cell table:number-columns-repeated="37"/>
          <table:table-cell office:value-type="float" office:value="56000" calcext:value-type="float">
            <text:p>56000</text:p>
          </table:table-cell>
          <table:table-cell office:value-type="float" office:value="0.959147" calcext:value-type="float">
            <text:p>0.959147</text:p>
          </table:table-cell>
          <table:table-cell table:number-columns-repeated="8"/>
          <table:table-cell office:value-type="float" office:value="56000" calcext:value-type="float">
            <text:p>56000</text:p>
          </table:table-cell>
          <table:table-cell office:value-type="float" office:value="0.942447" calcext:value-type="float">
            <text:p>0.942447</text:p>
          </table:table-cell>
          <table:table-cell/>
          <table:table-cell office:value-type="float" office:value="56000" calcext:value-type="float">
            <text:p>56000</text:p>
          </table:table-cell>
          <table:table-cell office:value-type="float" office:value="1.027809" calcext:value-type="float">
            <text:p>1.027809</text:p>
          </table:table-cell>
          <table:table-cell table:number-columns-repeated="13"/>
        </table:table-row>
        <table:table-row table:style-name="ro1">
          <table:table-cell table:number-columns-repeated="39"/>
          <table:table-cell office:value-type="float" office:value="57000" calcext:value-type="float">
            <text:p>57000</text:p>
          </table:table-cell>
          <table:table-cell office:value-type="float" office:value="0.956812" calcext:value-type="float">
            <text:p>0.956812</text:p>
          </table:table-cell>
          <table:table-cell table:number-columns-repeated="8"/>
          <table:table-cell office:value-type="float" office:value="57000" calcext:value-type="float">
            <text:p>57000</text:p>
          </table:table-cell>
          <table:table-cell office:value-type="float" office:value="0.943562" calcext:value-type="float">
            <text:p>0.943562</text:p>
          </table:table-cell>
          <table:table-cell/>
          <table:table-cell office:value-type="float" office:value="57000" calcext:value-type="float">
            <text:p>57000</text:p>
          </table:table-cell>
          <table:table-cell office:value-type="float" office:value="1.025391" calcext:value-type="float">
            <text:p>1.025391</text:p>
          </table:table-cell>
          <table:table-cell table:number-columns-repeated="13"/>
        </table:table-row>
        <table:table-row table:style-name="ro1">
          <table:table-cell table:number-columns-repeated="39"/>
          <table:table-cell office:value-type="float" office:value="58000" calcext:value-type="float">
            <text:p>58000</text:p>
          </table:table-cell>
          <table:table-cell office:value-type="float" office:value="0.956798" calcext:value-type="float">
            <text:p>0.956798</text:p>
          </table:table-cell>
          <table:table-cell table:number-columns-repeated="8"/>
          <table:table-cell office:value-type="float" office:value="58000" calcext:value-type="float">
            <text:p>58000</text:p>
          </table:table-cell>
          <table:table-cell office:value-type="float" office:value="0.944711" calcext:value-type="float">
            <text:p>0.944711</text:p>
          </table:table-cell>
          <table:table-cell/>
          <table:table-cell office:value-type="float" office:value="58000" calcext:value-type="float">
            <text:p>58000</text:p>
          </table:table-cell>
          <table:table-cell office:value-type="float" office:value="1.027228" calcext:value-type="float">
            <text:p>1.027228</text:p>
          </table:table-cell>
          <table:table-cell table:number-columns-repeated="13"/>
        </table:table-row>
        <table:table-row table:style-name="ro1">
          <table:table-cell table:number-columns-repeated="49"/>
          <table:table-cell office:value-type="float" office:value="59000" calcext:value-type="float">
            <text:p>59000</text:p>
          </table:table-cell>
          <table:table-cell office:value-type="float" office:value="0.945203" calcext:value-type="float">
            <text:p>0.945203</text:p>
          </table:table-cell>
          <table:table-cell/>
          <table:table-cell office:value-type="float" office:value="59000" calcext:value-type="float">
            <text:p>59000</text:p>
          </table:table-cell>
          <table:table-cell office:value-type="float" office:value="1.030528" calcext:value-type="float">
            <text:p>1.030528</text:p>
          </table:table-cell>
          <table:table-cell table:number-columns-repeated="13"/>
        </table:table-row>
        <table:table-row table:style-name="ro1">
          <table:table-cell table:number-columns-repeated="49"/>
          <table:table-cell office:value-type="float" office:value="60000" calcext:value-type="float">
            <text:p>60000</text:p>
          </table:table-cell>
          <table:table-cell office:value-type="float" office:value="0.942151" calcext:value-type="float">
            <text:p>0.942151</text:p>
          </table:table-cell>
          <table:table-cell/>
          <table:table-cell office:value-type="float" office:value="60000" calcext:value-type="float">
            <text:p>60000</text:p>
          </table:table-cell>
          <table:table-cell office:value-type="float" office:value="1.030885" calcext:value-type="float">
            <text:p>1.030885</text:p>
          </table:table-cell>
          <table:table-cell table:number-columns-repeated="13"/>
        </table:table-row>
        <table:table-row table:style-name="ro1">
          <table:table-cell table:number-columns-repeated="49"/>
          <table:table-cell office:value-type="float" office:value="61000" calcext:value-type="float">
            <text:p>61000</text:p>
          </table:table-cell>
          <table:table-cell office:value-type="float" office:value="0.944574" calcext:value-type="float">
            <text:p>0.944574</text:p>
          </table:table-cell>
          <table:table-cell/>
          <table:table-cell office:value-type="float" office:value="61000" calcext:value-type="float">
            <text:p>61000</text:p>
          </table:table-cell>
          <table:table-cell office:value-type="float" office:value="1.029167" calcext:value-type="float">
            <text:p>1.029167</text:p>
          </table:table-cell>
          <table:table-cell table:number-columns-repeated="13"/>
        </table:table-row>
        <table:table-row table:style-name="ro1">
          <table:table-cell table:number-columns-repeated="49"/>
          <table:table-cell office:value-type="float" office:value="62000" calcext:value-type="float">
            <text:p>62000</text:p>
          </table:table-cell>
          <table:table-cell office:value-type="float" office:value="0.947952" calcext:value-type="float">
            <text:p>0.947952</text:p>
          </table:table-cell>
          <table:table-cell/>
          <table:table-cell office:value-type="float" office:value="62000" calcext:value-type="float">
            <text:p>62000</text:p>
          </table:table-cell>
          <table:table-cell office:value-type="float" office:value="1.028534" calcext:value-type="float">
            <text:p>1.028534</text:p>
          </table:table-cell>
          <table:table-cell table:number-columns-repeated="13"/>
        </table:table-row>
        <table:table-row table:style-name="ro1">
          <table:table-cell table:number-columns-repeated="49"/>
          <table:table-cell office:value-type="float" office:value="63000" calcext:value-type="float">
            <text:p>63000</text:p>
          </table:table-cell>
          <table:table-cell office:value-type="float" office:value="0.945351" calcext:value-type="float">
            <text:p>0.945351</text:p>
          </table:table-cell>
          <table:table-cell/>
          <table:table-cell office:value-type="float" office:value="63000" calcext:value-type="float">
            <text:p>63000</text:p>
          </table:table-cell>
          <table:table-cell office:value-type="float" office:value="1.029129" calcext:value-type="float">
            <text:p>1.029129</text:p>
          </table:table-cell>
          <table:table-cell table:number-columns-repeated="13"/>
        </table:table-row>
        <table:table-row table:style-name="ro1">
          <table:table-cell table:number-columns-repeated="49"/>
          <table:table-cell office:value-type="float" office:value="64000" calcext:value-type="float">
            <text:p>64000</text:p>
          </table:table-cell>
          <table:table-cell office:value-type="float" office:value="0.944049" calcext:value-type="float">
            <text:p>0.944049</text:p>
          </table:table-cell>
          <table:table-cell/>
          <table:table-cell office:value-type="float" office:value="64000" calcext:value-type="float">
            <text:p>64000</text:p>
          </table:table-cell>
          <table:table-cell office:value-type="float" office:value="1.029986" calcext:value-type="float">
            <text:p>1.029986</text:p>
          </table:table-cell>
          <table:table-cell table:number-columns-repeated="13"/>
        </table:table-row>
        <table:table-row table:style-name="ro1">
          <table:table-cell table:number-columns-repeated="49"/>
          <table:table-cell office:value-type="float" office:value="65000" calcext:value-type="float">
            <text:p>65000</text:p>
          </table:table-cell>
          <table:table-cell office:value-type="float" office:value="0.941987" calcext:value-type="float">
            <text:p>0.941987</text:p>
          </table:table-cell>
          <table:table-cell/>
          <table:table-cell office:value-type="float" office:value="65000" calcext:value-type="float">
            <text:p>65000</text:p>
          </table:table-cell>
          <table:table-cell office:value-type="float" office:value="1.026296" calcext:value-type="float">
            <text:p>1.026296</text:p>
          </table:table-cell>
          <table:table-cell table:number-columns-repeated="13"/>
        </table:table-row>
        <table:table-row table:style-name="ro1">
          <table:table-cell table:number-columns-repeated="49"/>
          <table:table-cell office:value-type="float" office:value="66000" calcext:value-type="float">
            <text:p>66000</text:p>
          </table:table-cell>
          <table:table-cell office:value-type="float" office:value="0.93917" calcext:value-type="float">
            <text:p>0.93917</text:p>
          </table:table-cell>
          <table:table-cell/>
          <table:table-cell office:value-type="float" office:value="66000" calcext:value-type="float">
            <text:p>66000</text:p>
          </table:table-cell>
          <table:table-cell office:value-type="float" office:value="1.028049" calcext:value-type="float">
            <text:p>1.028049</text:p>
          </table:table-cell>
          <table:table-cell table:number-columns-repeated="13"/>
        </table:table-row>
        <table:table-row table:style-name="ro1">
          <table:table-cell table:number-columns-repeated="49"/>
          <table:table-cell office:value-type="float" office:value="67000" calcext:value-type="float">
            <text:p>67000</text:p>
          </table:table-cell>
          <table:table-cell office:value-type="float" office:value="0.939751" calcext:value-type="float">
            <text:p>0.939751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float" office:value="1.023989" calcext:value-type="float">
            <text:p>1.023989</text:p>
          </table:table-cell>
          <table:table-cell table:number-columns-repeated="13"/>
        </table:table-row>
        <table:table-row table:style-name="ro1">
          <table:table-cell table:number-columns-repeated="49"/>
          <table:table-cell office:value-type="float" office:value="68000" calcext:value-type="float">
            <text:p>68000</text:p>
          </table:table-cell>
          <table:table-cell office:value-type="float" office:value="0.945928" calcext:value-type="float">
            <text:p>0.945928</text:p>
          </table:table-cell>
          <table:table-cell/>
          <table:table-cell office:value-type="float" office:value="68000" calcext:value-type="float">
            <text:p>68000</text:p>
          </table:table-cell>
          <table:table-cell office:value-type="float" office:value="1.028163" calcext:value-type="float">
            <text:p>1.028163</text:p>
          </table:table-cell>
          <table:table-cell table:number-columns-repeated="13"/>
        </table:table-row>
        <table:table-row table:style-name="ro1">
          <table:table-cell table:number-columns-repeated="49"/>
          <table:table-cell office:value-type="float" office:value="69000" calcext:value-type="float">
            <text:p>69000</text:p>
          </table:table-cell>
          <table:table-cell office:value-type="float" office:value="0.946742" calcext:value-type="float">
            <text:p>0.946742</text:p>
          </table:table-cell>
          <table:table-cell/>
          <table:table-cell office:value-type="float" office:value="69000" calcext:value-type="float">
            <text:p>69000</text:p>
          </table:table-cell>
          <table:table-cell office:value-type="float" office:value="1.028451" calcext:value-type="float">
            <text:p>1.028451</text:p>
          </table:table-cell>
          <table:table-cell table:number-columns-repeated="13"/>
        </table:table-row>
        <table:table-row table:style-name="ro1">
          <table:table-cell table:number-columns-repeated="49"/>
          <table:table-cell office:value-type="float" office:value="70000" calcext:value-type="float">
            <text:p>70000</text:p>
          </table:table-cell>
          <table:table-cell office:value-type="float" office:value="0.945358" calcext:value-type="float">
            <text:p>0.945358</text:p>
          </table:table-cell>
          <table:table-cell/>
          <table:table-cell office:value-type="float" office:value="70000" calcext:value-type="float">
            <text:p>70000</text:p>
          </table:table-cell>
          <table:table-cell office:value-type="float" office:value="1.027588" calcext:value-type="float">
            <text:p>1.027588</text:p>
          </table:table-cell>
          <table:table-cell table:number-columns-repeated="13"/>
        </table:table-row>
        <table:table-row table:style-name="ro1">
          <table:table-cell table:number-columns-repeated="49"/>
          <table:table-cell office:value-type="float" office:value="71000" calcext:value-type="float">
            <text:p>71000</text:p>
          </table:table-cell>
          <table:table-cell office:value-type="float" office:value="0.951001" calcext:value-type="float">
            <text:p>0.951001</text:p>
          </table:table-cell>
          <table:table-cell/>
          <table:table-cell office:value-type="float" office:value="71000" calcext:value-type="float">
            <text:p>71000</text:p>
          </table:table-cell>
          <table:table-cell office:value-type="float" office:value="1.030972" calcext:value-type="float">
            <text:p>1.030972</text:p>
          </table:table-cell>
          <table:table-cell table:number-columns-repeated="13"/>
        </table:table-row>
        <table:table-row table:style-name="ro1">
          <table:table-cell table:number-columns-repeated="49"/>
          <table:table-cell office:value-type="float" office:value="72000" calcext:value-type="float">
            <text:p>72000</text:p>
          </table:table-cell>
          <table:table-cell office:value-type="float" office:value="0.953264" calcext:value-type="float">
            <text:p>0.953264</text:p>
          </table:table-cell>
          <table:table-cell/>
          <table:table-cell office:value-type="float" office:value="72000" calcext:value-type="float">
            <text:p>72000</text:p>
          </table:table-cell>
          <table:table-cell office:value-type="float" office:value="1.028349" calcext:value-type="float">
            <text:p>1.028349</text:p>
          </table:table-cell>
          <table:table-cell table:number-columns-repeated="13"/>
        </table:table-row>
        <table:table-row table:style-name="ro1">
          <table:table-cell table:number-columns-repeated="49"/>
          <table:table-cell office:value-type="float" office:value="73000" calcext:value-type="float">
            <text:p>73000</text:p>
          </table:table-cell>
          <table:table-cell office:value-type="float" office:value="0.95782" calcext:value-type="float">
            <text:p>0.95782</text:p>
          </table:table-cell>
          <table:table-cell/>
          <table:table-cell office:value-type="float" office:value="73000" calcext:value-type="float">
            <text:p>73000</text:p>
          </table:table-cell>
          <table:table-cell office:value-type="float" office:value="1.027441" calcext:value-type="float">
            <text:p>1.027441</text:p>
          </table:table-cell>
          <table:table-cell table:number-columns-repeated="13"/>
        </table:table-row>
        <table:table-row table:style-name="ro1">
          <table:table-cell table:number-columns-repeated="49"/>
          <table:table-cell office:value-type="float" office:value="74000" calcext:value-type="float">
            <text:p>74000</text:p>
          </table:table-cell>
          <table:table-cell office:value-type="float" office:value="0.957444" calcext:value-type="float">
            <text:p>0.957444</text:p>
          </table:table-cell>
          <table:table-cell/>
          <table:table-cell office:value-type="float" office:value="74000" calcext:value-type="float">
            <text:p>74000</text:p>
          </table:table-cell>
          <table:table-cell office:value-type="float" office:value="1.025233" calcext:value-type="float">
            <text:p>1.025233</text:p>
          </table:table-cell>
          <table:table-cell table:number-columns-repeated="13"/>
        </table:table-row>
        <table:table-row table:style-name="ro1">
          <table:table-cell table:number-columns-repeated="49"/>
          <table:table-cell office:value-type="float" office:value="75000" calcext:value-type="float">
            <text:p>75000</text:p>
          </table:table-cell>
          <table:table-cell office:value-type="float" office:value="0.960038" calcext:value-type="float">
            <text:p>0.960038</text:p>
          </table:table-cell>
          <table:table-cell/>
          <table:table-cell office:value-type="float" office:value="75000" calcext:value-type="float">
            <text:p>75000</text:p>
          </table:table-cell>
          <table:table-cell office:value-type="float" office:value="1.027776" calcext:value-type="float">
            <text:p>1.027776</text:p>
          </table:table-cell>
          <table:table-cell table:number-columns-repeated="13"/>
        </table:table-row>
        <table:table-row table:style-name="ro1">
          <table:table-cell table:number-columns-repeated="49"/>
          <table:table-cell office:value-type="float" office:value="76000" calcext:value-type="float">
            <text:p>76000</text:p>
          </table:table-cell>
          <table:table-cell office:value-type="float" office:value="0.961931" calcext:value-type="float">
            <text:p>0.961931</text:p>
          </table:table-cell>
          <table:table-cell/>
          <table:table-cell office:value-type="float" office:value="76000" calcext:value-type="float">
            <text:p>76000</text:p>
          </table:table-cell>
          <table:table-cell office:value-type="float" office:value="1.024333" calcext:value-type="float">
            <text:p>1.024333</text:p>
          </table:table-cell>
          <table:table-cell table:number-columns-repeated="13"/>
        </table:table-row>
        <table:table-row table:style-name="ro1">
          <table:table-cell table:number-columns-repeated="49"/>
          <table:table-cell office:value-type="float" office:value="77000" calcext:value-type="float">
            <text:p>77000</text:p>
          </table:table-cell>
          <table:table-cell office:value-type="float" office:value="0.96162" calcext:value-type="float">
            <text:p>0.96162</text:p>
          </table:table-cell>
          <table:table-cell/>
          <table:table-cell office:value-type="float" office:value="77000" calcext:value-type="float">
            <text:p>77000</text:p>
          </table:table-cell>
          <table:table-cell office:value-type="float" office:value="1.025419" calcext:value-type="float">
            <text:p>1.025419</text:p>
          </table:table-cell>
          <table:table-cell table:number-columns-repeated="13"/>
        </table:table-row>
        <table:table-row table:style-name="ro1">
          <table:table-cell table:number-columns-repeated="49"/>
          <table:table-cell office:value-type="float" office:value="78000" calcext:value-type="float">
            <text:p>78000</text:p>
          </table:table-cell>
          <table:table-cell office:value-type="float" office:value="0.961113" calcext:value-type="float">
            <text:p>0.961113</text:p>
          </table:table-cell>
          <table:table-cell/>
          <table:table-cell office:value-type="float" office:value="78000" calcext:value-type="float">
            <text:p>78000</text:p>
          </table:table-cell>
          <table:table-cell office:value-type="float" office:value="1.020197" calcext:value-type="float">
            <text:p>1.020197</text:p>
          </table:table-cell>
          <table:table-cell table:number-columns-repeated="13"/>
        </table:table-row>
        <table:table-row table:style-name="ro1">
          <table:table-cell table:number-columns-repeated="49"/>
          <table:table-cell office:value-type="float" office:value="79000" calcext:value-type="float">
            <text:p>79000</text:p>
          </table:table-cell>
          <table:table-cell office:value-type="float" office:value="0.963047" calcext:value-type="float">
            <text:p>0.963047</text:p>
          </table:table-cell>
          <table:table-cell/>
          <table:table-cell office:value-type="float" office:value="79000" calcext:value-type="float">
            <text:p>79000</text:p>
          </table:table-cell>
          <table:table-cell office:value-type="float" office:value="1.018878" calcext:value-type="float">
            <text:p>1.018878</text:p>
          </table:table-cell>
          <table:table-cell table:number-columns-repeated="13"/>
        </table:table-row>
        <table:table-row table:style-name="ro1">
          <table:table-cell table:number-columns-repeated="49"/>
          <table:table-cell office:value-type="float" office:value="80000" calcext:value-type="float">
            <text:p>80000</text:p>
          </table:table-cell>
          <table:table-cell office:value-type="float" office:value="0.964909" calcext:value-type="float">
            <text:p>0.964909</text:p>
          </table:table-cell>
          <table:table-cell/>
          <table:table-cell office:value-type="float" office:value="80000" calcext:value-type="float">
            <text:p>80000</text:p>
          </table:table-cell>
          <table:table-cell office:value-type="float" office:value="1.016944" calcext:value-type="float">
            <text:p>1.016944</text:p>
          </table:table-cell>
          <table:table-cell table:number-columns-repeated="13"/>
        </table:table-row>
        <table:table-row table:style-name="ro1">
          <table:table-cell table:number-columns-repeated="49"/>
          <table:table-cell office:value-type="float" office:value="81000" calcext:value-type="float">
            <text:p>81000</text:p>
          </table:table-cell>
          <table:table-cell office:value-type="float" office:value="0.961614" calcext:value-type="float">
            <text:p>0.96161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float" office:value="1.016266" calcext:value-type="float">
            <text:p>1.016266</text:p>
          </table:table-cell>
          <table:table-cell table:number-columns-repeated="13"/>
        </table:table-row>
        <table:table-row table:style-name="ro1">
          <table:table-cell table:number-columns-repeated="49"/>
          <table:table-cell office:value-type="float" office:value="82000" calcext:value-type="float">
            <text:p>82000</text:p>
          </table:table-cell>
          <table:table-cell office:value-type="float" office:value="0.960279" calcext:value-type="float">
            <text:p>0.960279</text:p>
          </table:table-cell>
          <table:table-cell/>
          <table:table-cell office:value-type="float" office:value="82000" calcext:value-type="float">
            <text:p>82000</text:p>
          </table:table-cell>
          <table:table-cell office:value-type="float" office:value="1.016189" calcext:value-type="float">
            <text:p>1.016189</text:p>
          </table:table-cell>
          <table:table-cell table:number-columns-repeated="13"/>
        </table:table-row>
        <table:table-row table:style-name="ro1">
          <table:table-cell table:number-columns-repeated="49"/>
          <table:table-cell office:value-type="float" office:value="83000" calcext:value-type="float">
            <text:p>83000</text:p>
          </table:table-cell>
          <table:table-cell office:value-type="float" office:value="0.961335" calcext:value-type="float">
            <text:p>0.961335</text:p>
          </table:table-cell>
          <table:table-cell table:number-columns-repeated="16"/>
        </table:table-row>
        <table:table-row table:style-name="ro1">
          <table:table-cell table:number-columns-repeated="49"/>
          <table:table-cell office:value-type="float" office:value="84000" calcext:value-type="float">
            <text:p>84000</text:p>
          </table:table-cell>
          <table:table-cell office:value-type="float" office:value="0.960652" calcext:value-type="float">
            <text:p>0.960652</text:p>
          </table:table-cell>
          <table:table-cell table:number-columns-repeated="16"/>
        </table:table-row>
        <table:table-row table:style-name="ro1">
          <table:table-cell table:number-columns-repeated="49"/>
          <table:table-cell office:value-type="float" office:value="85000" calcext:value-type="float">
            <text:p>85000</text:p>
          </table:table-cell>
          <table:table-cell office:value-type="float" office:value="0.961892" calcext:value-type="float">
            <text:p>0.961892</text:p>
          </table:table-cell>
          <table:table-cell table:number-columns-repeated="16"/>
        </table:table-row>
        <table:table-row table:style-name="ro1">
          <table:table-cell table:number-columns-repeated="49"/>
          <table:table-cell office:value-type="float" office:value="86000" calcext:value-type="float">
            <text:p>86000</text:p>
          </table:table-cell>
          <table:table-cell office:value-type="float" office:value="0.958847" calcext:value-type="float">
            <text:p>0.958847</text:p>
          </table:table-cell>
          <table:table-cell table:number-columns-repeated="16"/>
        </table:table-row>
        <table:table-row table:style-name="ro1">
          <table:table-cell table:number-columns-repeated="49"/>
          <table:table-cell office:value-type="float" office:value="87000" calcext:value-type="float">
            <text:p>87000</text:p>
          </table:table-cell>
          <table:table-cell office:value-type="float" office:value="0.957642" calcext:value-type="float">
            <text:p>0.957642</text:p>
          </table:table-cell>
          <table:table-cell table:number-columns-repeated="16"/>
        </table:table-row>
        <table:table-row table:style-name="ro1">
          <table:table-cell table:number-columns-repeated="49"/>
          <table:table-cell office:value-type="float" office:value="88000" calcext:value-type="float">
            <text:p>88000</text:p>
          </table:table-cell>
          <table:table-cell office:value-type="float" office:value="0.955784" calcext:value-type="float">
            <text:p>0.955784</text:p>
          </table:table-cell>
          <table:table-cell table:number-columns-repeated="16"/>
        </table:table-row>
        <table:table-row table:style-name="ro1">
          <table:table-cell table:number-columns-repeated="49"/>
          <table:table-cell office:value-type="float" office:value="89000" calcext:value-type="float">
            <text:p>89000</text:p>
          </table:table-cell>
          <table:table-cell office:value-type="float" office:value="0.9577" calcext:value-type="float">
            <text:p>0.9577</text:p>
          </table:table-cell>
          <table:table-cell table:number-columns-repeated="16"/>
        </table:table-row>
        <table:table-row table:style-name="ro1">
          <table:table-cell table:number-columns-repeated="49"/>
          <table:table-cell office:value-type="float" office:value="90000" calcext:value-type="float">
            <text:p>90000</text:p>
          </table:table-cell>
          <table:table-cell office:value-type="float" office:value="0.959855" calcext:value-type="float">
            <text:p>0.959855</text:p>
          </table:table-cell>
          <table:table-cell table:number-columns-repeated="16"/>
        </table:table-row>
        <table:table-row table:style-name="ro1">
          <table:table-cell table:number-columns-repeated="49"/>
          <table:table-cell office:value-type="float" office:value="91000" calcext:value-type="float">
            <text:p>91000</text:p>
          </table:table-cell>
          <table:table-cell office:value-type="float" office:value="0.961658" calcext:value-type="float">
            <text:p>0.961658</text:p>
          </table:table-cell>
          <table:table-cell table:number-columns-repeated="16"/>
        </table:table-row>
        <table:table-row table:style-name="ro1">
          <table:table-cell table:number-columns-repeated="49"/>
          <table:table-cell office:value-type="float" office:value="92000" calcext:value-type="float">
            <text:p>92000</text:p>
          </table:table-cell>
          <table:table-cell office:value-type="float" office:value="0.965247" calcext:value-type="float">
            <text:p>0.965247</text:p>
          </table:table-cell>
          <table:table-cell table:number-columns-repeated="16"/>
        </table:table-row>
        <table:table-row table:style-name="ro1">
          <table:table-cell table:number-columns-repeated="49"/>
          <table:table-cell office:value-type="float" office:value="93000" calcext:value-type="float">
            <text:p>93000</text:p>
          </table:table-cell>
          <table:table-cell office:value-type="float" office:value="0.964116" calcext:value-type="float">
            <text:p>0.964116</text:p>
          </table:table-cell>
          <table:table-cell table:number-columns-repeated="16"/>
        </table:table-row>
        <table:table-row table:style-name="ro1">
          <table:table-cell table:number-columns-repeated="49"/>
          <table:table-cell office:value-type="float" office:value="94000" calcext:value-type="float">
            <text:p>94000</text:p>
          </table:table-cell>
          <table:table-cell office:value-type="float" office:value="0.966433" calcext:value-type="float">
            <text:p>0.966433</text:p>
          </table:table-cell>
          <table:table-cell table:number-columns-repeated="16"/>
        </table:table-row>
        <table:table-row table:style-name="ro1">
          <table:table-cell table:number-columns-repeated="49"/>
          <table:table-cell office:value-type="float" office:value="95000" calcext:value-type="float">
            <text:p>95000</text:p>
          </table:table-cell>
          <table:table-cell office:value-type="float" office:value="0.96525" calcext:value-type="float">
            <text:p>0.96525</text:p>
          </table:table-cell>
          <table:table-cell table:number-columns-repeated="16"/>
        </table:table-row>
        <table:table-row table:style-name="ro1">
          <table:table-cell table:number-columns-repeated="49"/>
          <table:table-cell office:value-type="float" office:value="96000" calcext:value-type="float">
            <text:p>96000</text:p>
          </table:table-cell>
          <table:table-cell office:value-type="float" office:value="0.966633" calcext:value-type="float">
            <text:p>0.966633</text:p>
          </table:table-cell>
          <table:table-cell table:number-columns-repeated="16"/>
        </table:table-row>
        <table:table-row table:style-name="ro1">
          <table:table-cell table:number-columns-repeated="49"/>
          <table:table-cell office:value-type="float" office:value="97000" calcext:value-type="float">
            <text:p>97000</text:p>
          </table:table-cell>
          <table:table-cell office:value-type="float" office:value="0.970729" calcext:value-type="float">
            <text:p>0.970729</text:p>
          </table:table-cell>
          <table:table-cell table:number-columns-repeated="16"/>
        </table:table-row>
        <table:table-row table:style-name="ro1">
          <table:table-cell table:number-columns-repeated="49"/>
          <table:table-cell office:value-type="float" office:value="98000" calcext:value-type="float">
            <text:p>98000</text:p>
          </table:table-cell>
          <table:table-cell office:value-type="float" office:value="0.969396" calcext:value-type="float">
            <text:p>0.969396</text:p>
          </table:table-cell>
          <table:table-cell table:number-columns-repeated="16"/>
        </table:table-row>
        <table:table-row table:style-name="ro1">
          <table:table-cell table:number-columns-repeated="49"/>
          <table:table-cell office:value-type="float" office:value="99000" calcext:value-type="float">
            <text:p>99000</text:p>
          </table:table-cell>
          <table:table-cell office:value-type="float" office:value="0.972674" calcext:value-type="float">
            <text:p>0.972674</text:p>
          </table:table-cell>
          <table:table-cell table:number-columns-repeated="16"/>
        </table:table-row>
        <table:table-row table:style-name="ro1">
          <table:table-cell table:number-columns-repeated="49"/>
          <table:table-cell office:value-type="float" office:value="100000" calcext:value-type="float">
            <text:p>100000</text:p>
          </table:table-cell>
          <table:table-cell office:value-type="float" office:value="0.973066" calcext:value-type="float">
            <text:p>0.973066</text:p>
          </table:table-cell>
          <table:table-cell table:number-columns-repeated="16"/>
        </table:table-row>
        <table:table-row table:style-name="ro1">
          <table:table-cell table:number-columns-repeated="49"/>
          <table:table-cell office:value-type="float" office:value="101000" calcext:value-type="float">
            <text:p>101000</text:p>
          </table:table-cell>
          <table:table-cell office:value-type="float" office:value="0.972145" calcext:value-type="float">
            <text:p>0.972145</text:p>
          </table:table-cell>
          <table:table-cell table:number-columns-repeated="16"/>
        </table:table-row>
        <table:table-row table:style-name="ro1">
          <table:table-cell table:number-columns-repeated="49"/>
          <table:table-cell office:value-type="float" office:value="102000" calcext:value-type="float">
            <text:p>102000</text:p>
          </table:table-cell>
          <table:table-cell office:value-type="float" office:value="0.972046" calcext:value-type="float">
            <text:p>0.972046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5">00/00/0000</text:date>, <text:time style:data-style-name="N2" text:time-value="21:48:19.0889327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21:01:47.305526911</meta:creation-date>
    <dc:date>2016-04-25T21:49:10.310545390</dc:date>
    <meta:editing-duration>PT11M45S</meta:editing-duration>
    <meta:editing-cycles>2</meta:editing-cycles>
    <meta:generator>LibreOffice/4.2.8.2$Linux_X86_64 LibreOffice_project/420m0$Build-2</meta:generator>
    <meta:document-statistic meta:table-count="1" meta:cell-count="1047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593cm" svg:y="0.316cm" chart:style-name="ch2">
          <text:p>K=1 : AVG(K)</text:p>
        </chart:title>
        <chart:plot-area chart:style-name="ch3" table:cell-range-address="Sheet1.A2:Sheet1.B58" chart:data-source-has-labels="column" svg:x="1.33cm" svg:y="1.301cm" svg:width="14.349cm" svg:height="6.543cm">
          <chartooo:coordinate-region svg:x="2.057cm" svg:y="1.501cm" svg:width="13.48cm" svg:height="5.158cm"/>
          <chart:axis chart:dimension="x" chart:name="primary-x" chart:style-name="ch4" chartooo:axis-type="auto">
            <chartooo:date-scale/>
            <chart:title svg:x="6.793cm" svg:y="8.024cm" chart:style-name="ch5">
              <text:p>Αριθμός Επαναλήψεων</text:p>
            </chart:title>
            <chart:categories table:cell-range-address="Sheet1.A2:Sheet1.A58"/>
          </chart:axis>
          <chart:axis chart:dimension="y" chart:name="primary-y" chart:style-name="ch4">
            <chart:title svg:x="0.451cm" svg:y="6.349cm" chart:style-name="ch6">
              <text:p>Μέσος Αριθμός Πελατών</text:p>
            </chart:title>
            <chart:grid chart:style-name="ch7" chart:class="major"/>
          </chart:axis>
          <chart:series chart:style-name="ch8" chart:values-cell-range-address="Sheet1.B2:Sheet1.B58" chart:class="chart:line">
            <chart:data-point chart:repeated="5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:Sheet1.A58</svg:desc>
                </draw:g>
              </table:table-cell>
              <table:table-cell office:value-type="float" office:value="0">
                <text:p>0</text:p>
                <draw:g>
                  <svg:desc>Sheet1.B2:Sheet1.B5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946108">
                <text:p>0.94610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.071928">
                <text:p>1.07192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.001333">
                <text:p>1.001333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.016">
                <text:p>1.01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.005196">
                <text:p>1.005196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.006667">
                <text:p>1.006667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.012282">
                <text:p>1.01228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.00175">
                <text:p>1.0017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0062">
                <text:p>1.0062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.001636">
                <text:p>1.001636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.001333">
                <text:p>1.001333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0.989692">
                <text:p>0.989692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0.976571">
                <text:p>0.976571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970804">
                <text:p>0.970804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.980752">
                <text:p>0.980752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0.987529">
                <text:p>0.987529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0.995001">
                <text:p>0.995001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0.996737">
                <text:p>0.996737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.010198">
                <text:p>1.010198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1.012379">
                <text:p>1.012379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1.002545">
                <text:p>1.002545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1.00113">
                <text:p>1.00113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0.995251">
                <text:p>0.995251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99928">
                <text:p>0.99928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1.005999">
                <text:p>1.005999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1.011554">
                <text:p>1.011554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1.008285">
                <text:p>1.008285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1.001517">
                <text:p>1.001517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.002133">
                <text:p>1.002133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1.001097">
                <text:p>1.001097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1.002937">
                <text:p>1.002937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1.001576">
                <text:p>1.001576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1.003882">
                <text:p>1.003882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1.011598">
                <text:p>1.011598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1.010887">
                <text:p>1.010887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1.008432">
                <text:p>1.008432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1.005841">
                <text:p>1.005841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1.003333">
                <text:p>1.003333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.0019">
                <text:p>1.0019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0.995025">
                <text:p>0.995025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0.994096">
                <text:p>0.994096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0.992791">
                <text:p>0.99279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991819">
                <text:p>0.991819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0.98929">
                <text:p>0.98929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0.988784">
                <text:p>0.988784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0.987618">
                <text:p>0.987618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0.987209">
                <text:p>0.987209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0.98596">
                <text:p>0.98596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982522">
                <text:p>0.982522</text:p>
              </table:table-cell>
            </table:table-row>
            <table:table-row>
              <table:table-cell office:value-type="float" office:value="51000">
                <text:p>51000</text:p>
              </table:table-cell>
              <table:table-cell office:value-type="float" office:value="0.980002">
                <text:p>0.980002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0.977463">
                <text:p>0.977463</text:p>
              </table:table-cell>
            </table:table-row>
            <table:table-row>
              <table:table-cell office:value-type="float" office:value="53000">
                <text:p>53000</text:p>
              </table:table-cell>
              <table:table-cell office:value-type="float" office:value="0.978945">
                <text:p>0.978945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0.974594">
                <text:p>0.974594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0.972293">
                <text:p>0.972293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0.972288">
                <text:p>0.9722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plot-area chart:style-name="ch2" table:cell-range-address="Sheet1.BK2:Sheet1.BL10" chart:data-source-has-labels="column" svg:x="1.33cm" svg:y="0.18cm" svg:width="14.349cm" svg:height="7.665cm">
          <chartooo:coordinate-region svg:x="2.057cm" svg:y="0.379cm" svg:width="13.528cm" svg:height="6.819cm"/>
          <chart:axis chart:dimension="x" chart:name="primary-x" chart:style-name="ch3" chartooo:axis-type="auto">
            <chartooo:date-scale/>
            <chart:title svg:x="8.341cm" svg:y="8.025cm" chart:style-name="ch4">
              <text:p>K</text:p>
            </chart:title>
            <chart:categories table:cell-range-address="Sheet1.BK2:Sheet1.BK10"/>
          </chart:axis>
          <chart:axis chart:dimension="y" chart:name="primary-y" chart:style-name="ch3">
            <chart:title svg:x="0.451cm" svg:y="4.241cm" chart:style-name="ch5">
              <text:p>γα</text:p>
            </chart:title>
            <chart:grid chart:style-name="ch6" chart:class="major"/>
          </chart:axis>
          <chart:series chart:style-name="ch7" chart:values-cell-range-address="Sheet1.BL2:Sheet1.BL10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L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BK2:Sheet1.BK10</svg:desc>
                </draw:g>
              </table:table-cell>
              <table:table-cell office:value-type="float" office:value="1.600029">
                <text:p>1.600029</text:p>
                <draw:g>
                  <svg:desc>Sheet1.BL2:Sheet1.BL1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5936">
                <text:p>1.593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757363">
                <text:p>1.75736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860772">
                <text:p>1.86077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946268">
                <text:p>1.94626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969667">
                <text:p>1.96966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953591">
                <text:p>1.95359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977182">
                <text:p>1.97718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017359">
                <text:p>2.01735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plot-area chart:style-name="ch2" table:cell-range-address="Sheet1.BK2:Sheet1.BK10 Sheet1.BM2:Sheet1.BM10" chart:data-source-has-labels="column" svg:x="1.199cm" svg:y="0.153cm" svg:width="14.532cm" svg:height="7.662cm">
          <chartooo:coordinate-region svg:x="2.111cm" svg:y="0.352cm" svg:width="13.526cm" svg:height="6.816cm"/>
          <chart:axis chart:dimension="x" chart:name="primary-x" chart:style-name="ch3" chartooo:axis-type="auto">
            <chartooo:date-scale/>
            <chart:title svg:x="8.302cm" svg:y="7.995cm" chart:style-name="ch4">
              <text:p>Κ</text:p>
            </chart:title>
            <chart:categories table:cell-range-address="Sheet1.BK2:Sheet1.BK10"/>
          </chart:axis>
          <chart:axis chart:dimension="y" chart:name="primary-y" chart:style-name="ch3">
            <chart:title svg:x="0.32cm" svg:y="4.213cm" chart:style-name="ch5">
              <text:p>γβ</text:p>
            </chart:title>
            <chart:grid chart:style-name="ch6" chart:class="major"/>
          </chart:axis>
          <chart:series chart:style-name="ch7" chart:values-cell-range-address="Sheet1.BM2:Sheet1.BM10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M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BK2:Sheet1.BK10</svg:desc>
                </draw:g>
              </table:table-cell>
              <table:table-cell office:value-type="float" office:value="0.420613">
                <text:p>0.420613</text:p>
                <draw:g>
                  <svg:desc>Sheet1.BM2:Sheet1.BM1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19255">
                <text:p>0.1925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97988">
                <text:p>0.09798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48211">
                <text:p>0.04821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26715">
                <text:p>0.02671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11583">
                <text:p>0.01158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06723">
                <text:p>0.00672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3195">
                <text:p>0.00319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00731">
                <text:p>0.00073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9cm" svg:height="9.002cm" xlink:href=".." xlink:type="simple" chart:class="chart:line" chart:style-name="ch1">
        <chart:plot-area chart:style-name="ch2" table:cell-range-address="Sheet1.BK2:Sheet1.BK10 Sheet1.BO2:Sheet1.BO10" chart:data-source-has-labels="column" svg:x="1.243cm" svg:y="0.27cm" svg:width="14.364cm" svg:height="7.66cm">
          <chartooo:coordinate-region svg:x="2.155cm" svg:y="0.469cm" svg:width="13.358cm" svg:height="6.814cm"/>
          <chart:axis chart:dimension="x" chart:name="primary-x" chart:style-name="ch3" chartooo:axis-type="auto">
            <chartooo:date-scale/>
            <chart:title svg:x="8.262cm" svg:y="8.11cm" chart:style-name="ch4">
              <text:p>Κ</text:p>
            </chart:title>
            <chart:categories table:cell-range-address="Sheet1.BK2:Sheet1.BK10"/>
          </chart:axis>
          <chart:axis chart:dimension="y" chart:name="primary-y" chart:style-name="ch3">
            <chart:title svg:x="0.363cm" svg:y="5.877cm" chart:style-name="ch5">
              <text:p>Μέσος Αριθμός Πελατών</text:p>
            </chart:title>
            <chart:grid chart:style-name="ch6" chart:class="major"/>
          </chart:axis>
          <chart:series chart:style-name="ch7" chart:values-cell-range-address="Sheet1.BO2:Sheet1.BO10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O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BK2:Sheet1.BK10</svg:desc>
                </draw:g>
              </table:table-cell>
              <table:table-cell office:value-type="float" office:value="0.972288">
                <text:p>0.972288</text:p>
                <draw:g>
                  <svg:desc>Sheet1.BO2:Sheet1.BO1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8528">
                <text:p>0.852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889044">
                <text:p>0.88904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921468">
                <text:p>0.92146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971021">
                <text:p>0.97102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95975">
                <text:p>0.9597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956798">
                <text:p>0.95679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972046">
                <text:p>0.97204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.016189">
                <text:p>1.01618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9cm" svg:height="9.002cm" xlink:href=".." xlink:type="simple" chart:class="chart:line" chart:style-name="ch1">
        <chart:plot-area chart:style-name="ch2" table:cell-range-address="Sheet1.BK2:Sheet1.BK10 Sheet1.BN2:Sheet1.BN10" chart:data-source-has-labels="column" svg:x="1.331cm" svg:y="0.18cm" svg:width="14.368cm" svg:height="7.661cm">
          <chartooo:coordinate-region svg:x="2.323cm" svg:y="0.379cm" svg:width="13.282cm" svg:height="6.815cm"/>
          <chart:axis chart:dimension="x" chart:name="primary-x" chart:style-name="ch3" chartooo:axis-type="auto">
            <chartooo:date-scale/>
            <chart:title svg:x="8.352cm" svg:y="8.021cm" chart:style-name="ch4">
              <text:p>Κ</text:p>
            </chart:title>
            <chart:categories table:cell-range-address="Sheet1.BK2:Sheet1.BK10"/>
          </chart:axis>
          <chart:axis chart:dimension="y" chart:name="primary-y" chart:style-name="ch3">
            <chart:title svg:x="0.451cm" svg:y="4.451cm" chart:style-name="ch5">
              <text:p>γα/γβ</text:p>
            </chart:title>
            <chart:grid chart:style-name="ch6" chart:class="major"/>
          </chart:axis>
          <chart:series chart:style-name="ch7" chart:values-cell-range-address="Sheet1.BN2:Sheet1.BN10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N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BK2:Sheet1.BK10</svg:desc>
                </draw:g>
              </table:table-cell>
              <table:table-cell office:value-type="float" office:value="3.804041">
                <text:p>3.804041</text:p>
                <draw:g>
                  <svg:desc>Sheet1.BN2:Sheet1.BN1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8.276292">
                <text:p>8.27629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.934447">
                <text:p>17.93444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8.596413">
                <text:p>38.59641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72.853107">
                <text:p>72.85310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70.043165">
                <text:p>170.04316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90.564103">
                <text:p>290.56410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18.773006">
                <text:p>618.77300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758.133333">
                <text:p>2758.13333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593cm" svg:y="0.316cm" chart:style-name="ch2">
          <text:p>Κ=2 : AVG(K)</text:p>
        </chart:title>
        <chart:plot-area chart:style-name="ch3" table:cell-range-address="Sheet1.K2:Sheet1.L42" chart:data-source-has-labels="column" svg:x="1.33cm" svg:y="1.301cm" svg:width="14.349cm" svg:height="6.544cm">
          <chartooo:coordinate-region svg:x="2.057cm" svg:y="1.501cm" svg:width="13.622cm" svg:height="5.159cm"/>
          <chart:axis chart:dimension="x" chart:name="primary-x" chart:style-name="ch4" chartooo:axis-type="auto">
            <chartooo:date-scale/>
            <chart:title svg:x="6.793cm" svg:y="8.025cm" chart:style-name="ch5">
              <text:p>Αριθμός Επαναλήψεων</text:p>
            </chart:title>
            <chart:categories table:cell-range-address="Sheet1.K2:Sheet1.K42"/>
          </chart:axis>
          <chart:axis chart:dimension="y" chart:name="primary-y" chart:style-name="ch4">
            <chart:title svg:x="0.451cm" svg:y="6.35cm" chart:style-name="ch6">
              <text:p>Μέσος Αριθμός Πελατών</text:p>
            </chart:title>
            <chart:grid chart:style-name="ch7" chart:class="major"/>
          </chart:axis>
          <chart:series chart:style-name="ch8" chart:values-cell-range-address="Sheet1.L2:Sheet1.L42" chart:class="chart:line"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K2:Sheet1.K42</svg:desc>
                </draw:g>
              </table:table-cell>
              <table:table-cell office:value-type="float" office:value="0">
                <text:p>0</text:p>
                <draw:g>
                  <svg:desc>Sheet1.L2:Sheet1.L42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896208">
                <text:p>0.89620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935065">
                <text:p>0.93506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983344">
                <text:p>0.98334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9535">
                <text:p>0.953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875708">
                <text:p>0.875708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855714">
                <text:p>0.855714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8665">
                <text:p>0.866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851144">
                <text:p>0.85114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8558">
                <text:p>0.8558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0.849482">
                <text:p>0.849482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.867833">
                <text:p>0.867833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0.865846">
                <text:p>0.865846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0.852">
                <text:p>0.852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849067">
                <text:p>0.849067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.849875">
                <text:p>0.849875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0.856588">
                <text:p>0.856588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0.850905">
                <text:p>0.850905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0.859518">
                <text:p>0.859518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8528">
                <text:p>0.8528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0.855361">
                <text:p>0.855361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0.859364">
                <text:p>0.859364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0.861217">
                <text:p>0.861217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0.854917">
                <text:p>0.854917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851532">
                <text:p>0.851532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0.844704">
                <text:p>0.844704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0.85637">
                <text:p>0.85637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0.845252">
                <text:p>0.845252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844564">
                <text:p>0.844564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0.847504">
                <text:p>0.847504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0.852187">
                <text:p>0.852187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0.858242">
                <text:p>0.858242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0.856958">
                <text:p>0.856958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.857314">
                <text:p>0.857314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0.8585">
                <text:p>0.8585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0.855568">
                <text:p>0.855568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0.852">
                <text:p>0.852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0.852769">
                <text:p>0.852769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8528">
                <text:p>0.85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593cm" svg:y="0.316cm" chart:style-name="ch2">
          <text:p>K=3 : AVG(K)</text:p>
        </chart:title>
        <chart:plot-area chart:style-name="ch3" table:cell-range-address="Sheet1.N2:Sheet1.O35" chart:data-source-has-labels="column" svg:x="1.33cm" svg:y="1.301cm" svg:width="14.349cm" svg:height="6.543cm">
          <chartooo:coordinate-region svg:x="2.057cm" svg:y="1.5cm" svg:width="13.622cm" svg:height="5.159cm"/>
          <chart:axis chart:dimension="x" chart:name="primary-x" chart:style-name="ch4" chartooo:axis-type="auto">
            <chartooo:date-scale/>
            <chart:title svg:x="6.793cm" svg:y="8.024cm" chart:style-name="ch5">
              <text:p>Αριθμός Επαναλήψεων</text:p>
            </chart:title>
            <chart:categories table:cell-range-address="Sheet1.N2:Sheet1.N35"/>
          </chart:axis>
          <chart:axis chart:dimension="y" chart:name="primary-y" chart:style-name="ch4">
            <chart:title svg:x="0.451cm" svg:y="6.349cm" chart:style-name="ch6">
              <text:p>Μέσος Αριθμός Πελατών</text:p>
            </chart:title>
            <chart:grid chart:style-name="ch7" chart:class="major"/>
          </chart:axis>
          <chart:series chart:style-name="ch8" chart:values-cell-range-address="Sheet1.O2:Sheet1.O35" chart:class="chart:line">
            <chart:data-point chart:repeated="3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N2:Sheet1.N35</svg:desc>
                </draw:g>
              </table:table-cell>
              <table:table-cell office:value-type="float" office:value="0">
                <text:p>0</text:p>
                <draw:g>
                  <svg:desc>Sheet1.O2:Sheet1.O35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796813">
                <text:p>0.79681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951">
                <text:p>0.95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947333">
                <text:p>0.947333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923538">
                <text:p>0.92353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859656">
                <text:p>0.859656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825143">
                <text:p>0.82514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8095">
                <text:p>0.809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852033">
                <text:p>0.85203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8632">
                <text:p>0.8632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0.87659">
                <text:p>0.87659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.878727">
                <text:p>0.878727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0.871117">
                <text:p>0.871117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0.874161">
                <text:p>0.874161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877532">
                <text:p>0.877532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.883654">
                <text:p>0.883654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0.878485">
                <text:p>0.878485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0.876583">
                <text:p>0.876583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0.880025">
                <text:p>0.880025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890422">
                <text:p>0.890422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0.888974">
                <text:p>0.888974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0.884315">
                <text:p>0.884315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0.896018">
                <text:p>0.896018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0.888769">
                <text:p>0.888769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888667">
                <text:p>0.888667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0.887035">
                <text:p>0.887035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0.882231">
                <text:p>0.882231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0.88608">
                <text:p>0.88608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0.88836">
                <text:p>0.88836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887541">
                <text:p>0.887541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0.889885">
                <text:p>0.889885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0.888951">
                <text:p>0.888951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0.889044">
                <text:p>0.8890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593cm" svg:y="0.316cm" chart:style-name="ch2">
          <text:p>Κ=4 : AVG(K)</text:p>
        </chart:title>
        <chart:plot-area chart:style-name="ch3" table:cell-range-address="Sheet1.X2:Sheet1.Y39" chart:data-source-has-labels="column" svg:x="1.33cm" svg:y="1.301cm" svg:width="14.349cm" svg:height="6.543cm">
          <chartooo:coordinate-region svg:x="2.057cm" svg:y="1.501cm" svg:width="13.622cm" svg:height="5.158cm"/>
          <chart:axis chart:dimension="x" chart:name="primary-x" chart:style-name="ch4" chartooo:axis-type="auto">
            <chartooo:date-scale/>
            <chart:title svg:x="6.793cm" svg:y="8.024cm" chart:style-name="ch5">
              <text:p>Αριθμός Επαναλήψεων</text:p>
            </chart:title>
            <chart:categories table:cell-range-address="Sheet1.X2:Sheet1.X39"/>
          </chart:axis>
          <chart:axis chart:dimension="y" chart:name="primary-y" chart:style-name="ch4">
            <chart:title svg:x="0.451cm" svg:y="6.349cm" chart:style-name="ch6">
              <text:p>Μέσος Αριθμός Πελατών</text:p>
            </chart:title>
            <chart:grid chart:style-name="ch7" chart:class="major"/>
          </chart:axis>
          <chart:series chart:style-name="ch8" chart:values-cell-range-address="Sheet1.Y2:Sheet1.Y39" chart:class="chart:line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X2:Sheet1.X39</svg:desc>
                </draw:g>
              </table:table-cell>
              <table:table-cell office:value-type="float" office:value="0">
                <text:p>0</text:p>
                <draw:g>
                  <svg:desc>Sheet1.Y2:Sheet1.Y39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975">
                <text:p>0.97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910667">
                <text:p>0.91066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885557">
                <text:p>0.88555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882847">
                <text:p>0.882847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898068">
                <text:p>0.898068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913192">
                <text:p>0.91319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88375">
                <text:p>0.8837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869333">
                <text:p>0.86933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876425">
                <text:p>0.876425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0.887636">
                <text:p>0.887636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.8855">
                <text:p>0.885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0.880788">
                <text:p>0.880788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0.871286">
                <text:p>0.871286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872667">
                <text:p>0.872667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.891125">
                <text:p>0.891125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0.890601">
                <text:p>0.890601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0.891568">
                <text:p>0.891568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0.891895">
                <text:p>0.891895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8996">
                <text:p>0.8996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0.891619">
                <text:p>0.891619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0.890273">
                <text:p>0.890273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0.891575">
                <text:p>0.891575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0.885352">
                <text:p>0.885352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88488">
                <text:p>0.88488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0.882317">
                <text:p>0.882317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0.886148">
                <text:p>0.886148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0.891151">
                <text:p>0.891151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0.891594">
                <text:p>0.891594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894067">
                <text:p>0.894067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0.903097">
                <text:p>0.903097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0.90725">
                <text:p>0.90725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0.905527">
                <text:p>0.905527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0.911417">
                <text:p>0.911417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.914343">
                <text:p>0.914343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0.921389">
                <text:p>0.921389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0.921468">
                <text:p>0.92146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593cm" svg:y="0.316cm" chart:style-name="ch2">
          <text:p>K=5 : AVG(K)</text:p>
        </chart:title>
        <chart:plot-area chart:style-name="ch3" table:cell-range-address="Sheet1.AA2:Sheet1.AB55" chart:data-source-has-labels="column" svg:x="1.33cm" svg:y="1.301cm" svg:width="14.349cm" svg:height="6.543cm">
          <chartooo:coordinate-region svg:x="2.057cm" svg:y="1.501cm" svg:width="13.622cm" svg:height="5.158cm"/>
          <chart:axis chart:dimension="x" chart:name="primary-x" chart:style-name="ch4" chartooo:axis-type="auto">
            <chartooo:date-scale/>
            <chart:title svg:x="6.793cm" svg:y="8.024cm" chart:style-name="ch5">
              <text:p>Αριθμός Επαναλήψεων</text:p>
            </chart:title>
            <chart:categories table:cell-range-address="Sheet1.AA2:Sheet1.AA55"/>
          </chart:axis>
          <chart:axis chart:dimension="y" chart:name="primary-y" chart:style-name="ch4">
            <chart:title svg:x="0.451cm" svg:y="6.349cm" chart:style-name="ch6">
              <text:p>Μέσος Αριθμός Πελατών</text:p>
            </chart:title>
            <chart:grid chart:style-name="ch7" chart:class="major"/>
          </chart:axis>
          <chart:series chart:style-name="ch8" chart:values-cell-range-address="Sheet1.AB2:Sheet1.AB55" chart:class="chart:line">
            <chart:data-point chart:repeated="5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A2:Sheet1.AA55</svg:desc>
                </draw:g>
              </table:table-cell>
              <table:table-cell office:value-type="float" office:value="0">
                <text:p>0</text:p>
                <draw:g>
                  <svg:desc>Sheet1.AB2:Sheet1.AB55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790419">
                <text:p>0.79041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854146">
                <text:p>0.854146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966689">
                <text:p>0.96668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.029">
                <text:p>1.02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9752">
                <text:p>0.9752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95135">
                <text:p>0.9513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93325">
                <text:p>0.9332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956454">
                <text:p>0.95645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9488">
                <text:p>0.9488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0.948564">
                <text:p>0.948564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.928679">
                <text:p>0.928679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0.931088">
                <text:p>0.931088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0.936295">
                <text:p>0.93629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936817">
                <text:p>0.936817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.934633">
                <text:p>0.934633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0.932706">
                <text:p>0.932706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0.924333">
                <text:p>0.924333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0.91643">
                <text:p>0.91643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933307">
                <text:p>0.933307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0.932864">
                <text:p>0.932864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0.931746">
                <text:p>0.931746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0.938614">
                <text:p>0.938614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0.938755">
                <text:p>0.938755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94296">
                <text:p>0.94296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0.941235">
                <text:p>0.941235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0.955192">
                <text:p>0.955192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0.955714">
                <text:p>0.955714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0.965034">
                <text:p>0.965034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964736">
                <text:p>0.964736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0.958841">
                <text:p>0.958841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0.959628">
                <text:p>0.959628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0.953515">
                <text:p>0.953515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0.959475">
                <text:p>0.959475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.962343">
                <text:p>0.962343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0.966115">
                <text:p>0.966115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0.968865">
                <text:p>0.968865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0.967684">
                <text:p>0.967684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0.962462">
                <text:p>0.962462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96005">
                <text:p>0.96005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0.955319">
                <text:p>0.955319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0.964525">
                <text:p>0.964525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0.962512">
                <text:p>0.9625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968229">
                <text:p>0.968229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0.967913">
                <text:p>0.967913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0.968696">
                <text:p>0.968696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0.973022">
                <text:p>0.973022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0.968251">
                <text:p>0.968251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0.970451">
                <text:p>0.970451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969681">
                <text:p>0.969681</text:p>
              </table:table-cell>
            </table:table-row>
            <table:table-row>
              <table:table-cell office:value-type="float" office:value="51000">
                <text:p>51000</text:p>
              </table:table-cell>
              <table:table-cell office:value-type="float" office:value="0.971886">
                <text:p>0.971886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0.97104">
                <text:p>0.97104</text:p>
              </table:table-cell>
            </table:table-row>
            <table:table-row>
              <table:table-cell office:value-type="float" office:value="53000">
                <text:p>53000</text:p>
              </table:table-cell>
              <table:table-cell office:value-type="float" office:value="0.971021">
                <text:p>0.97102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593cm" svg:y="0.316cm" chart:style-name="ch2">
          <text:p>Κ=6 : AVG(K)</text:p>
        </chart:title>
        <chart:plot-area chart:style-name="ch3" table:cell-range-address="Sheet1.AK2:Sheet1.AL26" chart:data-source-has-labels="column" svg:x="1.33cm" svg:y="1.301cm" svg:width="14.349cm" svg:height="6.544cm">
          <chartooo:coordinate-region svg:x="2.057cm" svg:y="1.501cm" svg:width="13.48cm" svg:height="5.159cm"/>
          <chart:axis chart:dimension="x" chart:name="primary-x" chart:style-name="ch4" chartooo:axis-type="auto">
            <chartooo:date-scale/>
            <chart:title svg:x="6.793cm" svg:y="8.025cm" chart:style-name="ch5">
              <text:p>Αριθμός Επαναλήψεων</text:p>
            </chart:title>
            <chart:categories table:cell-range-address="Sheet1.AK2:Sheet1.AK26"/>
          </chart:axis>
          <chart:axis chart:dimension="y" chart:name="primary-y" chart:style-name="ch6">
            <chart:title svg:x="0.451cm" svg:y="6.35cm" chart:style-name="ch7">
              <text:p>Μέσος Αριθμός Πελατών</text:p>
            </chart:title>
            <chart:grid chart:style-name="ch8" chart:class="major"/>
          </chart:axis>
          <chart:series chart:style-name="ch9" chart:values-cell-range-address="Sheet1.AL2:Sheet1.AL26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L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K2:Sheet1.AK26</svg:desc>
                </draw:g>
              </table:table-cell>
              <table:table-cell office:value-type="float" office:value="0">
                <text:p>0</text:p>
                <draw:g>
                  <svg:desc>Sheet1.AL2:Sheet1.AL26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007984">
                <text:p>1.00798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855289">
                <text:p>0.85528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89155">
                <text:p>0.8915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940559">
                <text:p>0.94055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9456">
                <text:p>0.9456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949667">
                <text:p>0.949667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945714">
                <text:p>0.945714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944014">
                <text:p>0.944014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939556">
                <text:p>0.93955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925015">
                <text:p>0.925015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0.948182">
                <text:p>0.948182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.938">
                <text:p>0.938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0.946624">
                <text:p>0.946624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0.954442">
                <text:p>0.954442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951873">
                <text:p>0.951873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.955125">
                <text:p>0.955125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0.950588">
                <text:p>0.950588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0.95145">
                <text:p>0.95145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0.952526">
                <text:p>0.95252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949">
                <text:p>0.949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0.949905">
                <text:p>0.949905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0.964636">
                <text:p>0.964636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0.959652">
                <text:p>0.959652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0.95975">
                <text:p>0.959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94cm" svg:y="0.316cm" chart:style-name="ch2">
          <text:p>K=7 : AVG(K)</text:p>
        </chart:title>
        <chart:plot-area chart:style-name="ch3" table:cell-range-address="Sheet1.AN2:Sheet1.AO60" chart:data-source-has-labels="column" svg:x="1.331cm" svg:y="1.301cm" svg:width="14.349cm" svg:height="6.538cm">
          <chartooo:coordinate-region svg:x="2.058cm" svg:y="1.501cm" svg:width="13.622cm" svg:height="5.153cm"/>
          <chart:axis chart:dimension="x" chart:name="primary-x" chart:style-name="ch4" chartooo:axis-type="auto">
            <chartooo:date-scale/>
            <chart:title svg:x="6.794cm" svg:y="8.019cm" chart:style-name="ch5">
              <text:p>Αριθμός Επαναλήψεων</text:p>
            </chart:title>
            <chart:categories table:cell-range-address="Sheet1.AN2:Sheet1.AN60"/>
          </chart:axis>
          <chart:axis chart:dimension="y" chart:name="primary-y" chart:style-name="ch4">
            <chart:title svg:x="0.451cm" svg:y="6.347cm" chart:style-name="ch6">
              <text:p>Μέσος Αριθμός Πελατών</text:p>
            </chart:title>
            <chart:grid chart:style-name="ch7" chart:class="major"/>
          </chart:axis>
          <chart:series chart:style-name="ch8" chart:values-cell-range-address="Sheet1.AO2:Sheet1.AO60" chart:class="chart:line"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O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N2:Sheet1.AN60</svg:desc>
                </draw:g>
              </table:table-cell>
              <table:table-cell office:value-type="float" office:value="0">
                <text:p>0</text:p>
                <draw:g>
                  <svg:desc>Sheet1.AO2:Sheet1.AO60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934132">
                <text:p>0.93413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854">
                <text:p>0.85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924717">
                <text:p>0.92471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884058">
                <text:p>0.88405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87445">
                <text:p>0.8744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857381">
                <text:p>0.857381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914881">
                <text:p>0.914881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892304">
                <text:p>0.892304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89829">
                <text:p>0.8982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908018">
                <text:p>0.908018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0.908744">
                <text:p>0.908744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.91968">
                <text:p>0.91968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0.921704">
                <text:p>0.921704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0.917298">
                <text:p>0.917298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925077">
                <text:p>0.925077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.925759">
                <text:p>0.925759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0.917676">
                <text:p>0.917676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0.908121">
                <text:p>0.908121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0.91422">
                <text:p>0.9142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917108">
                <text:p>0.917108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0.917722">
                <text:p>0.917722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0.927916">
                <text:p>0.927916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0.930615">
                <text:p>0.930615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0.938755">
                <text:p>0.938755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940725">
                <text:p>0.940725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0.937774">
                <text:p>0.937774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0.933857">
                <text:p>0.933857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0.94529">
                <text:p>0.94529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0.95621">
                <text:p>0.9562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958217">
                <text:p>0.958217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0.960005">
                <text:p>0.960005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0.96082">
                <text:p>0.96082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0.952915">
                <text:p>0.952915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0.953364">
                <text:p>0.953364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.954008">
                <text:p>0.954008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0.963673">
                <text:p>0.963673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0.966225">
                <text:p>0.966225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0.959796">
                <text:p>0.959796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0.958776">
                <text:p>0.958776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953005">
                <text:p>0.953005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0.948883">
                <text:p>0.948883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0.952624">
                <text:p>0.952624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0.950935">
                <text:p>0.950935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94955">
                <text:p>0.94955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0.951293">
                <text:p>0.951293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0.951091">
                <text:p>0.951091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0.955068">
                <text:p>0.955068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0.951714">
                <text:p>0.951714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0.949922">
                <text:p>0.949922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944644">
                <text:p>0.944644</text:p>
              </table:table-cell>
            </table:table-row>
            <table:table-row>
              <table:table-cell office:value-type="float" office:value="51000">
                <text:p>51000</text:p>
              </table:table-cell>
              <table:table-cell office:value-type="float" office:value="0.949141">
                <text:p>0.949141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0.949735">
                <text:p>0.949735</text:p>
              </table:table-cell>
            </table:table-row>
            <table:table-row>
              <table:table-cell office:value-type="float" office:value="53000">
                <text:p>53000</text:p>
              </table:table-cell>
              <table:table-cell office:value-type="float" office:value="0.948947">
                <text:p>0.948947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0.951152">
                <text:p>0.951152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0.958114">
                <text:p>0.958114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0.959147">
                <text:p>0.959147</text:p>
              </table:table-cell>
            </table:table-row>
            <table:table-row>
              <table:table-cell office:value-type="float" office:value="57000">
                <text:p>57000</text:p>
              </table:table-cell>
              <table:table-cell office:value-type="float" office:value="0.956812">
                <text:p>0.956812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0.956798">
                <text:p>0.95679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593cm" svg:y="0.316cm" chart:style-name="ch2">
          <text:p>Κ=8 : AVG(K)</text:p>
        </chart:title>
        <chart:plot-area chart:style-name="ch3" table:cell-range-address="Sheet1.AX2:Sheet1.AY104" chart:data-source-has-labels="column" svg:x="1.33cm" svg:y="1.301cm" svg:width="14.349cm" svg:height="6.543cm">
          <chartooo:coordinate-region svg:x="2.057cm" svg:y="1.501cm" svg:width="13.482cm" svg:height="5.027cm"/>
          <chart:axis chart:dimension="x" chart:name="primary-x" chart:style-name="ch4" chartooo:axis-type="auto">
            <chartooo:date-scale/>
            <chart:title svg:x="6.793cm" svg:y="8.024cm" chart:style-name="ch5">
              <text:p>Αριθμός Επαναλήψεων</text:p>
            </chart:title>
            <chart:categories table:cell-range-address="Sheet1.AX2:Sheet1.AX104"/>
          </chart:axis>
          <chart:axis chart:dimension="y" chart:name="primary-y" chart:style-name="ch4">
            <chart:title svg:x="0.451cm" svg:y="6.349cm" chart:style-name="ch6">
              <text:p>Μέσος Αριθμός Πελατών</text:p>
            </chart:title>
            <chart:grid chart:style-name="ch7" chart:class="major"/>
          </chart:axis>
          <chart:series chart:style-name="ch8" chart:values-cell-range-address="Sheet1.AY2:Sheet1.AY104" chart:class="chart:line">
            <chart:data-point chart:repeated="10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Y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X2:Sheet1.AX104</svg:desc>
                </draw:g>
              </table:table-cell>
              <table:table-cell office:value-type="float" office:value="0">
                <text:p>0</text:p>
                <draw:g>
                  <svg:desc>Sheet1.AY2:Sheet1.AY104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826">
                <text:p>0.82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785">
                <text:p>0.78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846103">
                <text:p>0.846103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8445">
                <text:p>0.844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8392">
                <text:p>0.8392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861667">
                <text:p>0.861667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875143">
                <text:p>0.87514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863818">
                <text:p>0.86381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852255">
                <text:p>0.85225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859656">
                <text:p>0.859656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0.882203">
                <text:p>0.882203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.878687">
                <text:p>0.878687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0.860329">
                <text:p>0.860329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0.864182">
                <text:p>0.864182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865636">
                <text:p>0.865636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.867517">
                <text:p>0.867517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0.857546">
                <text:p>0.857546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0.872806">
                <text:p>0.872806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0.874868">
                <text:p>0.874868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869039">
                <text:p>0.869039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0.863931">
                <text:p>0.863931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0.859117">
                <text:p>0.859117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0.872045">
                <text:p>0.872045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0.889194">
                <text:p>0.889194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891066">
                <text:p>0.891066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0.889359">
                <text:p>0.889359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0.891514">
                <text:p>0.891514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0.890309">
                <text:p>0.890309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0.912639">
                <text:p>0.912639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918288">
                <text:p>0.918288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0.922273">
                <text:p>0.922273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0.915334">
                <text:p>0.915334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0.912258">
                <text:p>0.912258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0.911021">
                <text:p>0.911021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.920546">
                <text:p>0.920546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0.915593">
                <text:p>0.915593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0.908467">
                <text:p>0.908467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0.918929">
                <text:p>0.918929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0.916902">
                <text:p>0.916902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917029">
                <text:p>0.917029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0.925249">
                <text:p>0.925249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0.916226">
                <text:p>0.916226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0.912633">
                <text:p>0.912633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910214">
                <text:p>0.910214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0.917096">
                <text:p>0.917096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0.916641">
                <text:p>0.916641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0.92075">
                <text:p>0.92075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0.922897">
                <text:p>0.922897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0.924718">
                <text:p>0.924718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931425">
                <text:p>0.931425</text:p>
              </table:table-cell>
            </table:table-row>
            <table:table-row>
              <table:table-cell office:value-type="float" office:value="51000">
                <text:p>51000</text:p>
              </table:table-cell>
              <table:table-cell office:value-type="float" office:value="0.936375">
                <text:p>0.936375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0.937293">
                <text:p>0.937293</text:p>
              </table:table-cell>
            </table:table-row>
            <table:table-row>
              <table:table-cell office:value-type="float" office:value="53000">
                <text:p>53000</text:p>
              </table:table-cell>
              <table:table-cell office:value-type="float" office:value="0.933721">
                <text:p>0.933721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0.939317">
                <text:p>0.939317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0.938311">
                <text:p>0.938311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0.942447">
                <text:p>0.942447</text:p>
              </table:table-cell>
            </table:table-row>
            <table:table-row>
              <table:table-cell office:value-type="float" office:value="57000">
                <text:p>57000</text:p>
              </table:table-cell>
              <table:table-cell office:value-type="float" office:value="0.943562">
                <text:p>0.943562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0.944711">
                <text:p>0.944711</text:p>
              </table:table-cell>
            </table:table-row>
            <table:table-row>
              <table:table-cell office:value-type="float" office:value="59000">
                <text:p>59000</text:p>
              </table:table-cell>
              <table:table-cell office:value-type="float" office:value="0.945203">
                <text:p>0.945203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942151">
                <text:p>0.942151</text:p>
              </table:table-cell>
            </table:table-row>
            <table:table-row>
              <table:table-cell office:value-type="float" office:value="61000">
                <text:p>61000</text:p>
              </table:table-cell>
              <table:table-cell office:value-type="float" office:value="0.944574">
                <text:p>0.944574</text:p>
              </table:table-cell>
            </table:table-row>
            <table:table-row>
              <table:table-cell office:value-type="float" office:value="62000">
                <text:p>62000</text:p>
              </table:table-cell>
              <table:table-cell office:value-type="float" office:value="0.947952">
                <text:p>0.947952</text:p>
              </table:table-cell>
            </table:table-row>
            <table:table-row>
              <table:table-cell office:value-type="float" office:value="63000">
                <text:p>63000</text:p>
              </table:table-cell>
              <table:table-cell office:value-type="float" office:value="0.945351">
                <text:p>0.945351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0.944049">
                <text:p>0.944049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0.941987">
                <text:p>0.941987</text:p>
              </table:table-cell>
            </table:table-row>
            <table:table-row>
              <table:table-cell office:value-type="float" office:value="66000">
                <text:p>66000</text:p>
              </table:table-cell>
              <table:table-cell office:value-type="float" office:value="0.93917">
                <text:p>0.93917</text:p>
              </table:table-cell>
            </table:table-row>
            <table:table-row>
              <table:table-cell office:value-type="float" office:value="67000">
                <text:p>67000</text:p>
              </table:table-cell>
              <table:table-cell office:value-type="float" office:value="0.939751">
                <text:p>0.939751</text:p>
              </table:table-cell>
            </table:table-row>
            <table:table-row>
              <table:table-cell office:value-type="float" office:value="68000">
                <text:p>68000</text:p>
              </table:table-cell>
              <table:table-cell office:value-type="float" office:value="0.945928">
                <text:p>0.945928</text:p>
              </table:table-cell>
            </table:table-row>
            <table:table-row>
              <table:table-cell office:value-type="float" office:value="69000">
                <text:p>69000</text:p>
              </table:table-cell>
              <table:table-cell office:value-type="float" office:value="0.946742">
                <text:p>0.946742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0.945358">
                <text:p>0.945358</text:p>
              </table:table-cell>
            </table:table-row>
            <table:table-row>
              <table:table-cell office:value-type="float" office:value="71000">
                <text:p>71000</text:p>
              </table:table-cell>
              <table:table-cell office:value-type="float" office:value="0.951001">
                <text:p>0.951001</text:p>
              </table:table-cell>
            </table:table-row>
            <table:table-row>
              <table:table-cell office:value-type="float" office:value="72000">
                <text:p>72000</text:p>
              </table:table-cell>
              <table:table-cell office:value-type="float" office:value="0.953264">
                <text:p>0.953264</text:p>
              </table:table-cell>
            </table:table-row>
            <table:table-row>
              <table:table-cell office:value-type="float" office:value="73000">
                <text:p>73000</text:p>
              </table:table-cell>
              <table:table-cell office:value-type="float" office:value="0.95782">
                <text:p>0.95782</text:p>
              </table:table-cell>
            </table:table-row>
            <table:table-row>
              <table:table-cell office:value-type="float" office:value="74000">
                <text:p>74000</text:p>
              </table:table-cell>
              <table:table-cell office:value-type="float" office:value="0.957444">
                <text:p>0.957444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0.960038">
                <text:p>0.960038</text:p>
              </table:table-cell>
            </table:table-row>
            <table:table-row>
              <table:table-cell office:value-type="float" office:value="76000">
                <text:p>76000</text:p>
              </table:table-cell>
              <table:table-cell office:value-type="float" office:value="0.961931">
                <text:p>0.961931</text:p>
              </table:table-cell>
            </table:table-row>
            <table:table-row>
              <table:table-cell office:value-type="float" office:value="77000">
                <text:p>77000</text:p>
              </table:table-cell>
              <table:table-cell office:value-type="float" office:value="0.96162">
                <text:p>0.96162</text:p>
              </table:table-cell>
            </table:table-row>
            <table:table-row>
              <table:table-cell office:value-type="float" office:value="78000">
                <text:p>78000</text:p>
              </table:table-cell>
              <table:table-cell office:value-type="float" office:value="0.961113">
                <text:p>0.961113</text:p>
              </table:table-cell>
            </table:table-row>
            <table:table-row>
              <table:table-cell office:value-type="float" office:value="79000">
                <text:p>79000</text:p>
              </table:table-cell>
              <table:table-cell office:value-type="float" office:value="0.963047">
                <text:p>0.963047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964909">
                <text:p>0.964909</text:p>
              </table:table-cell>
            </table:table-row>
            <table:table-row>
              <table:table-cell office:value-type="float" office:value="81000">
                <text:p>81000</text:p>
              </table:table-cell>
              <table:table-cell office:value-type="float" office:value="0.961614">
                <text:p>0.961614</text:p>
              </table:table-cell>
            </table:table-row>
            <table:table-row>
              <table:table-cell office:value-type="float" office:value="82000">
                <text:p>82000</text:p>
              </table:table-cell>
              <table:table-cell office:value-type="float" office:value="0.960279">
                <text:p>0.960279</text:p>
              </table:table-cell>
            </table:table-row>
            <table:table-row>
              <table:table-cell office:value-type="float" office:value="83000">
                <text:p>83000</text:p>
              </table:table-cell>
              <table:table-cell office:value-type="float" office:value="0.961335">
                <text:p>0.961335</text:p>
              </table:table-cell>
            </table:table-row>
            <table:table-row>
              <table:table-cell office:value-type="float" office:value="84000">
                <text:p>84000</text:p>
              </table:table-cell>
              <table:table-cell office:value-type="float" office:value="0.960652">
                <text:p>0.960652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0.961892">
                <text:p>0.961892</text:p>
              </table:table-cell>
            </table:table-row>
            <table:table-row>
              <table:table-cell office:value-type="float" office:value="86000">
                <text:p>86000</text:p>
              </table:table-cell>
              <table:table-cell office:value-type="float" office:value="0.958847">
                <text:p>0.958847</text:p>
              </table:table-cell>
            </table:table-row>
            <table:table-row>
              <table:table-cell office:value-type="float" office:value="87000">
                <text:p>87000</text:p>
              </table:table-cell>
              <table:table-cell office:value-type="float" office:value="0.957642">
                <text:p>0.957642</text:p>
              </table:table-cell>
            </table:table-row>
            <table:table-row>
              <table:table-cell office:value-type="float" office:value="88000">
                <text:p>88000</text:p>
              </table:table-cell>
              <table:table-cell office:value-type="float" office:value="0.955784">
                <text:p>0.955784</text:p>
              </table:table-cell>
            </table:table-row>
            <table:table-row>
              <table:table-cell office:value-type="float" office:value="89000">
                <text:p>89000</text:p>
              </table:table-cell>
              <table:table-cell office:value-type="float" office:value="0.9577">
                <text:p>0.9577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0.959855">
                <text:p>0.959855</text:p>
              </table:table-cell>
            </table:table-row>
            <table:table-row>
              <table:table-cell office:value-type="float" office:value="91000">
                <text:p>91000</text:p>
              </table:table-cell>
              <table:table-cell office:value-type="float" office:value="0.961658">
                <text:p>0.961658</text:p>
              </table:table-cell>
            </table:table-row>
            <table:table-row>
              <table:table-cell office:value-type="float" office:value="92000">
                <text:p>92000</text:p>
              </table:table-cell>
              <table:table-cell office:value-type="float" office:value="0.965247">
                <text:p>0.965247</text:p>
              </table:table-cell>
            </table:table-row>
            <table:table-row>
              <table:table-cell office:value-type="float" office:value="93000">
                <text:p>93000</text:p>
              </table:table-cell>
              <table:table-cell office:value-type="float" office:value="0.964116">
                <text:p>0.964116</text:p>
              </table:table-cell>
            </table:table-row>
            <table:table-row>
              <table:table-cell office:value-type="float" office:value="94000">
                <text:p>94000</text:p>
              </table:table-cell>
              <table:table-cell office:value-type="float" office:value="0.966433">
                <text:p>0.966433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0.96525">
                <text:p>0.96525</text:p>
              </table:table-cell>
            </table:table-row>
            <table:table-row>
              <table:table-cell office:value-type="float" office:value="96000">
                <text:p>96000</text:p>
              </table:table-cell>
              <table:table-cell office:value-type="float" office:value="0.966633">
                <text:p>0.966633</text:p>
              </table:table-cell>
            </table:table-row>
            <table:table-row>
              <table:table-cell office:value-type="float" office:value="97000">
                <text:p>97000</text:p>
              </table:table-cell>
              <table:table-cell office:value-type="float" office:value="0.970729">
                <text:p>0.970729</text:p>
              </table:table-cell>
            </table:table-row>
            <table:table-row>
              <table:table-cell office:value-type="float" office:value="98000">
                <text:p>98000</text:p>
              </table:table-cell>
              <table:table-cell office:value-type="float" office:value="0.969396">
                <text:p>0.969396</text:p>
              </table:table-cell>
            </table:table-row>
            <table:table-row>
              <table:table-cell office:value-type="float" office:value="99000">
                <text:p>99000</text:p>
              </table:table-cell>
              <table:table-cell office:value-type="float" office:value="0.972674">
                <text:p>0.97267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973066">
                <text:p>0.973066</text:p>
              </table:table-cell>
            </table:table-row>
            <table:table-row>
              <table:table-cell office:value-type="float" office:value="101000">
                <text:p>101000</text:p>
              </table:table-cell>
              <table:table-cell office:value-type="float" office:value="0.972145">
                <text:p>0.972145</text:p>
              </table:table-cell>
            </table:table-row>
            <table:table-row>
              <table:table-cell office:value-type="float" office:value="102000">
                <text:p>102000</text:p>
              </table:table-cell>
              <table:table-cell office:value-type="float" office:value="0.972046">
                <text:p>0.97204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593cm" svg:y="0.316cm" chart:style-name="ch2">
          <text:p>K=9 : AVG(K)</text:p>
        </chart:title>
        <chart:plot-area chart:style-name="ch3" table:cell-range-address="Sheet1.BA2:Sheet1.BB84" chart:data-source-has-labels="column" svg:x="1.33cm" svg:y="1.301cm" svg:width="14.349cm" svg:height="6.544cm">
          <chartooo:coordinate-region svg:x="2.057cm" svg:y="1.5cm" svg:width="13.622cm" svg:height="5.159cm"/>
          <chart:axis chart:dimension="x" chart:name="primary-x" chart:style-name="ch4" chartooo:axis-type="auto">
            <chartooo:date-scale/>
            <chart:title svg:x="6.793cm" svg:y="8.025cm" chart:style-name="ch5">
              <text:p>Αριθμός Επαναλήψεων</text:p>
            </chart:title>
            <chart:categories table:cell-range-address="Sheet1.BA2:Sheet1.BA84"/>
          </chart:axis>
          <chart:axis chart:dimension="y" chart:name="primary-y" chart:style-name="ch4">
            <chart:title svg:x="0.451cm" svg:y="6.35cm" chart:style-name="ch6">
              <text:p>Μέσος Αριθμός Πελατών</text:p>
            </chart:title>
            <chart:grid chart:style-name="ch7" chart:class="major"/>
          </chart:axis>
          <chart:series chart:style-name="ch8" chart:values-cell-range-address="Sheet1.BB2:Sheet1.BB84" chart:class="chart:line">
            <chart:data-point chart:repeated="8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BA2:Sheet1.BA84</svg:desc>
                </draw:g>
              </table:table-cell>
              <table:table-cell office:value-type="float" office:value="0">
                <text:p>0</text:p>
                <draw:g>
                  <svg:desc>Sheet1.BB2:Sheet1.BB84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215569">
                <text:p>1.21556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.0998">
                <text:p>1.099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.007989">
                <text:p>1.00798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.012987">
                <text:p>1.01298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.023191">
                <text:p>1.02319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.070976">
                <text:p>1.070976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.073958">
                <text:p>1.07395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.047738">
                <text:p>1.04773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.070191">
                <text:p>1.07019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071957">
                <text:p>1.071957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.121548">
                <text:p>1.121548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.158123">
                <text:p>1.158123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.156423">
                <text:p>1.156423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.1504">
                <text:p>1.1504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.150619">
                <text:p>1.150619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.172784">
                <text:p>1.172784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1.176809">
                <text:p>1.176809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1.176582">
                <text:p>1.176582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1.166982">
                <text:p>1.16698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.155513">
                <text:p>1.155513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1.145657">
                <text:p>1.145657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1.131608">
                <text:p>1.131608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1.125087">
                <text:p>1.125087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1.108993">
                <text:p>1.108993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.108544">
                <text:p>1.108544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1.114894">
                <text:p>1.114894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1.107608">
                <text:p>1.107608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1.094705">
                <text:p>1.094705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1.088416">
                <text:p>1.088416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.081074">
                <text:p>1.081074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1.081867">
                <text:p>1.081867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1.081751">
                <text:p>1.081751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1.071165">
                <text:p>1.071165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1.072655">
                <text:p>1.072655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1.068757">
                <text:p>1.068757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1.059905">
                <text:p>1.059905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1.053371">
                <text:p>1.053371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1.049918">
                <text:p>1.049918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1.044178">
                <text:p>1.044178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.035829">
                <text:p>1.035829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1.039339">
                <text:p>1.039339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1.034742">
                <text:p>1.03474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.031889">
                <text:p>1.031889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.02644">
                <text:p>1.02644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1.027941">
                <text:p>1.027941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1.030332">
                <text:p>1.030332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1.033854">
                <text:p>1.033854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1.032732">
                <text:p>1.032732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1.033533">
                <text:p>1.03353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.032263">
                <text:p>1.032263</text:p>
              </table:table-cell>
            </table:table-row>
            <table:table-row>
              <table:table-cell office:value-type="float" office:value="51000">
                <text:p>51000</text:p>
              </table:table-cell>
              <table:table-cell office:value-type="float" office:value="1.026731">
                <text:p>1.026731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1.021605">
                <text:p>1.021605</text:p>
              </table:table-cell>
            </table:table-row>
            <table:table-row>
              <table:table-cell office:value-type="float" office:value="53000">
                <text:p>53000</text:p>
              </table:table-cell>
              <table:table-cell office:value-type="float" office:value="1.018708">
                <text:p>1.018708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1.0241">
                <text:p>1.0241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1.026568">
                <text:p>1.026568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1.027809">
                <text:p>1.027809</text:p>
              </table:table-cell>
            </table:table-row>
            <table:table-row>
              <table:table-cell office:value-type="float" office:value="57000">
                <text:p>57000</text:p>
              </table:table-cell>
              <table:table-cell office:value-type="float" office:value="1.025391">
                <text:p>1.025391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1.027228">
                <text:p>1.027228</text:p>
              </table:table-cell>
            </table:table-row>
            <table:table-row>
              <table:table-cell office:value-type="float" office:value="59000">
                <text:p>59000</text:p>
              </table:table-cell>
              <table:table-cell office:value-type="float" office:value="1.030528">
                <text:p>1.030528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1.030885">
                <text:p>1.030885</text:p>
              </table:table-cell>
            </table:table-row>
            <table:table-row>
              <table:table-cell office:value-type="float" office:value="61000">
                <text:p>61000</text:p>
              </table:table-cell>
              <table:table-cell office:value-type="float" office:value="1.029167">
                <text:p>1.029167</text:p>
              </table:table-cell>
            </table:table-row>
            <table:table-row>
              <table:table-cell office:value-type="float" office:value="62000">
                <text:p>62000</text:p>
              </table:table-cell>
              <table:table-cell office:value-type="float" office:value="1.028534">
                <text:p>1.028534</text:p>
              </table:table-cell>
            </table:table-row>
            <table:table-row>
              <table:table-cell office:value-type="float" office:value="63000">
                <text:p>63000</text:p>
              </table:table-cell>
              <table:table-cell office:value-type="float" office:value="1.029129">
                <text:p>1.029129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1.029986">
                <text:p>1.029986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1.026296">
                <text:p>1.026296</text:p>
              </table:table-cell>
            </table:table-row>
            <table:table-row>
              <table:table-cell office:value-type="float" office:value="66000">
                <text:p>66000</text:p>
              </table:table-cell>
              <table:table-cell office:value-type="float" office:value="1.028049">
                <text:p>1.028049</text:p>
              </table:table-cell>
            </table:table-row>
            <table:table-row>
              <table:table-cell office:value-type="float" office:value="67000">
                <text:p>67000</text:p>
              </table:table-cell>
              <table:table-cell office:value-type="float" office:value="1.023989">
                <text:p>1.023989</text:p>
              </table:table-cell>
            </table:table-row>
            <table:table-row>
              <table:table-cell office:value-type="float" office:value="68000">
                <text:p>68000</text:p>
              </table:table-cell>
              <table:table-cell office:value-type="float" office:value="1.028163">
                <text:p>1.028163</text:p>
              </table:table-cell>
            </table:table-row>
            <table:table-row>
              <table:table-cell office:value-type="float" office:value="69000">
                <text:p>69000</text:p>
              </table:table-cell>
              <table:table-cell office:value-type="float" office:value="1.028451">
                <text:p>1.028451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.027588">
                <text:p>1.027588</text:p>
              </table:table-cell>
            </table:table-row>
            <table:table-row>
              <table:table-cell office:value-type="float" office:value="71000">
                <text:p>71000</text:p>
              </table:table-cell>
              <table:table-cell office:value-type="float" office:value="1.030972">
                <text:p>1.030972</text:p>
              </table:table-cell>
            </table:table-row>
            <table:table-row>
              <table:table-cell office:value-type="float" office:value="72000">
                <text:p>72000</text:p>
              </table:table-cell>
              <table:table-cell office:value-type="float" office:value="1.028349">
                <text:p>1.028349</text:p>
              </table:table-cell>
            </table:table-row>
            <table:table-row>
              <table:table-cell office:value-type="float" office:value="73000">
                <text:p>73000</text:p>
              </table:table-cell>
              <table:table-cell office:value-type="float" office:value="1.027441">
                <text:p>1.027441</text:p>
              </table:table-cell>
            </table:table-row>
            <table:table-row>
              <table:table-cell office:value-type="float" office:value="74000">
                <text:p>74000</text:p>
              </table:table-cell>
              <table:table-cell office:value-type="float" office:value="1.025233">
                <text:p>1.025233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1.027776">
                <text:p>1.027776</text:p>
              </table:table-cell>
            </table:table-row>
            <table:table-row>
              <table:table-cell office:value-type="float" office:value="76000">
                <text:p>76000</text:p>
              </table:table-cell>
              <table:table-cell office:value-type="float" office:value="1.024333">
                <text:p>1.024333</text:p>
              </table:table-cell>
            </table:table-row>
            <table:table-row>
              <table:table-cell office:value-type="float" office:value="77000">
                <text:p>77000</text:p>
              </table:table-cell>
              <table:table-cell office:value-type="float" office:value="1.025419">
                <text:p>1.025419</text:p>
              </table:table-cell>
            </table:table-row>
            <table:table-row>
              <table:table-cell office:value-type="float" office:value="78000">
                <text:p>78000</text:p>
              </table:table-cell>
              <table:table-cell office:value-type="float" office:value="1.020197">
                <text:p>1.020197</text:p>
              </table:table-cell>
            </table:table-row>
            <table:table-row>
              <table:table-cell office:value-type="float" office:value="79000">
                <text:p>79000</text:p>
              </table:table-cell>
              <table:table-cell office:value-type="float" office:value="1.018878">
                <text:p>1.018878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.016944">
                <text:p>1.016944</text:p>
              </table:table-cell>
            </table:table-row>
            <table:table-row>
              <table:table-cell office:value-type="float" office:value="81000">
                <text:p>81000</text:p>
              </table:table-cell>
              <table:table-cell office:value-type="float" office:value="1.016266">
                <text:p>1.016266</text:p>
              </table:table-cell>
            </table:table-row>
            <table:table-row>
              <table:table-cell office:value-type="float" office:value="82000">
                <text:p>82000</text:p>
              </table:table-cell>
              <table:table-cell office:value-type="float" office:value="1.016189">
                <text:p>1.01618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